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Mangal1" svg:font-family="Mangal"/>
    <style:font-face style:name="OpenSymbol" svg:font-family="OpenSymbol"/>
    <style:font-face style:name="PT Sans" svg:font-family="'PT San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82cm" fo:widows="1" fo:text-indent="0cm" style:auto-text-indent="false"/>
    </style:style>
    <style:style style:name="P2" style:family="paragraph" style:parent-style-name="Text_20_body">
      <style:paragraph-properties fo:margin-left="0cm" fo:margin-right="0cm" fo:margin-top="0cm" fo:margin-bottom="0cm" style:line-height-at-least="0.582cm" fo:widows="1" fo:text-indent="0cm" style:auto-text-indent="false" fo:padding="0cm" fo:border="none"/>
    </style:style>
    <style:style style:name="P3" style:family="paragraph" style:parent-style-name="Heading_20_4">
      <style:paragraph-properties fo:margin-left="0cm" fo:margin-right="0cm" fo:margin-top="0cm" fo:margin-bottom="0cm" style:line-height-at-least="0.529cm" fo:widows="1" fo:text-indent="0cm" style:auto-text-indent="false" fo:padding="0cm" fo:border="none"/>
    </style:style>
    <style:style style:name="P4" style:family="paragraph" style:parent-style-name="Heading_20_2">
      <style:paragraph-properties fo:margin-left="0cm" fo:margin-right="0cm" fo:margin-top="0cm" fo:margin-bottom="0cm" style:line-height-at-least="0.9cm" fo:widows="1" fo:text-indent="0cm" style:auto-text-indent="false" fo:padding="0cm" fo:border="none"/>
    </style:style>
    <style:style style:name="P5" style:family="paragraph" style:parent-style-name="Preformatted_20_Text">
      <style:paragraph-properties fo:margin-left="0cm" fo:margin-right="0cm" fo:margin-top="0cm" fo:margin-bottom="0cm" style:line-height-at-least="0.582cm" fo:widows="1" fo:text-indent="0cm" style:auto-text-indent="false" fo:padding="0cm" fo:border="none"/>
    </style:style>
    <style:style style:name="P6" style:family="paragraph" style:parent-style-name="Heading_20_2">
      <style:paragraph-properties fo:margin-left="0cm" fo:margin-right="0cm" fo:margin-top="0cm" fo:margin-bottom="0cm" style:line-height-at-least="0.9cm" fo:widows="1" fo:text-indent="0cm" style:auto-text-indent="false"/>
    </style:style>
    <style:style style:name="P7" style:family="paragraph" style:parent-style-name="Preformatted_20_Text">
      <style:paragraph-properties fo:margin-top="0cm" fo:margin-bottom="0.423cm" style:line-height-at-least="0.582cm" fo:widows="1" fo:padding="0cm" fo:border="none"/>
      <style:text-properties fo:font-size="12pt"/>
    </style:style>
    <style:style style:name="P8" style:family="paragraph" style:parent-style-name="Preformatted_20_Text">
      <style:paragraph-properties fo:margin-top="0cm" fo:margin-bottom="0cm" style:line-height-at-least="0.582cm" fo:widows="1" fo:padding="0cm" fo:border="none"/>
    </style:style>
    <style:style style:name="P9" style:family="paragraph" style:parent-style-name="Standard">
      <style:text-properties fo:font-size="11pt" style:font-size-asian="11pt" style:font-size-complex="11pt"/>
    </style:style>
    <style:style style:name="P10" style:family="paragraph" style:parent-style-name="Heading_20_4">
      <style:paragraph-properties fo:margin-left="0cm" fo:margin-right="0cm" fo:margin-top="0.265cm" fo:margin-bottom="0cm" style:line-height-at-least="0.529cm" fo:widows="1" fo:text-indent="0cm" style:auto-text-indent="false" fo:padding="0cm" fo:border="none"/>
      <style:text-properties fo:font-variant="normal" fo:text-transform="none" fo:color="#ffffff" style:font-name="PT Sans" fo:font-size="11pt" fo:letter-spacing="normal" fo:font-style="normal" fo:font-weight="bold" style:font-size-asian="11pt" style:font-size-complex="11pt"/>
    </style:style>
    <style:style style:name="P11" style:family="paragraph" style:parent-style-name="Heading_20_2">
      <style:paragraph-properties fo:margin-left="0cm" fo:margin-right="0cm" fo:margin-top="0cm" fo:margin-bottom="0cm" style:line-height-at-least="0.9cm" fo:widows="1" fo:text-indent="0cm" style:auto-text-indent="false"/>
      <style:text-properties fo:font-variant="normal" fo:text-transform="none" fo:color="#444444" style:font-name="PT Sans" fo:font-size="11pt" fo:letter-spacing="normal" fo:font-style="normal" fo:font-weight="bold" style:font-size-asian="11pt" style:font-size-complex="11pt"/>
    </style:style>
    <style:style style:name="P12" style:family="paragraph" style:parent-style-name="Heading_20_2">
      <style:paragraph-properties fo:margin-left="0cm" fo:margin-right="0cm" fo:margin-top="0cm" fo:margin-bottom="0cm" style:line-height-at-least="0.9cm" fo:widows="1" fo:text-indent="0cm" style:auto-text-indent="false"/>
      <style:text-properties fo:font-variant="normal" fo:text-transform="none" fo:color="#444444" style:font-name="PT Sans" fo:font-size="11pt" fo:letter-spacing="normal" fo:font-style="normal" fo:font-weight="bold" style:font-size-asian="11pt" style:font-weight-asian="bold" style:font-size-complex="11pt" style:font-weight-complex="bold"/>
    </style:style>
    <style:style style:name="P13" style:family="paragraph" style:parent-style-name="Heading_20_2">
      <style:paragraph-properties fo:margin-left="0cm" fo:margin-right="0cm" fo:margin-top="0cm" fo:margin-bottom="0cm" style:line-height-at-least="0.9cm" fo:widows="1" fo:text-indent="0cm" style:auto-text-indent="false"/>
    </style:style>
    <style:style style:name="P14" style:family="paragraph" style:parent-style-name="Heading_20_1">
      <style:paragraph-properties fo:margin-left="0cm" fo:margin-right="0cm" fo:margin-top="0cm" fo:margin-bottom="0.423cm" style:line-height-at-least="0.582cm" fo:widows="1" fo:text-indent="0cm" style:auto-text-indent="false"/>
      <style:text-properties fo:font-variant="normal" fo:text-transform="none" fo:color="#444444" style:font-name="PT Sans" fo:font-size="11pt" fo:letter-spacing="normal" fo:font-style="normal" fo:font-weight="bold" style:font-size-asian="11pt" style:font-size-complex="11pt"/>
    </style:style>
    <style:style style:name="P15" style:family="paragraph" style:parent-style-name="Heading_20_1">
      <style:paragraph-properties fo:margin-left="0cm" fo:margin-right="0cm" fo:margin-top="0cm" fo:margin-bottom="0.423cm" style:line-height-at-least="0.582cm" fo:widows="1" fo:text-indent="0cm" style:auto-text-indent="false"/>
      <style:text-properties fo:font-variant="normal" fo:text-transform="none" fo:color="#444444" style:font-name="PT Sans" fo:font-size="11pt" fo:letter-spacing="normal" fo:font-style="normal" fo:font-weight="bold" style:font-size-asian="11pt" style:font-weight-asian="bold" style:font-size-complex="11pt" style:font-weight-complex="bold"/>
    </style:style>
    <style:style style:name="P16" style:family="paragraph" style:parent-style-name="Heading_20_1">
      <style:paragraph-properties fo:margin-left="0cm" fo:margin-right="0cm" fo:margin-top="0cm" fo:margin-bottom="0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17" style:family="paragraph" style:parent-style-name="Heading_20_1">
      <style:paragraph-properties fo:margin-left="0cm" fo:margin-right="0cm" fo:margin-top="0cm" fo:margin-bottom="0cm" style:line-height-at-least="0.582cm" fo:widows="1" fo:text-indent="0cm" style:auto-text-indent="false" fo:padding="0cm" fo:border="none"/>
      <style:text-properties fo:font-variant="normal" fo:text-transform="none" fo:color="#444444" style:font-name="PT Sans" fo:font-size="11pt" fo:letter-spacing="normal" fo:font-style="normal" fo:font-weight="bold" style:font-size-asian="11pt" style:font-weight-asian="bold" style:font-size-complex="11pt" style:font-weight-complex="bold"/>
    </style:style>
    <style:style style:name="P18" style:family="paragraph" style:parent-style-name="Heading_20_1">
      <style:paragraph-properties fo:margin-left="0cm" fo:margin-right="0cm" fo:margin-top="0cm" fo:margin-bottom="0cm" style:line-height-at-least="0.582cm" fo:widows="1" fo:text-indent="0cm" style:auto-text-indent="false" fo:padding="0cm" fo:border="none"/>
      <style:text-properties fo:font-size="11pt" style:font-size-asian="11pt" style:font-size-complex="11pt"/>
    </style:style>
    <style:style style:name="P19" style:family="paragraph" style:parent-style-name="Heading_20_1">
      <style:paragraph-properties fo:margin-left="0cm" fo:margin-right="0cm" fo:margin-top="0cm" fo:margin-bottom="0cm" style:line-height-at-least="0.582cm" fo:widows="1" fo:text-indent="0cm" style:auto-text-indent="false"/>
      <style:text-properties fo:font-variant="normal" fo:text-transform="none" fo:color="#444444" style:font-name="PT Sans" fo:font-size="11pt" fo:letter-spacing="normal" fo:font-style="normal" fo:font-weight="normal" style:font-size-asian="11pt" style:font-size-complex="11pt"/>
    </style:style>
    <style:style style:name="P20" style:family="paragraph" style:parent-style-name="Heading_20_1">
      <style:text-properties fo:font-variant="normal" fo:text-transform="none" fo:color="#444444" style:font-name="PT Sans" fo:font-size="11pt" fo:letter-spacing="normal" fo:font-style="normal" fo:font-weight="bold" style:font-size-asian="11pt" style:font-size-complex="11pt"/>
    </style:style>
    <style:style style:name="P21" style:family="paragraph" style:parent-style-name="Heading_20_3">
      <style:paragraph-properties fo:margin-left="0cm" fo:margin-right="0cm" fo:margin-top="0.847cm" fo:margin-bottom="0.212cm" style:line-height-at-least="0.847cm" fo:widows="1" fo:text-indent="0cm" style:auto-text-indent="false"/>
      <style:text-properties fo:font-variant="normal" fo:text-transform="none" fo:color="#444444" style:font-name="PT Sans" fo:font-size="11pt" fo:letter-spacing="normal" fo:font-style="normal" fo:font-weight="bold" style:font-size-asian="11pt" style:font-size-complex="11pt"/>
    </style:style>
    <style:style style:name="P22" style:family="paragraph" style:parent-style-name="Preformatted_20_Text">
      <style:paragraph-properties fo:margin-top="0cm" fo:margin-bottom="0.423cm" style:line-height-at-least="0.582cm" fo:widows="1" fo:padding="0cm" fo:border="none"/>
      <style:text-properties fo:font-variant="normal" fo:text-transform="none" fo:color="#444444" style:font-name="Consolas" fo:font-size="11pt" fo:letter-spacing="normal" fo:font-style="normal" fo:font-weight="normal" style:font-size-asian="11pt" style:font-size-complex="11pt"/>
    </style:style>
    <style:style style:name="P23" style:family="paragraph" style:parent-style-name="Preformatted_20_Text">
      <style:paragraph-properties fo:margin-top="0cm" fo:margin-bottom="0.423cm" style:line-height-at-least="0.582cm" fo:widows="1" fo:padding="0cm" fo:border="none"/>
      <style:text-properties fo:font-variant="normal" fo:text-transform="none" fo:color="#444444" style:font-name="PT Sans" fo:font-size="11pt" fo:letter-spacing="normal" fo:font-style="normal" fo:font-weight="bold" style:font-size-asian="11pt" style:font-size-complex="11pt"/>
    </style:style>
    <style:style style:name="P24" style:family="paragraph" style:parent-style-name="Preformatted_20_Text">
      <style:paragraph-properties fo:margin-top="0cm" fo:margin-bottom="0.423cm" style:line-height-at-least="0.582cm" fo:widows="1" fo:padding="0cm" fo:border="none"/>
      <style:text-properties fo:font-variant="normal" fo:text-transform="none" fo:color="#444444" fo:font-size="11pt" fo:letter-spacing="normal" style:font-size-asian="11pt" style:font-size-complex="11pt"/>
    </style:style>
    <style:style style:name="P25" style:family="paragraph" style:parent-style-name="Preformatted_20_Text">
      <style:paragraph-properties fo:margin-top="0cm" fo:margin-bottom="0.423cm" style:line-height-at-least="0.582cm" fo:widows="1" fo:padding="0cm" fo:border="none"/>
      <style:text-properties fo:font-size="11pt" style:font-size-asian="11pt" style:font-size-complex="11pt"/>
    </style:style>
    <style:style style:name="P26" style:family="paragraph" style:parent-style-name="Preformatted_20_Text">
      <style:paragraph-properties fo:margin-left="0cm" fo:margin-right="0cm" fo:margin-top="0cm" fo:margin-bottom="0.423cm" style:line-height-at-least="0.582cm" fo:widows="1" fo:text-indent="0cm" style:auto-text-indent="false" fo:padding="0cm" fo:border="none"/>
      <style:text-properties fo:font-variant="normal" fo:text-transform="none" fo:color="#444444" style:font-name="Consolas" fo:font-size="11pt" fo:letter-spacing="normal" fo:font-style="normal" fo:font-weight="normal" style:font-size-asian="11pt" style:font-size-complex="11pt"/>
    </style:style>
    <style:style style:name="P27" style:family="paragraph" style:parent-style-name="Text_20_body" style:list-style-name="L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28" style:family="paragraph" style:parent-style-name="Text_20_body" style:list-style-name="L2">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29" style:family="paragraph" style:parent-style-name="Text_20_body" style:list-style-name="L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0" style:family="paragraph" style:parent-style-name="Text_20_body" style:list-style-name="L4">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1" style:family="paragraph" style:parent-style-name="Text_20_body" style:list-style-name="L5">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2" style:family="paragraph" style:parent-style-name="Text_20_body" style:list-style-name="L6">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3" style:family="paragraph" style:parent-style-name="Text_20_body" style:list-style-name="L7">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4" style:family="paragraph" style:parent-style-name="Text_20_body" style:list-style-name="L8">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5" style:family="paragraph" style:parent-style-name="Text_20_body" style:list-style-name="L9">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6" style:family="paragraph" style:parent-style-name="Text_20_body" style:list-style-name="L1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7" style:family="paragraph" style:parent-style-name="Text_20_body" style:list-style-name="L12">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8" style:family="paragraph" style:parent-style-name="Text_20_body" style:list-style-name="L1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39" style:family="paragraph" style:parent-style-name="Text_20_body" style:list-style-name="L14">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0" style:family="paragraph" style:parent-style-name="Text_20_body" style:list-style-name="L15">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1" style:family="paragraph" style:parent-style-name="Text_20_body" style:list-style-name="L16">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2" style:family="paragraph" style:parent-style-name="Text_20_body" style:list-style-name="L17">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3" style:family="paragraph" style:parent-style-name="Text_20_body" style:list-style-name="L18">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4" style:family="paragraph" style:parent-style-name="Text_20_body" style:list-style-name="L19">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5" style:family="paragraph" style:parent-style-name="Text_20_body" style:list-style-name="L20">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6" style:family="paragraph" style:parent-style-name="Text_20_body" style:list-style-name="L2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7" style:family="paragraph" style:parent-style-name="Text_20_body" style:list-style-name="L2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8" style:family="paragraph" style:parent-style-name="Text_20_body" style:list-style-name="L25">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49" style:family="paragraph" style:parent-style-name="Text_20_body" style:list-style-name="L26">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0" style:family="paragraph" style:parent-style-name="Text_20_body" style:list-style-name="L27">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1" style:family="paragraph" style:parent-style-name="Text_20_body" style:list-style-name="L28">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2" style:family="paragraph" style:parent-style-name="Text_20_body" style:list-style-name="L29">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3" style:family="paragraph" style:parent-style-name="Text_20_body" style:list-style-name="L30">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4" style:family="paragraph" style:parent-style-name="Text_20_body" style:list-style-name="L3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5" style:family="paragraph" style:parent-style-name="Text_20_body" style:list-style-name="L32">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6" style:family="paragraph" style:parent-style-name="Text_20_body" style:list-style-name="L3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7" style:family="paragraph" style:parent-style-name="Text_20_body" style:list-style-name="L34">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8" style:family="paragraph" style:parent-style-name="Text_20_body" style:list-style-name="L35">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59" style:family="paragraph" style:parent-style-name="Text_20_body" style:list-style-name="L36">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0" style:family="paragraph" style:parent-style-name="Text_20_body" style:list-style-name="L37">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1" style:family="paragraph" style:parent-style-name="Text_20_body" style:list-style-name="L38">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2" style:family="paragraph" style:parent-style-name="Text_20_body" style:list-style-name="L39">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3" style:family="paragraph" style:parent-style-name="Text_20_body" style:list-style-name="L40">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4" style:family="paragraph" style:parent-style-name="Text_20_body" style:list-style-name="L4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5" style:family="paragraph" style:parent-style-name="Text_20_body" style:list-style-name="L42">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6" style:family="paragraph" style:parent-style-name="Text_20_body" style:list-style-name="L4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7" style:family="paragraph" style:parent-style-name="Text_20_body" style:list-style-name="L44">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8" style:family="paragraph" style:parent-style-name="Text_20_body" style:list-style-name="L45">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69" style:family="paragraph" style:parent-style-name="Text_20_body" style:list-style-name="L47">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0" style:family="paragraph" style:parent-style-name="Text_20_body" style:list-style-name="L48">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1" style:family="paragraph" style:parent-style-name="Text_20_body" style:list-style-name="L49">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2" style:family="paragraph" style:parent-style-name="Text_20_body" style:list-style-name="L50">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3" style:family="paragraph" style:parent-style-name="Text_20_body" style:list-style-name="L5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4" style:family="paragraph" style:parent-style-name="Text_20_body" style:list-style-name="L52">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5" style:family="paragraph" style:parent-style-name="Text_20_body" style:list-style-name="L53">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6" style:family="paragraph" style:parent-style-name="Text_20_body" style:list-style-name="L1">
      <style:paragraph-properties fo:margin-left="0cm" fo:margin-right="0cm" fo:margin-top="0.318cm" fo:margin-bottom="0.318cm" style:line-height-at-least="0.582cm" fo:widows="1" fo:text-indent="0cm" style:auto-text-indent="false" fo:padding="0cm" fo:border="none"/>
      <style:text-properties fo:font-variant="normal" fo:text-transform="none" fo:color="#444444" style:font-name="PT Sans" fo:font-size="11pt" fo:letter-spacing="normal" fo:font-style="normal" fo:font-weight="bold" style:font-size-asian="11pt" style:font-size-complex="11pt"/>
    </style:style>
    <style:style style:name="P77" style:family="paragraph" style:parent-style-name="Text_20_body">
      <style:paragraph-properties fo:margin-left="0cm" fo:margin-right="0cm" fo:margin-top="0cm" fo:margin-bottom="0cm" style:line-height-at-least="0.582cm" fo:widows="1" fo:text-indent="0cm" style:auto-text-indent="false" fo:padding="0cm" fo:border="none"/>
      <style:text-properties fo:font-variant="normal" fo:text-transform="none" fo:color="#444444" style:font-name="PT Sans" fo:font-size="11pt" fo:letter-spacing="normal" fo:font-style="normal" fo:font-weight="bold" style:font-size-asian="11pt" style:font-weight-asian="bold" style:font-size-complex="11pt" style:font-weight-complex="bold"/>
    </style:style>
    <style:style style:name="P78" style:family="paragraph" style:parent-style-name="Text_20_body">
      <style:paragraph-properties fo:margin-left="0cm" fo:margin-right="0cm" fo:margin-top="0cm" fo:margin-bottom="0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79" style:family="paragraph" style:parent-style-name="Text_20_body" style:list-style-name="L7">
      <style:paragraph-properties fo:margin-left="0cm" fo:margin-right="0cm" fo:margin-top="0cm" fo:margin-bottom="0cm" style:line-height-at-least="0.582cm" fo:widows="1" fo:text-indent="0cm" style:auto-text-indent="false" fo:padding="0cm" fo:border="none"/>
      <style:text-properties fo:font-variant="normal" fo:text-transform="none" fo:color="#444444" style:font-name="PT Sans" fo:font-size="11pt" fo:letter-spacing="normal" fo:font-style="normal" fo:font-weight="normal" style:font-size-asian="11pt" style:font-size-complex="11pt"/>
    </style:style>
    <style:style style:name="P80" style:family="paragraph" style:parent-style-name="Text_20_body" style:list-style-name="L10">
      <style:paragraph-properties fo:margin-left="0cm" fo:margin-right="0cm" fo:margin-top="0cm" fo:margin-bottom="0cm" style:line-height-at-least="0.582cm" fo:widows="1" fo:text-indent="0cm" style:auto-text-indent="false" fo:padding="0cm" fo:border="none"/>
    </style:style>
    <style:style style:name="P81" style:family="paragraph" style:parent-style-name="Text_20_body" style:list-style-name="L22">
      <style:paragraph-properties fo:margin-left="0cm" fo:margin-right="0cm" fo:margin-top="0cm" fo:margin-bottom="0cm" style:line-height-at-least="0.582cm" fo:widows="1" fo:text-indent="0cm" style:auto-text-indent="false" fo:padding="0cm" fo:border="none"/>
    </style:style>
    <style:style style:name="P82" style:family="paragraph" style:parent-style-name="Text_20_body" style:list-style-name="L24">
      <style:paragraph-properties fo:margin-left="0cm" fo:margin-right="0cm" fo:margin-top="0cm" fo:margin-bottom="0cm" style:line-height-at-least="0.582cm" fo:widows="1" fo:text-indent="0cm" style:auto-text-indent="false" fo:padding="0cm" fo:border="none"/>
    </style:style>
    <style:style style:name="P83" style:family="paragraph" style:parent-style-name="Text_20_body" style:list-style-name="L37">
      <style:paragraph-properties fo:margin-left="0cm" fo:margin-right="0cm" fo:margin-top="0cm" fo:margin-bottom="0cm" style:line-height-at-least="0.582cm" fo:widows="1" fo:text-indent="0cm" style:auto-text-indent="false" fo:padding="0cm" fo:border="none"/>
    </style:style>
    <style:style style:name="P84" style:family="paragraph" style:parent-style-name="Text_20_body" style:list-style-name="L46">
      <style:paragraph-properties fo:margin-left="0cm" fo:margin-right="0cm" fo:margin-top="0cm" fo:margin-bottom="0cm" style:line-height-at-least="0.582cm" fo:widows="1" fo:text-indent="0cm" style:auto-text-indent="false" fo:padding="0cm" fo:border="none"/>
    </style:style>
    <style:style style:name="P85" style:family="paragraph" style:parent-style-name="Text_20_body">
      <style:paragraph-properties fo:margin-left="0cm" fo:margin-right="0cm" fo:margin-top="0cm" fo:margin-bottom="0cm" style:line-height-at-least="0.9cm" fo:widows="1" fo:text-indent="0cm" style:auto-text-indent="false"/>
      <style:text-properties fo:font-variant="normal" fo:text-transform="none" fo:color="#444444" style:font-name="PT Sans" fo:font-size="11pt" fo:letter-spacing="normal" fo:font-style="normal" fo:font-weight="bold" style:font-size-asian="11pt" style:font-size-complex="11pt"/>
    </style:style>
    <style:style style:name="P86" style:family="paragraph" style:parent-style-name="Text_20_body">
      <style:paragraph-properties fo:margin-left="0cm" fo:margin-right="0cm" fo:margin-top="0cm" fo:margin-bottom="0cm" style:line-height-at-least="0.582cm" fo:widows="1" fo:text-indent="0cm" style:auto-text-indent="false"/>
      <style:text-properties fo:font-variant="normal" fo:text-transform="none" fo:color="#444444" style:font-name="PT Sans" fo:font-size="11pt" fo:letter-spacing="normal" fo:font-style="normal" fo:font-weight="normal" style:font-size-asian="11pt" style:font-size-complex="11pt"/>
    </style:style>
    <style:style style:name="P87" style:family="paragraph" style:parent-style-name="Text_20_body">
      <style:paragraph-properties fo:margin-left="0cm" fo:margin-right="0cm" fo:margin-top="0cm" fo:margin-bottom="0cm" style:line-height-at-least="0.582cm" fo:widows="1" fo:text-indent="0cm" style:auto-text-indent="false"/>
      <style:text-properties fo:font-variant="normal" fo:text-transform="none" style:font-name="PT Sans" fo:font-size="11pt" fo:letter-spacing="normal" fo:font-style="normal" fo:font-weight="normal" style:font-size-asian="11pt" style:font-size-complex="11pt"/>
    </style:style>
    <style:style style:name="P88" style:family="paragraph" style:parent-style-name="Text_20_body">
      <style:paragraph-properties fo:margin-left="0cm" fo:margin-right="0cm" fo:margin-top="0cm" fo:margin-bottom="0cm" style:line-height-at-least="0.582cm" fo:widows="1" fo:text-indent="0cm" style:auto-text-indent="false"/>
    </style:style>
    <style:style style:name="P89" style:family="paragraph" style:parent-style-name="Text_20_body">
      <style:paragraph-properties fo:margin-left="0cm" fo:margin-right="0cm" fo:margin-top="0cm" fo:margin-bottom="0.423cm" style:line-height-at-least="0.582cm" fo:widows="1" fo:text-indent="0cm" style:auto-text-indent="false"/>
      <style:text-properties fo:font-variant="normal" fo:text-transform="none" fo:color="#444444" style:font-name="PT Sans" fo:font-size="11pt" fo:letter-spacing="normal" fo:font-style="normal" fo:font-weight="normal" style:font-size-asian="11pt" style:font-size-complex="11pt"/>
    </style:style>
    <style:style style:name="P90" style:family="paragraph" style:parent-style-name="Text_20_body">
      <style:paragraph-properties fo:margin-left="0cm" fo:margin-right="0cm" fo:margin-top="0cm" fo:margin-bottom="0.423cm" style:line-height-at-least="0.582cm" fo:widows="1" fo:text-indent="0cm" style:auto-text-indent="false"/>
      <style:text-properties fo:font-variant="normal" fo:text-transform="none" fo:color="#444444" style:font-name="PT Sans" fo:font-size="11pt" fo:letter-spacing="normal" fo:font-style="normal" fo:font-weight="bold" style:font-size-asian="11pt" style:font-size-complex="11pt"/>
    </style:style>
    <style:style style:name="P91" style:family="paragraph" style:parent-style-name="Text_20_body">
      <style:paragraph-properties fo:margin-left="0cm" fo:margin-right="0cm" fo:margin-top="0cm" fo:margin-bottom="0.423cm" style:line-height-at-least="0.582cm" fo:widows="1" fo:text-indent="0cm" style:auto-text-indent="false"/>
      <style:text-properties fo:font-variant="normal" fo:text-transform="none" fo:color="#444444" fo:font-size="11pt" fo:letter-spacing="normal" style:font-size-asian="11pt" style:font-size-complex="11pt"/>
    </style:style>
    <style:style style:name="P92" style:family="paragraph" style:parent-style-name="Text_20_body">
      <style:paragraph-properties fo:margin-left="0cm" fo:margin-right="0cm" fo:margin-top="0cm" fo:margin-bottom="0.423cm" style:line-height-at-least="0.582cm" fo:widows="1" fo:text-indent="0cm" style:auto-text-indent="false"/>
      <style:text-properties fo:font-size="11pt" style:font-size-asian="11pt" style:font-size-complex="11pt"/>
    </style:style>
    <style:style style:name="T1" style:family="text">
      <style:text-properties style:font-name="PT Sans" fo:font-size="12pt" fo:font-style="normal" fo:font-weight="normal"/>
    </style:style>
    <style:style style:name="T2" style:family="text">
      <style:text-properties style:font-name="PT Sans" fo:font-style="normal" fo:font-weight="normal"/>
    </style:style>
    <style:style style:name="T3" style:family="text">
      <style:text-properties fo:font-variant="normal" fo:text-transform="none" fo:color="#ecf0f1" style:font-name="PT Sans" fo:font-size="24pt" fo:letter-spacing="normal" fo:font-style="normal" fo:font-weight="bold"/>
    </style:style>
    <style:style style:name="T4" style:family="text">
      <style:text-properties fo:font-variant="normal" fo:text-transform="none" fo:color="#ecf0f1" style:font-name="PT Sans" fo:letter-spacing="normal" fo:font-style="normal" fo:font-weight="bold"/>
    </style:style>
    <style:style style:name="T5" style:family="text">
      <style:text-properties fo:font-variant="normal" fo:text-transform="none" fo:color="#ecf0f1" style:font-name="PT Sans" fo:font-size="12pt" fo:letter-spacing="normal" fo:font-style="normal" fo:font-weight="bold" style:font-size-asian="12pt" style:font-size-complex="12pt"/>
    </style:style>
    <style:style style:name="T6" style:family="text">
      <style:text-properties fo:font-variant="normal" fo:text-transform="none" fo:color="#ecf0f1" style:font-name="PT Sans" fo:font-size="10.5pt" fo:letter-spacing="normal" fo:font-style="normal" fo:font-weight="bold" style:font-size-asian="10.5pt" style:font-size-complex="10.5pt"/>
    </style:style>
    <style:style style:name="T7" style:family="text">
      <style:text-properties fo:font-variant="normal" fo:text-transform="none" fo:color="#ecf0f1" style:font-name="PT Sans" fo:font-size="11pt" fo:letter-spacing="normal" fo:font-style="normal" fo:font-weight="bold" style:font-size-asian="11pt" style:font-size-complex="11pt"/>
    </style:style>
    <style:style style:name="T8" style:family="text">
      <style:text-properties fo:font-variant="normal" fo:text-transform="none" fo:color="#444444" style:font-name="PT Sans" fo:font-size="24pt" fo:letter-spacing="normal" fo:font-style="normal" fo:font-weight="bold"/>
    </style:style>
    <style:style style:name="T9" style:family="text">
      <style:text-properties fo:font-variant="normal" fo:text-transform="none" fo:color="#444444" style:font-name="PT Sans" fo:font-size="12pt" fo:letter-spacing="normal" fo:font-style="normal" fo:font-weight="normal"/>
    </style:style>
    <style:style style:name="T10" style:family="text">
      <style:text-properties fo:font-variant="normal" fo:text-transform="none" fo:color="#444444" style:font-name="PT Sans" fo:font-size="12pt" fo:letter-spacing="normal" fo:font-style="normal" fo:font-weight="bold"/>
    </style:style>
    <style:style style:name="T11" style:family="text">
      <style:text-properties fo:font-variant="normal" fo:text-transform="none" fo:color="#444444" style:font-name="PT Sans" fo:font-size="12pt" fo:letter-spacing="normal" fo:font-style="normal" fo:font-weight="bold" style:font-size-asian="12pt" style:font-size-complex="12pt"/>
    </style:style>
    <style:style style:name="T12" style:family="text">
      <style:text-properties fo:font-variant="normal" fo:text-transform="none" fo:color="#444444" style:font-name="PT Sans" fo:letter-spacing="normal" fo:font-style="normal" fo:font-weight="bold"/>
    </style:style>
    <style:style style:name="T13" style:family="text">
      <style:text-properties fo:font-variant="normal" fo:text-transform="none" fo:color="#444444" style:font-name="PT Sans" fo:letter-spacing="normal" fo:font-style="normal" fo:font-weight="normal"/>
    </style:style>
    <style:style style:name="T14" style:family="text">
      <style:text-properties fo:font-variant="normal" fo:text-transform="none" fo:color="#444444" style:font-name="PT Sans" fo:letter-spacing="normal" fo:font-style="italic" fo:font-weight="bold"/>
    </style:style>
    <style:style style:name="T15" style:family="text">
      <style:text-properties fo:font-variant="normal" fo:text-transform="none" fo:color="#444444" style:font-name="PT Sans" fo:font-size="10.5pt" fo:letter-spacing="normal" fo:font-style="normal" fo:font-weight="bold" style:font-size-asian="10.5pt" style:font-size-complex="10.5pt"/>
    </style:style>
    <style:style style:name="T16" style:family="text">
      <style:text-properties fo:font-variant="normal" fo:text-transform="none" fo:color="#444444" style:font-name="PT Sans" fo:font-size="10.5pt" fo:letter-spacing="normal" fo:font-style="italic" fo:font-weight="bold" style:font-size-asian="10.5pt" style:font-size-complex="10.5pt"/>
    </style:style>
    <style:style style:name="T17" style:family="text">
      <style:text-properties fo:font-variant="normal" fo:text-transform="none" fo:color="#444444" style:font-name="PT Sans" fo:font-size="11pt" fo:letter-spacing="normal" fo:font-style="normal" fo:font-weight="bold" style:font-size-asian="11pt" style:font-size-complex="11pt"/>
    </style:style>
    <style:style style:name="T18" style:family="text">
      <style:text-properties fo:font-variant="normal" fo:text-transform="none" fo:color="#444444" style:font-name="PT Sans" fo:font-size="11pt" fo:letter-spacing="normal" fo:font-style="normal" fo:font-weight="normal" style:font-size-asian="11pt" style:font-size-complex="11pt"/>
    </style:style>
    <style:style style:name="T19" style:family="text">
      <style:text-properties fo:font-variant="normal" fo:text-transform="none" fo:color="#444444" style:font-name="PT Sans" fo:font-size="11pt" fo:letter-spacing="normal" fo:font-style="italic" fo:font-weight="bold" style:font-size-asian="11pt" style:font-size-complex="11pt"/>
    </style:style>
    <style:style style:name="T20" style:family="text">
      <style:text-properties fo:font-variant="normal" fo:text-transform="none" fo:color="#444444" style:font-name="PT Sans" fo:font-size="21pt" fo:letter-spacing="normal" fo:font-style="normal" fo:font-weight="bold"/>
    </style:style>
    <style:style style:name="T21" style:family="text">
      <style:text-properties fo:font-variant="normal" fo:text-transform="none" fo:color="#444444" style:font-name="Consolas" fo:font-size="12pt" fo:letter-spacing="normal" fo:font-style="normal" fo:font-weight="normal"/>
    </style:style>
    <style:style style:name="T22" style:family="text">
      <style:text-properties fo:font-variant="normal" fo:text-transform="none" fo:color="#444444" style:font-name="Consolas" fo:font-size="12pt" fo:letter-spacing="normal" fo:font-style="normal" fo:font-weight="normal" fo:background-color="#eeeeee"/>
    </style:style>
    <style:style style:name="T23" style:family="text">
      <style:text-properties fo:font-variant="normal" fo:text-transform="none" fo:color="#444444" style:font-name="Consolas" fo:font-size="12pt" fo:letter-spacing="normal" fo:font-style="normal" fo:font-weight="bold"/>
    </style:style>
    <style:style style:name="T24" style:family="text">
      <style:text-properties fo:font-variant="normal" fo:text-transform="none" fo:color="#444444" style:font-name="Consolas" fo:font-size="12pt" fo:letter-spacing="normal" fo:font-style="normal" fo:font-weight="bold" style:font-size-asian="12pt" style:font-size-complex="12pt"/>
    </style:style>
    <style:style style:name="T25" style:family="text">
      <style:text-properties fo:font-variant="normal" fo:text-transform="none" fo:color="#444444" style:font-name="Consolas" fo:letter-spacing="normal" fo:font-style="normal" fo:font-weight="normal"/>
    </style:style>
    <style:style style:name="T26" style:family="text">
      <style:text-properties fo:font-variant="normal" fo:text-transform="none" fo:color="#444444" style:font-name="Consolas" fo:letter-spacing="normal" fo:font-style="normal" fo:font-weight="normal" fo:background-color="#eeeeee"/>
    </style:style>
    <style:style style:name="T27" style:family="text">
      <style:text-properties fo:font-variant="normal" fo:text-transform="none" fo:color="#444444" style:font-name="Consolas" fo:letter-spacing="normal" fo:font-style="normal" fo:font-weight="bold"/>
    </style:style>
    <style:style style:name="T28" style:family="text">
      <style:text-properties fo:font-variant="normal" fo:text-transform="none" fo:color="#444444" style:font-name="Consolas" fo:font-size="10.5pt" fo:letter-spacing="normal" fo:font-style="normal" fo:font-weight="bold" style:font-size-asian="10.5pt" style:font-size-complex="10.5pt"/>
    </style:style>
    <style:style style:name="T29" style:family="text">
      <style:text-properties fo:font-variant="normal" fo:text-transform="none" fo:color="#444444" style:font-name="Consolas" fo:font-size="11pt" fo:letter-spacing="normal" fo:font-style="normal" fo:font-weight="bold" style:font-size-asian="11pt" style:font-size-complex="11pt"/>
    </style:style>
    <style:style style:name="T30" style:family="text">
      <style:text-properties fo:font-variant="normal" fo:text-transform="none" fo:color="#444444" style:font-name="Consolas" fo:font-size="11pt" fo:letter-spacing="normal" fo:font-style="normal" fo:font-weight="normal" style:font-size-asian="11pt" style:font-size-complex="11pt"/>
    </style:style>
    <style:style style:name="T31" style:family="text">
      <style:text-properties fo:font-variant="normal" fo:text-transform="none" fo:color="#444444" style:font-name="Consolas" fo:font-size="11pt" fo:letter-spacing="normal" fo:font-style="normal" fo:font-weight="normal" fo:background-color="#eeeeee" style:font-size-asian="11pt" style:font-size-complex="11pt"/>
    </style:style>
    <style:style style:name="T32" style:family="text">
      <style:text-properties fo:font-variant="normal" fo:text-transform="none" fo:color="#444444" fo:letter-spacing="normal"/>
    </style:style>
    <style:style style:name="T33" style:family="text">
      <style:text-properties fo:font-variant="normal" fo:text-transform="none" fo:color="#444444" fo:font-size="11pt" fo:letter-spacing="normal" style:font-size-asian="11pt" style:font-size-complex="11pt"/>
    </style:style>
    <style:style style:name="T34" style:family="text">
      <style:text-properties fo:font-variant="normal" fo:text-transform="none" fo:color="#ffffff" style:font-name="PT Sans" fo:font-size="12pt" fo:letter-spacing="normal" fo:font-style="normal" fo:font-weight="bold"/>
    </style:style>
    <style:style style:name="T35" style:family="text">
      <style:text-properties fo:font-variant="normal" fo:text-transform="none" fo:color="#ffffff" style:font-name="PT Sans" fo:letter-spacing="normal" fo:font-style="normal" fo:font-weight="bold"/>
    </style:style>
    <style:style style:name="T36" style:family="text">
      <style:text-properties fo:font-variant="normal" fo:text-transform="none" fo:color="#ffffff" style:font-name="PT Sans" fo:font-size="11pt" fo:letter-spacing="normal" fo:font-style="normal" fo:font-weight="bold" style:font-size-asian="11pt" style:font-size-complex="11pt"/>
    </style:style>
    <style:style style:name="T37" style:family="text">
      <style:text-properties fo:font-variant="normal" fo:text-transform="none" fo:color="#2980b9" style:text-line-through-style="none" style:font-name="PT Sans" fo:font-size="12pt" fo:letter-spacing="normal" fo:font-style="normal" style:text-underline-style="none" fo:font-weight="normal" style:text-blinking="false"/>
    </style:style>
    <style:style style:name="T38" style:family="text">
      <style:text-properties fo:font-variant="normal" fo:text-transform="none" fo:color="#2980b9" style:text-line-through-style="none" style:font-name="PT Sans" fo:letter-spacing="normal" fo:font-style="normal" style:text-underline-style="none" fo:font-weight="normal" style:text-blinking="false"/>
    </style:style>
    <style:style style:name="T39" style:family="text">
      <style:text-properties fo:font-variant="normal" fo:text-transform="none" fo:color="#2980b9" style:text-line-through-style="none" style:font-name="PT Sans" fo:font-size="11pt" fo:letter-spacing="normal" fo:font-style="normal" style:text-underline-style="none" fo:font-weight="normal" style:text-blinking="false" style:font-size-asian="11pt" style:font-size-complex="11pt"/>
    </style:style>
    <style:style style:name="T40" style:family="text">
      <style:text-properties fo:font-variant="normal" fo:text-transform="none" style:font-name="PT Sans" fo:font-size="12pt" fo:letter-spacing="normal" fo:font-style="normal" fo:font-weight="bold"/>
    </style:style>
    <style:style style:name="T41" style:family="text">
      <style:text-properties fo:font-variant="normal" fo:text-transform="none" style:font-name="PT Sans" fo:font-size="12pt" fo:letter-spacing="normal" fo:font-style="normal" fo:font-weight="normal"/>
    </style:style>
    <style:style style:name="T42" style:family="text">
      <style:text-properties fo:font-variant="normal" fo:text-transform="none" style:font-name="PT Sans" fo:letter-spacing="normal" fo:font-style="normal" fo:font-weight="bold"/>
    </style:style>
    <style:style style:name="T43" style:family="text">
      <style:text-properties fo:font-variant="normal" fo:text-transform="none" style:font-name="PT Sans" fo:letter-spacing="normal" fo:font-style="normal" fo:font-weight="normal"/>
    </style:style>
    <style:style style:name="T44" style:family="text">
      <style:text-properties fo:font-variant="normal" fo:text-transform="none" style:font-name="PT Sans" fo:font-size="11pt" fo:letter-spacing="normal" fo:font-style="normal" fo:font-weight="bold" style:font-size-asian="11pt" style:font-size-complex="11pt"/>
    </style:style>
    <style:style style:name="T45" style:family="text">
      <style:text-properties fo:font-variant="normal" fo:text-transform="none" style:font-name="PT Sans" fo:font-size="11pt" fo:letter-spacing="normal" fo:font-style="normal" fo:font-weight="normal" style:font-size-asian="11pt" style:font-size-complex="11pt"/>
    </style:style>
    <style:style style:name="T46" style:family="text">
      <style:text-properties style:font-name="Consolas" fo:font-size="12pt" fo:font-style="normal" fo:font-weight="normal"/>
    </style:style>
    <style:style style:name="T47" style:family="text">
      <style:text-properties style:font-name="Consolas" fo:font-style="normal" fo:font-weight="normal"/>
    </style:style>
    <style:style style:name="T48" style:family="text">
      <style:text-properties fo:color="#ffffff" style:font-name="PT Sans" fo:font-weight="bold"/>
    </style:style>
    <style:style style:name="T49" style:family="text">
      <style:text-properties fo:color="#ffffff" fo:font-weight="bold"/>
    </style:style>
    <style:style style:name="T50" style:family="text">
      <style:text-properties fo:font-size="21pt" fo:font-weight="bold"/>
    </style:style>
    <style:style style:name="T51" style:family="text">
      <style:text-properties fo:font-size="11pt" style:font-size-asian="11pt" style:font-size-complex="11pt"/>
    </style:style>
    <style:style style:name="T52" style:family="text">
      <style:text-properties fo:font-size="10pt" fo:font-weight="bold" style:font-size-asian="10pt" style:font-size-complex="10pt"/>
    </style:style>
    <style:style style:name="T53"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1. Preparation </text:h>
      <text:list xml:id="list649291534023016644" text:style-name="L1">
        <text:list-item>
          <text:p text:style-name="P27">To be fully prepared to work with Git.</text:p>
        </text:list-item>
        <text:list-item>
          <text:p text:style-name="P76">Setting up name and e-mail address</text:p>
        </text:list-item>
      </text:list>
      <text:p text:style-name="P89">If you've never used git before, first you need to set up your name and e-mail. Run the following commands to let git know your name and e-mail address. If git is already installed, skip down to the end of the line.<text:span text:style-name="T49">RUN:</text:span></text:p>
      <text:p text:style-name="P26">git config --global user.name "Your Name"</text:p>
      <text:p text:style-name="P7"><text:span text:style-name="T30">git config --global user.email "</text:span><text:a xlink:type="simple" xlink:href="mailto:your_email@whatever.com" text:style-name="Internet_20_link" text:visited-style-name="Visited_20_Internet_20_Link"><text:span text:style-name="T51">your_email@whatever.com</text:span></text:a><text:span text:style-name="T30">"</text:span></text:p>
      <text:p text:style-name="P23">Installation Options line endings</text:p>
      <text:p text:style-name="P89">Also, for users of Unix/Mac:<text:span text:style-name="T49">RUN:</text:span></text:p>
      <text:p text:style-name="P26">git config --global core.autocrlf input</text:p>
      <text:p text:style-name="P22">git config --global core.safecrlf true</text:p>
      <text:p text:style-name="P89">For Windows users:<text:span text:style-name="T49">RUN:</text:span></text:p>
      <text:p text:style-name="P26">git config --global core.autocrlf true</text:p>
      <text:p text:style-name="P22">git config --global core.safecrlf true</text:p>
      <text:h text:style-name="P20" text:outline-level="1">2. Creating a Project</text:h>
      <text:list xml:id="list6380774972282509887" text:style-name="L2">
        <text:list-item>
          <text:p text:style-name="P28">To learn how to create a git repository from scratch.</text:p>
        </text:list-item>
      </text:list>
      <text:h text:style-name="P11" text:outline-level="2">Create a “Hello, World” page</text:h>
      <text:p text:style-name="P2"><text:span text:style-name="T18">Get started in an empty working directory (for example, Work, if you downloaded the file from the previous step) and create an empty directory named “hello”, then create a </text:span><text:span text:style-name="Source_20_Text"><text:span text:style-name="T31">hello.html</text:span></text:span><text:span text:style-name="T18"> file in it with the following contents.</text:span></text:p>
      <text:h text:style-name="P10" text:outline-level="4">RUN:</text:h>
      <text:p text:style-name="P26">mkdir hello</text:p>
      <text:p text:style-name="P26">cd hello</text:p>
      <text:p text:style-name="P22">touch hello.html</text:p>
      <text:h text:style-name="P3" text:outline-level="4"><text:span text:style-name="T36">FILE: </text:span><text:span text:style-name="Emphasis"><text:span text:style-name="T36">HELLO.HTML</text:span></text:span></text:h>
      <text:p text:style-name="P26">Hello, World</text:p>
      <text:h text:style-name="P11" text:outline-level="2"><text:soft-page-break/>Create a repository</text:h>
      <text:p text:style-name="P89">So you have a directory that contains one file. Run the git init in order to create a git repo from that directory.<text:span text:style-name="T49">RUN:</text:span></text:p>
      <text:p text:style-name="P26">git init<text:span text:style-name="T48">RESULT:</text:span></text:p>
      <text:p text:style-name="P26">$ git init</text:p>
      <text:p text:style-name="P22">Initialized empty Git repository in /Users/alex/Documents/Presentations/githowto/auto/hello/.git/</text:p>
      <text:h text:style-name="P11" text:outline-level="2">Add the page to the repository</text:h>
      <text:p text:style-name="P89">Now let’s add the “Hello, World” page to the repository.<text:span text:style-name="T49">RUN:</text:span></text:p>
      <text:p text:style-name="P26">git add hello.html</text:p>
      <text:p text:style-name="P22">git commit -m "First Commit"</text:p>
      <text:p text:style-name="P89">You will see …<text:span text:style-name="T49">RESULT:</text:span></text:p>
      <text:p text:style-name="P26">$ git add hello.html</text:p>
      <text:p text:style-name="P22">$ git commit -m "First Commit"</text:p>
      <text:p text:style-name="P22">[master (root-commit) 911e8c9] First Commit</text:p>
      <text:p text:style-name="P24"><text:s/><text:span text:style-name="T47">1 files changed, 1 insertions(+), 0 deletions(-)</text:span></text:p>
      <text:p text:style-name="P24"><text:s/><text:span text:style-name="T47">create mode 100644 hello.html</text:span></text:p>
      <text:h text:style-name="P20" text:outline-level="1">4. Checking the status of the repository</text:h>
      <text:list xml:id="list164391281069830250" text:style-name="L3">
        <text:list-item>
          <text:p text:style-name="P29">To learn how to check the repository’s status</text:p>
        </text:list-item>
      </text:list>
      <text:h text:style-name="P11" text:outline-level="2">Check the status of the repository</text:h>
      <text:p text:style-name="P2"><text:span text:style-name="T18">Use the </text:span><text:span text:style-name="Source_20_Text"><text:span text:style-name="T31">git status</text:span></text:span><text:span text:style-name="T18"> command, to check the current state of the repository.</text:span><text:span text:style-name="T36">RUN:</text:span></text:p>
      <text:p text:style-name="P26">git status</text:p>
      <text:p text:style-name="P89">You will see<text:span text:style-name="T49">RESULT:</text:span></text:p>
      <text:p text:style-name="P26">$ git status</text:p>
      <text:p text:style-name="P22"># On branch master</text:p>
      <text:p text:style-name="P22">nothing to commit (working directory clean)</text:p>
      <text:p text:style-name="P89">The command checks the status and reports that there’s nothing to commit, meaning the <text:soft-page-break/>repository stores the current state of the working directory, and there are no changes to record.</text:p>
      <text:p text:style-name="P89">We will use the git status, to keep monitoring the states of both the working directory and the repository.</text:p>
      <text:h text:style-name="P20" text:outline-level="1">5. Making changes</text:h>
      <text:list xml:id="list459326313924708231" text:style-name="L4">
        <text:list-item>
          <text:p text:style-name="P30">To learn to monitor the working directory’s state</text:p>
        </text:list-item>
      </text:list>
      <text:h text:style-name="P11" text:outline-level="2">Changing the “Hello, World” page</text:h>
      <text:p text:style-name="P89">Let’s add some HTML-tags to our greeting. Change the file contents to:</text:p>
      <text:h text:style-name="P3" text:outline-level="4"><text:span text:style-name="T36">FILE: </text:span><text:span text:style-name="Emphasis"><text:span text:style-name="T36">HELLO.HTML</text:span></text:span></text:h>
      <text:p text:style-name="P5"><text:span text:style-name="Strong_20_Emphasis"><text:span text:style-name="T29">&lt;h1&gt;</text:span></text:span><text:span text:style-name="T30">Hello, World!</text:span><text:span text:style-name="Strong_20_Emphasis"><text:span text:style-name="T29">&lt;/h1&gt;</text:span></text:span></text:p>
      <text:h text:style-name="P11" text:outline-level="2">Checking the status</text:h>
      <text:p text:style-name="P89">Check the working directory’s status.<text:span text:style-name="T49">RUN:</text:span></text:p>
      <text:p text:style-name="P26">git status</text:p>
      <text:p text:style-name="P89">You will see …<text:span text:style-name="T49">RESULT:</text:span></text:p>
      <text:p text:style-name="P26">$ git status</text:p>
      <text:p text:style-name="P22"># On branch master</text:p>
      <text:p text:style-name="P22"># Changes not staged for commit:</text:p>
      <text:p text:style-name="P22"># <text:s text:c="2"/>(use "git add &lt;file&gt;..." to update what will be committed)</text:p>
      <text:p text:style-name="P22"># <text:s text:c="2"/>(use "git checkout -- &lt;file&gt;..." to discard changes in working directory)</text:p>
      <text:p text:style-name="P22">#</text:p>
      <text:p text:style-name="P22"># <text:s text:c="2"/>modified: <text:s text:c="2"/>hello.html</text:p>
      <text:p text:style-name="P22">#</text:p>
      <text:p text:style-name="P22">no changes added to commit (use "git add" and/or "git commit -a")</text:p>
      <text:p text:style-name="P2"><text:span text:style-name="T18">The first important aspect here is that git knows </text:span><text:span text:style-name="Source_20_Text"><text:span text:style-name="T31">hello.html</text:span></text:span><text:span text:style-name="T18"> file has been changed, but these changes are not yet committed to the repository.</text:span></text:p>
      <text:p text:style-name="P2"><text:span text:style-name="T18">Another aspect is that the status message hints about what to do next. If you want to add these changes to the repository, use </text:span><text:span text:style-name="Source_20_Text"><text:span text:style-name="T31">git add</text:span></text:span><text:span text:style-name="T18">. To undo the changes use </text:span><text:span text:style-name="Source_20_Text"><text:span text:style-name="T31">git checkout</text:span></text:span><text:span text:style-name="T18">.</text:span></text:p>
      <text:h text:style-name="P20" text:outline-level="1">6. Staging the changes</text:h>
      <text:list xml:id="list186797897264680424" text:style-name="L5">
        <text:list-item>
          <text:p text:style-name="P31">To learn to stage changes for the upcoming commits</text:p>
        </text:list-item>
      </text:list>
      <text:h text:style-name="P11" text:outline-level="2"><text:soft-page-break/>Adding changes</text:h>
      <text:p text:style-name="P89">Now command git to stage changes. Check the status<text:span text:style-name="T49">RUN:</text:span></text:p>
      <text:p text:style-name="P26">git add hello.html</text:p>
      <text:p text:style-name="P22">git status</text:p>
      <text:p text:style-name="P89">You will see …<text:span text:style-name="T49">RESULT:</text:span></text:p>
      <text:p text:style-name="P26">$ git add hello.html</text:p>
      <text:p text:style-name="P22">$ git status</text:p>
      <text:p text:style-name="P22"># On branch master</text:p>
      <text:p text:style-name="P22"># Changes to be committed:</text:p>
      <text:p text:style-name="P22"># <text:s text:c="2"/>(use "git reset HEAD &lt;file&gt;..." to unstage)</text:p>
      <text:p text:style-name="P22">#</text:p>
      <text:p text:style-name="P22"># <text:s text:c="2"/>modified: <text:s text:c="2"/>hello.html</text:p>
      <text:p text:style-name="P22">#</text:p>
      <text:p text:style-name="P89">Changes to the hello.html have been staged. This means that git knows about the change, but it is not permanent in the repository. The next commit will include the changes staged.</text:p>
      <text:p text:style-name="P2"><text:span text:style-name="T18">Should you decide not to commit the change, the status command will remind you that you can use the </text:span><text:span text:style-name="Source_20_Text"><text:span text:style-name="T31">git reset</text:span></text:span><text:span text:style-name="T18"> command to unstage these changes.</text:span></text:p>
      <text:h text:style-name="P16" text:outline-level="1"/>
      <text:h text:style-name="P17" text:outline-level="1">7. Staging and committing.</text:h>
      <text:p text:style-name="P77"/>
      <text:p text:style-name="P89">A staging step in git allows you to continue making changes to the working directory, and when you decide you wanna interact with version control, it allows you to record changes in small commits.</text:p>
      <text:p text:style-name="P2"><text:span text:style-name="T18">Suppose you have edited three files (</text:span><text:span text:style-name="Source_20_Text"><text:span text:style-name="T31">a. html</text:span></text:span><text:span text:style-name="T18">, </text:span><text:span text:style-name="Source_20_Text"><text:span text:style-name="T31">b. html</text:span></text:span><text:span text:style-name="T18">, and </text:span><text:span text:style-name="Source_20_Text"><text:span text:style-name="T31">c. html</text:span></text:span><text:span text:style-name="T18">). After that you need to commit all the changes so that the changes to </text:span><text:span text:style-name="Source_20_Text"><text:span text:style-name="T31">a. html</text:span></text:span><text:span text:style-name="T18"> and </text:span><text:span text:style-name="Source_20_Text"><text:span text:style-name="T31">b. html</text:span></text:span><text:span text:style-name="T18"> were a single commit, while the changes to </text:span><text:span text:style-name="Source_20_Text"><text:span text:style-name="T31">c. html</text:span></text:span><text:span text:style-name="T18"> were not logically associated with the first two files and were done in a separate commit.</text:span></text:p>
      <text:p text:style-name="P89">In theory you can do the following:</text:p>
      <text:p text:style-name="P26">git add a.html</text:p>
      <text:p text:style-name="P22">git add b.html</text:p>
      <text:p text:style-name="P22">git commit -m "Changes for a and b"</text:p>
      <text:p text:style-name="P26"><text:soft-page-break/>git add c.html</text:p>
      <text:p text:style-name="P22">git commit -m "Unrelated change to c"</text:p>
      <text:p text:style-name="P89">Separating staging and committing, you get the chance to easily customize what goes into a commit.</text:p>
      <text:h text:style-name="P15" text:outline-level="1">8. Commiting the changes</text:h>
      <text:list xml:id="list9009902646280763718" text:style-name="L6">
        <text:list-item>
          <text:p text:style-name="P32">To learn to commit to the repository</text:p>
        </text:list-item>
      </text:list>
      <text:h text:style-name="P12" text:outline-level="2">Committing changes</text:h>
      <text:p text:style-name="P89">Well, enough about staging. Let’s commit the staged changes to the repository.</text:p>
      <text:p text:style-name="P2"><text:span text:style-name="T18">When you previously used </text:span><text:span text:style-name="Source_20_Text"><text:span text:style-name="T31">git commit</text:span></text:span><text:span text:style-name="T18"> for committing the first </text:span><text:span text:style-name="Source_20_Text"><text:span text:style-name="T31">hello.html</text:span></text:span><text:span text:style-name="T18"> version to the repository, you included the </text:span><text:span text:style-name="Source_20_Text"><text:span text:style-name="T31">-m</text:span></text:span><text:span text:style-name="T18"> flag that gives a comment on the command line. The commit command allows interactively editing comments for the commit. And now, let’s see how it works.</text:span></text:p>
      <text:p text:style-name="P2"><text:span text:style-name="T18">If you omit the </text:span><text:span text:style-name="Source_20_Text"><text:span text:style-name="T31">-m</text:span></text:span><text:span text:style-name="T18"> flag from the command line, git will pop you into the editor of your choice from the list (in order of priority):</text:span></text:p>
      <text:list xml:id="list5563043108473534946" text:style-name="L7">
        <text:list-item>
          <text:p text:style-name="P33">GIT_EDITOR environment variable</text:p>
        </text:list-item>
        <text:list-item>
          <text:p text:style-name="P33">core.editor configuration setting</text:p>
        </text:list-item>
        <text:list-item>
          <text:p text:style-name="P79">VISUAL environment variable</text:p>
        </text:list-item>
        <text:list-item>
          <text:p text:style-name="P79">EDITOR environment variable</text:p>
        </text:list-item>
      </text:list>
      <text:p text:style-name="P2"><text:span text:style-name="T18">I have the EDITOR variable set to </text:span><text:span text:style-name="Source_20_Text"><text:span text:style-name="T31">emacsclient</text:span></text:span><text:span text:style-name="T18"> (available for Linux and Mac).</text:span></text:p>
      <text:p text:style-name="P89">Let us commit now and check the status.<text:span text:style-name="T49">RUN:</text:span></text:p>
      <text:p text:style-name="P26">git commit</text:p>
      <text:p text:style-name="P89">You will see the following in your editor:<text:span text:style-name="T49">ESULT:</text:span></text:p>
      <text:p text:style-name="P26">|</text:p>
      <text:p text:style-name="P22"># Please enter the commit message for your changes. Lines starting</text:p>
      <text:p text:style-name="P22"># with '#' will be ignored, and an empty message aborts the commit.</text:p>
      <text:p text:style-name="P22"># On branch master</text:p>
      <text:p text:style-name="P22"># Changes to be committed:</text:p>
      <text:p text:style-name="P22"># <text:s text:c="2"/>(use "git reset HEAD &lt;file&gt;..." to unstage)</text:p>
      <text:p text:style-name="P22"># <text:s text:c="2"/>modified: <text:s text:c="2"/>hello.html</text:p>
      <text:p text:style-name="P22">#</text:p>
      <text:p text:style-name="P2"><text:soft-page-break/><text:span text:style-name="T18">On the first line, enter the comment: “Added hi tag”. Save the file and exit the editor (to do it in default editor, press ESC and then type</text:span><text:span text:style-name="Source_20_Text"><text:span text:style-name="T31">:wq</text:span></text:span><text:span text:style-name="T18"> and hit Enter). You should see …</text:span></text:p>
      <text:h text:style-name="P10" text:outline-level="4">RESULT:</text:h>
      <text:p text:style-name="P26">git commit</text:p>
      <text:p text:style-name="P22">Waiting for Emacs...</text:p>
      <text:p text:style-name="P22">[master 569aa96] Added h1 tag</text:p>
      <text:p text:style-name="P24"><text:s/><text:span text:style-name="T47">1 files changed, 1 insertions(+), 1 deletions(-)</text:span></text:p>
      <text:p text:style-name="P2"><text:span text:style-name="T18">"Waiting for Emacs…" is obtained from the </text:span><text:span text:style-name="Source_20_Text"><text:span text:style-name="T31">emacsclient</text:span></text:span><text:span text:style-name="T18"> program sending the file to a running emacs program and waiting for it to be closed. The rest of the data is the standard commit messages.</text:span></text:p>
      <text:h text:style-name="P11" text:outline-level="2">Checking the status</text:h>
      <text:p text:style-name="P89">At the end let us check the status.<text:span text:style-name="T49">RUN:</text:span></text:p>
      <text:p text:style-name="P26">git status</text:p>
      <text:p text:style-name="P89">You will see …</text:p>
      <text:h text:style-name="P10" text:outline-level="4">RESULT:</text:h>
      <text:p text:style-name="P26">$ git status</text:p>
      <text:p text:style-name="P22"># On branch master</text:p>
      <text:p text:style-name="P22">nothing to commit (working directory clean)</text:p>
      <text:p text:style-name="P89">The working directory is clean, you can continue working.</text:p>
      <text:h text:style-name="P14" text:outline-level="1">9. Changes, not files</text:h>
      <text:list xml:id="list8281889517379498135" text:style-name="L8">
        <text:list-item>
          <text:p text:style-name="P34">Understanding that git works with the changes, not the files.</text:p>
        </text:list-item>
      </text:list>
      <text:p text:style-name="P89">Most version control systems work with files. You add the file to source control and the system tracks changes from that moment on.</text:p>
      <text:p text:style-name="P2"><text:span text:style-name="T18">Git concentrates on the changes to a file, not the file itself. A </text:span><text:span text:style-name="Source_20_Text"><text:span text:style-name="T31">git add file</text:span></text:span><text:span text:style-name="T18"> command does not tell git to add the file to the repository, but to note the current state of the file for it to be commited later.</text:span></text:p>
      <text:p text:style-name="P89">We will try to investigate the difference in this lesson.</text:p>
      <text:h text:style-name="P6" text:outline-level="2"><text:span text:style-name="Emphasis"><text:span text:style-name="T7">01</text:span></text:span><text:span text:style-name="T17">First Change: Adding default page tags</text:span></text:h>
      <text:p text:style-name="P2"><text:span text:style-name="T18">Change the “Hello, World” page so that it contained default tags </text:span><text:span text:style-name="Source_20_Text"><text:span text:style-name="T31">&lt;html&gt;</text:span></text:span><text:span text:style-name="T18"> and </text:span><text:span text:style-name="Source_20_Text"><text:span text:style-name="T31">&lt;body&gt;</text:span></text:span><text:span text:style-name="T18">.</text:span></text:p>
      <text:h text:style-name="P3" text:outline-level="4"><text:span text:style-name="T36">FILE: </text:span><text:span text:style-name="Emphasis"><text:span text:style-name="T36">HELLO.HTML</text:span></text:span></text:h>
      <text:p text:style-name="P5"><text:span text:style-name="Strong_20_Emphasis"><text:span text:style-name="T29">&lt;html&gt;</text:span></text:span></text:p>
      <text:p text:style-name="P8"><text:span text:style-name="Strong_20_Emphasis"><text:span text:style-name="T33"><text:s text:c="2"/></text:span></text:span><text:span text:style-name="Strong_20_Emphasis"><text:span text:style-name="T29">&lt;body&gt;</text:span></text:span></text:p>
      <text:p text:style-name="P24"><text:soft-page-break/><text:s text:c="4"/><text:span text:style-name="T47">&lt;h1&gt;Hello, World!&lt;/h1&gt;</text:span></text:p>
      <text:p text:style-name="P5"><text:span text:style-name="T33"><text:s text:c="2"/></text:span><text:span text:style-name="Strong_20_Emphasis"><text:span text:style-name="T29">&lt;/body&gt;</text:span></text:span></text:p>
      <text:p text:style-name="P8"><text:span text:style-name="Strong_20_Emphasis"><text:span text:style-name="T29">&lt;/html&gt;</text:span></text:span></text:p>
      <text:h text:style-name="P6" text:outline-level="2"><text:span text:style-name="Emphasis"><text:span text:style-name="T7">02</text:span></text:span><text:span text:style-name="T17">Add this change</text:span></text:h>
      <text:p text:style-name="P89">Now add this change to the git staging.<text:span text:style-name="T49">RUN:</text:span></text:p>
      <text:p text:style-name="P26">git add hello.html</text:p>
      <text:h text:style-name="P6" text:outline-level="2"><text:span text:style-name="Emphasis"><text:span text:style-name="T7">03</text:span></text:span><text:span text:style-name="T17">Second change: Add the HTML headers</text:span></text:h>
      <text:p text:style-name="P2"><text:span text:style-name="T18">Now add the HTML headers (</text:span><text:span text:style-name="Source_20_Text"><text:span text:style-name="T31">&lt;head&gt;</text:span></text:span><text:span text:style-name="T18"> section) to the “Hello, World” page.</text:span></text:p>
      <text:h text:style-name="P3" text:outline-level="4"><text:span text:style-name="T36">FILE: </text:span><text:span text:style-name="Emphasis"><text:span text:style-name="T36">HELLO.HTML</text:span></text:span></text:h>
      <text:p text:style-name="P26">&lt;html&gt;</text:p>
      <text:p text:style-name="P5"><text:span text:style-name="Strong_20_Emphasis"><text:span text:style-name="T33"><text:s text:c="2"/></text:span></text:span><text:span text:style-name="Strong_20_Emphasis"><text:span text:style-name="T29">&lt;head&gt;</text:span></text:span></text:p>
      <text:p text:style-name="P8"><text:span text:style-name="Strong_20_Emphasis"><text:span text:style-name="T33"><text:s text:c="2"/></text:span></text:span><text:span text:style-name="Strong_20_Emphasis"><text:span text:style-name="T29">&lt;/head&gt;</text:span></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h text:style-name="P6" text:outline-level="2"><text:span text:style-name="Emphasis"><text:span text:style-name="T7">04</text:span></text:span><text:span text:style-name="T17">Check the current status</text:span></text:h>
      <text:h text:style-name="P10" text:outline-level="4">RUN:</text:h>
      <text:p text:style-name="P26">git status</text:p>
      <text:p text:style-name="P89">You will see …<text:span text:style-name="T49">RESULT:</text:span></text:p>
      <text:p text:style-name="P26">$ git status</text:p>
      <text:p text:style-name="P22"># On branch master</text:p>
      <text:p text:style-name="P22"># Changes to be committed:</text:p>
      <text:p text:style-name="P22"># <text:s text:c="2"/>(use "git reset HEAD &lt;file&gt;..." to unstage)</text:p>
      <text:p text:style-name="P22"># <text:s text:c="2"/>modified: <text:s text:c="2"/>hello.html</text:p>
      <text:p text:style-name="P22"># Changes not staged for commit:</text:p>
      <text:p text:style-name="P22"># <text:s text:c="2"/>(use "git add &lt;file&gt;..." to update what will be committed)</text:p>
      <text:p text:style-name="P22"># <text:s text:c="2"/>(use "git checkout -- &lt;file&gt;..." to discard changes in working directory)</text:p>
      <text:p text:style-name="P22">#</text:p>
      <text:p text:style-name="P22"><text:soft-page-break/># <text:s text:c="2"/>modified: <text:s text:c="2"/>hello.html</text:p>
      <text:p text:style-name="P22">#</text:p>
      <text:p text:style-name="P89">Please note that hello.html is listed in the status twice. The first change (the addition of default tags) is staged and ready for a commit. The second change (adding HTML headers) is unstaged. If you were making a commit right now, headers would not have been saved to the repository.</text:p>
      <text:p text:style-name="P89">Let’s check.</text:p>
      <text:h text:style-name="P6" text:outline-level="2"><text:span text:style-name="Emphasis"><text:span text:style-name="T7">05</text:span></text:span><text:span text:style-name="T17">Commit</text:span></text:h>
      <text:p text:style-name="P85"/>
      <text:p text:style-name="P89">Commit the staged changes (default values), then check the status one more time.<text:span text:style-name="T49">RUN:</text:span></text:p>
      <text:p text:style-name="P26">git commit -m "Added standard HTML page tags"</text:p>
      <text:p text:style-name="P22">git status</text:p>
      <text:p text:style-name="P89">You will see …</text:p>
      <text:h text:style-name="P10" text:outline-level="4">RESULT:</text:h>
      <text:p text:style-name="P26">$ git commit -m "Added standard HTML page tags"</text:p>
      <text:p text:style-name="P22">[master 8c32287] Added standard HTML page tags</text:p>
      <text:p text:style-name="P24"><text:s/><text:span text:style-name="T47">1 files changed, 3 insertions(+), 1 deletions(-)</text:span></text:p>
      <text:p text:style-name="P22">$ git status</text:p>
      <text:p text:style-name="P22"># On branch master</text:p>
      <text:p text:style-name="P22"># Changes not staged for commit:</text:p>
      <text:p text:style-name="P22"># <text:s text:c="2"/>(use "git add &lt;file&gt;..." to update what will be committed)</text:p>
      <text:p text:style-name="P22"># <text:s text:c="2"/>(use "git checkout -- &lt;file&gt;..." to discard changes in working directory)</text:p>
      <text:p text:style-name="P22">#</text:p>
      <text:p text:style-name="P22"># <text:s text:c="2"/>modified: <text:s text:c="2"/>hello.html</text:p>
      <text:p text:style-name="P22">#</text:p>
      <text:p text:style-name="P22">no changes added to commit (use "git add" and/or "git commit -a")</text:p>
      <text:p text:style-name="P2"><text:span text:style-name="T18">The status command suggests that </text:span><text:span text:style-name="Source_20_Text"><text:span text:style-name="T31">hello.html</text:span></text:span><text:span text:style-name="T18"> has unrecorded changes, but is no longer in the buffer zone.</text:span></text:p>
      <text:h text:style-name="P6" text:outline-level="2"><text:soft-page-break/><text:span text:style-name="Emphasis"><text:span text:style-name="T7">06</text:span></text:span><text:span text:style-name="T17">Adding the second change</text:span></text:h>
      <text:p text:style-name="P2"><text:span text:style-name="T18">Add the second change to the staging area, after that run the </text:span><text:span text:style-name="Source_20_Text"><text:span text:style-name="T31">git status</text:span></text:span><text:span text:style-name="T18"> command.</text:span></text:p>
      <text:h text:style-name="P10" text:outline-level="4">RUN:</text:h>
      <text:p text:style-name="P26">git add .</text:p>
      <text:p text:style-name="P22">git status</text:p>
      <text:p text:style-name="P1"><text:span text:style-name="Strong_20_Emphasis"><text:span text:style-name="T17">Note:</text:span></text:span><text:span text:style-name="T18"> The current directory (‘.’) will be our file to add. This is the most convenient way to add all the changes to the files of the current directory and its folders. But since it adds everything, it is a good idea to check the status prior to doing an </text:span><text:span text:style-name="Teletype"><text:span text:style-name="T18">add .</text:span></text:span><text:span text:style-name="T18">, to make sure you don’t add any file that should not be added.</text:span></text:p>
      <text:p text:style-name="P89">I wanted you to see the “add .” trick, and we will continue adding explicit files later on just in case.</text:p>
      <text:p text:style-name="P89">You will see …</text:p>
      <text:h text:style-name="P10" text:outline-level="4">RESULT:</text:h>
      <text:p text:style-name="P26">$ git status</text:p>
      <text:p text:style-name="P22"># On branch master</text:p>
      <text:p text:style-name="P22"># Changes to be committed:</text:p>
      <text:p text:style-name="P22"># <text:s text:c="2"/>(use "git reset HEAD &lt;file&gt;..." to unstage)</text:p>
      <text:p text:style-name="P22">#</text:p>
      <text:p text:style-name="P22"># <text:s text:c="2"/>modified: <text:s text:c="2"/>hello.html</text:p>
      <text:p text:style-name="P22">#</text:p>
      <text:p text:style-name="P89">The second change has been staged and is ready for a commit.</text:p>
      <text:h text:style-name="P6" text:outline-level="2"><text:span text:style-name="Emphasis"><text:span text:style-name="T7">07</text:span></text:span><text:span text:style-name="T17">Commit the second change</text:span></text:h>
      <text:h text:style-name="P10" text:outline-level="4">RUN:</text:h>
      <text:p text:style-name="P26">git commit -m "Added HTML header"</text:p>
      <text:h text:style-name="P14" text:outline-level="1">10. History</text:h>
      <text:list xml:id="list3077446498814433583" text:style-name="L9">
        <text:list-item>
          <text:p text:style-name="P35">To learn to view the project’s history.</text:p>
        </text:list-item>
      </text:list>
      <text:p text:style-name="P2"><text:span text:style-name="T18">Getting a list of changes made is a function of the </text:span><text:span text:style-name="Source_20_Text"><text:span text:style-name="T31">git log</text:span></text:span><text:span text:style-name="T18"> command.</text:span></text:p>
      <text:h text:style-name="P10" text:outline-level="4">RUN:</text:h>
      <text:p text:style-name="P26">git log</text:p>
      <text:p text:style-name="P89">You will see …</text:p>
      <text:h text:style-name="P10" text:outline-level="4"><text:soft-page-break/>RESULT:</text:h>
      <text:p text:style-name="P26">$ git log</text:p>
      <text:p text:style-name="P22">commit fa3c1411aa09441695a9e645d4371e8d749da1dc</text:p>
      <text:p text:style-name="P22">Author: Alexander Shvets &lt;alex@githowto.com&gt;</text:p>
      <text:p text:style-name="P22">Date: <text:s text:c="2"/>Wed Mar 9 10:27:54 2011 -0500</text:p>
      <text:p text:style-name="P24"><text:s text:c="4"/><text:span text:style-name="T47">Added HTML header</text:span></text:p>
      <text:p text:style-name="P25"/>
      <text:p text:style-name="P22">commit 8c3228730ed03116815a5cc682e8105e7d981928</text:p>
      <text:p text:style-name="P22">Author: Alexander Shvets &lt;alex@githowto.com&gt;</text:p>
      <text:p text:style-name="P22">Date: <text:s text:c="2"/>Wed Mar 9 10:27:54 2011 -0500</text:p>
      <text:p text:style-name="P24"><text:s text:c="4"/><text:span text:style-name="T47">Added standard HTML page tags</text:span></text:p>
      <text:p text:style-name="P25"/>
      <text:p text:style-name="P22">commit 43628f779cb333dd30d78186499f93638107f70b</text:p>
      <text:p text:style-name="P22">Author: Alexander Shvets &lt;alex@githowto.com&gt;</text:p>
      <text:p text:style-name="P22">Date: <text:s text:c="2"/>Wed Mar 9 10:27:54 2011 -0500</text:p>
      <text:p text:style-name="P24"><text:s text:c="4"/><text:span text:style-name="T47">Added h1 tag</text:span></text:p>
      <text:p text:style-name="P25"/>
      <text:p text:style-name="P22">commit 911e8c91caeab8d30ad16d56746cbd6eef72dc4c</text:p>
      <text:p text:style-name="P22">Author: Alexander Shvets &lt;alex@githowto.com&gt;</text:p>
      <text:p text:style-name="P22">Date: <text:s text:c="2"/>Wed Mar 9 10:27:54 2011 -0500</text:p>
      <text:p text:style-name="P25"/>
      <text:p text:style-name="P24"><text:s text:c="4"/><text:span text:style-name="T47">First Commit</text:span></text:p>
      <text:p text:style-name="P89">Here is a list of all the four commits to the repository, which we were able to make so far.</text:p>
      <text:h text:style-name="P6" text:outline-level="2"><text:span text:style-name="Emphasis"><text:span text:style-name="T7">01</text:span></text:span><text:span text:style-name="T17">One line history</text:span></text:h>
      <text:p text:style-name="P2"><text:span text:style-name="T18">You fully control over what the </text:span><text:span text:style-name="Source_20_Text"><text:span text:style-name="T31">log</text:span></text:span><text:span text:style-name="T18"> shows. I like the single line format:</text:span></text:p>
      <text:h text:style-name="P10" text:outline-level="4">RUN:</text:h>
      <text:p text:style-name="P26">git log --pretty=oneline</text:p>
      <text:p text:style-name="P89"><text:soft-page-break/>You will see …</text:p>
      <text:h text:style-name="P10" text:outline-level="4">RESULT:</text:h>
      <text:p text:style-name="P26">$ git log --pretty=oneline</text:p>
      <text:p text:style-name="P22">fa3c1411aa09441695a9e645d4371e8d749da1dc Added HTML header</text:p>
      <text:p text:style-name="P22">8c3228730ed03116815a5cc682e8105e7d981928 Added standard HTML page tags</text:p>
      <text:p text:style-name="P22">43628f779cb333dd30d78186499f93638107f70b Added h1 tag</text:p>
      <text:p text:style-name="P22">911e8c91caeab8d30ad16d56746cbd6eef72dc4c First Commit</text:p>
      <text:h text:style-name="P6" text:outline-level="2"><text:span text:style-name="Emphasis"><text:span text:style-name="T7">02</text:span></text:span><text:span text:style-name="T17">Controlling the display of entries</text:span></text:h>
      <text:p text:style-name="P89">There are many options to choose which entreis appear in the log. Play around with the following parameters:</text:p>
      <text:p text:style-name="P26">git log --pretty=oneline --max-count=2</text:p>
      <text:p text:style-name="P22">git log --pretty=oneline --since='5 minutes ago'</text:p>
      <text:p text:style-name="P22">git log --pretty=oneline --until='5 minutes ago'</text:p>
      <text:p text:style-name="P22">git log --pretty=oneline --author=&lt;your name&gt;</text:p>
      <text:p text:style-name="P22">git log --pretty=oneline --all</text:p>
      <text:p text:style-name="P2"><text:span text:style-name="T18">Details are provided in the </text:span><text:span text:style-name="Source_20_Text"><text:span text:style-name="T31">git-log</text:span></text:span><text:span text:style-name="T18"> instruction.</text:span></text:p>
      <text:h text:style-name="P6" text:outline-level="2"><text:span text:style-name="Emphasis"><text:span text:style-name="T7">03</text:span></text:span><text:span text:style-name="T17">Getting fancy</text:span></text:h>
      <text:p text:style-name="P2"><text:span text:style-name="T18">This is what I use to review the changes made within the last week. I will add </text:span><text:span text:style-name="Source_20_Text"><text:span text:style-name="T31">--author=alex</text:span></text:span><text:span text:style-name="T18"> if I want to see only the changes made by me.</text:span></text:p>
      <text:p text:style-name="P26">git log --all --pretty=format:"%h %cd %s (%an)" --since='7 days ago'</text:p>
      <text:h text:style-name="P6" text:outline-level="2"><text:span text:style-name="Emphasis"><text:span text:style-name="T7">04</text:span></text:span><text:span text:style-name="T17">The ultimate format of the log</text:span></text:h>
      <text:p text:style-name="P89">Over time, I found the following log format to be the most suitable.<text:span text:style-name="T49">RUN:</text:span></text:p>
      <text:p text:style-name="P26">git log --pretty=format:"%h %ad | %s%d [%an]" --graph --date=short</text:p>
      <text:p text:style-name="P89">It looks like this:</text:p>
      <text:h text:style-name="P10" text:outline-level="4">RESULT:</text:h>
      <text:p text:style-name="P26">$ git log --pretty=format:"%h %ad | %s%d [%an]" --graph --date=short</text:p>
      <text:p text:style-name="P22">* fa3c141 2011-03-09 | Added HTML header (HEAD, master) [Alexander Shvets]</text:p>
      <text:p text:style-name="P22">* 8c32287 2011-03-09 | Added standard HTML page tags [Alexander Shvets]</text:p>
      <text:p text:style-name="P22"><text:soft-page-break/>* 43628f7 2011-03-09 | Added h1 tag [Alexander Shvets]</text:p>
      <text:p text:style-name="P22">* 911e8c9 2011-03-09 | First Commit [Alexander Shvets]</text:p>
      <text:p text:style-name="P89">Let’s look at it in detail:</text:p>
      <text:list xml:id="list5062019776034108673" text:style-name="L10">
        <text:list-item>
          <text:p text:style-name="P80"><text:span text:style-name="Source_20_Text"><text:span text:style-name="T30">--pretty="..."</text:span></text:span><text:span text:style-name="T18"> defines the output format.</text:span></text:p>
        </text:list-item>
        <text:list-item>
          <text:p text:style-name="P80"><text:span text:style-name="Source_20_Text"><text:span text:style-name="T30">%h</text:span></text:span><text:span text:style-name="T18"> is the abbreviated hash of the commit</text:span></text:p>
        </text:list-item>
        <text:list-item>
          <text:p text:style-name="P80"><text:span text:style-name="Source_20_Text"><text:span text:style-name="T30">%d</text:span></text:span><text:span text:style-name="T18"> commit decorations (e.g. branch heads or tags)</text:span></text:p>
        </text:list-item>
        <text:list-item>
          <text:p text:style-name="P80"><text:span text:style-name="Source_20_Text"><text:span text:style-name="T30">%ad</text:span></text:span><text:span text:style-name="T18"> is the commit date</text:span></text:p>
        </text:list-item>
        <text:list-item>
          <text:p text:style-name="P80"><text:span text:style-name="Source_20_Text"><text:span text:style-name="T30">%s</text:span></text:span><text:span text:style-name="T18"> is the comment</text:span></text:p>
        </text:list-item>
        <text:list-item>
          <text:p text:style-name="P80"><text:span text:style-name="Source_20_Text"><text:span text:style-name="T30">%an</text:span></text:span><text:span text:style-name="T18"> is the name of the author</text:span></text:p>
        </text:list-item>
        <text:list-item>
          <text:p text:style-name="P80"><text:span text:style-name="Source_20_Text"><text:span text:style-name="T30">--graph</text:span></text:span><text:span text:style-name="T18"> tells git to display the commit tree in the form of an ASCII graph layout</text:span></text:p>
        </text:list-item>
        <text:list-item>
          <text:p text:style-name="P80"><text:span text:style-name="Source_20_Text"><text:span text:style-name="T30">--date=short</text:span></text:span><text:span text:style-name="T18"> keeps the date format short and nice</text:span></text:p>
        </text:list-item>
      </text:list>
      <text:p text:style-name="P89">So, every time you want to see a log, you'll have to do a lot of typing. Fortunately, we will find out about the git aliases in the next lesson.</text:p>
      <text:h text:style-name="P6" text:outline-level="2"><text:span text:style-name="Emphasis"><text:span text:style-name="T7">05</text:span></text:span><text:span text:style-name="T17">Other tools</text:span></text:h>
      <text:p text:style-name="P2"><text:span text:style-name="T18">Both </text:span><text:span text:style-name="Source_20_Text"><text:span text:style-name="T31">gitx</text:span></text:span><text:span text:style-name="T18"> (for Mac) and </text:span><text:span text:style-name="Source_20_Text"><text:span text:style-name="T31">gitk</text:span></text:span><text:span text:style-name="T18"> (for any platform) can help to explore log history.</text:span></text:p>
      <text:p text:style-name="P78"/>
      <text:h text:style-name="P16" text:outline-level="1">11. Aliases</text:h>
      <text:list xml:id="list430374802311198600" text:style-name="L11">
        <text:list-item>
          <text:p text:style-name="P36">To learn how to setup aliases and shortcuts for git commands</text:p>
        </text:list-item>
      </text:list>
      <text:h text:style-name="P6" text:outline-level="2"><text:span text:style-name="Emphasis"><text:span text:style-name="T7">01</text:span></text:span><text:span text:style-name="T17">Common aliases</text:span></text:h>
      <text:p text:style-name="P89">For Windows users:</text:p>
      <text:h text:style-name="P10" text:outline-level="4">RUN:</text:h>
      <text:p text:style-name="P26">git config --global alias.co checkout</text:p>
      <text:p text:style-name="P22">git config --global alias.ci commit</text:p>
      <text:p text:style-name="P22">git config --global alias.st status</text:p>
      <text:p text:style-name="P22">git config --global alias.br branch</text:p>
      <text:p text:style-name="P22">git config --global alias.hist 'log --pretty=format:"%h %ad | %s%d [%an]" --graph --date=short'</text:p>
      <text:p text:style-name="P22">git config --global alias.type 'cat-file -t'</text:p>
      <text:p text:style-name="P22">git config --global alias.dump 'cat-file -p'</text:p>
      <text:p text:style-name="P89">Also, for users of Unix/Mac:</text:p>
      <text:p text:style-name="P1"><text:span text:style-name="INS"><text:span text:style-name="T18">git status</text:span></text:span><text:span text:style-name="T18">, </text:span><text:span text:style-name="INS"><text:span text:style-name="T18">git add</text:span></text:span><text:span text:style-name="T18">, </text:span><text:span text:style-name="INS"><text:span text:style-name="T18">git commit</text:span></text:span><text:span text:style-name="T18">, and </text:span><text:span text:style-name="INS"><text:span text:style-name="T18">git checkout</text:span></text:span><text:span text:style-name="T18"> are common commands so it is a good idea to have abbreviations for them.</text:span></text:p>
      <text:p text:style-name="P2"><text:soft-page-break/><text:span text:style-name="T18">Add the following to the </text:span><text:span text:style-name="Source_20_Text"><text:span text:style-name="T31">.gitconfig</text:span></text:span><text:span text:style-name="T18"> file in your </text:span><text:span text:style-name="Source_20_Text"><text:span text:style-name="T31">$HOME</text:span></text:span><text:span text:style-name="T18"> directory.</text:span></text:p>
      <text:h text:style-name="P3" text:outline-level="4"><text:span text:style-name="T36">ФАЙЛ: </text:span><text:span text:style-name="Emphasis"><text:span text:style-name="T36">.GITCONFIG</text:span></text:span></text:h>
      <text:p text:style-name="P26">[alias]</text:p>
      <text:p text:style-name="P24"><text:s text:c="2"/><text:span text:style-name="T47">co = checkout</text:span></text:p>
      <text:p text:style-name="P24"><text:s text:c="2"/><text:span text:style-name="T47">ci = commit</text:span></text:p>
      <text:p text:style-name="P24"><text:s text:c="2"/><text:span text:style-name="T47">st = status</text:span></text:p>
      <text:p text:style-name="P24"><text:s text:c="2"/><text:span text:style-name="T47">br = branch</text:span></text:p>
      <text:p text:style-name="P24"><text:s text:c="2"/><text:span text:style-name="T47">hist = log --pretty=format:\"%h %ad | %s%d [%an]\" --graph --date=short</text:span></text:p>
      <text:p text:style-name="P24"><text:s text:c="2"/><text:span text:style-name="T47">type = cat-file -t</text:span></text:p>
      <text:p text:style-name="P24"><text:s text:c="2"/><text:span text:style-name="T47">dump = cat-file -p</text:span></text:p>
      <text:p text:style-name="P2"><text:span text:style-name="T18">We’ve already talked about commit and status commands. In the previous lesson we covered the </text:span><text:span text:style-name="Source_20_Text"><text:span text:style-name="T31">log</text:span></text:span><text:span text:style-name="T18"> command and will get to know the checkout command very soon. The most important thing to learn from this lesson is that you can type </text:span><text:span text:style-name="Source_20_Text"><text:span text:style-name="T31">git st</text:span></text:span><text:span text:style-name="T18"> wherever you had to type</text:span><text:span text:style-name="Source_20_Text"><text:span text:style-name="T31">git status</text:span></text:span><text:span text:style-name="T18">. Best of all, the </text:span><text:span text:style-name="Source_20_Text"><text:span text:style-name="T31">git hist</text:span></text:span><text:span text:style-name="T18"> command will help you avoid the really long </text:span><text:span text:style-name="Source_20_Text"><text:span text:style-name="T31">log</text:span></text:span><text:span text:style-name="T18"> command.</text:span></text:p>
      <text:p text:style-name="P89">Go ahead and try using the new commands.</text:p>
      <text:h text:style-name="P4" text:outline-level="2"><text:span text:style-name="Emphasis"><text:span text:style-name="T7">02</text:span></text:span><text:span text:style-name="T17">Define the </text:span><text:span text:style-name="Source_20_Text"><text:span text:style-name="T29">hist</text:span></text:span><text:span text:style-name="T17"> alias in the .gitconfig file</text:span></text:h>
      <text:p text:style-name="P2"><text:span text:style-name="T18">For the most part, I will continue to type out the full command in these instructions. The only exception is that I will use the </text:span><text:span text:style-name="Source_20_Text"><text:span text:style-name="T31">hist</text:span></text:span><text:span text:style-name="T18"> alias defined above, when I need to see the git log. Make sure you have a </text:span><text:span text:style-name="Source_20_Text"><text:span text:style-name="T31">hist</text:span></text:span><text:span text:style-name="T18"> alias setup in your </text:span><text:span text:style-name="Source_20_Text"><text:span text:style-name="T31">.gitconfig</text:span></text:span><text:span text:style-name="T18"> file before continuing if you wish to repeat my actions.</text:span></text:p>
      <text:h text:style-name="P4" text:outline-level="2"><text:span text:style-name="Emphasis"><text:span text:style-name="T7">03</text:span></text:span><text:span text:style-name="Source_20_Text"><text:span text:style-name="T29">Type</text:span></text:span><text:span text:style-name="T17"> and </text:span><text:span text:style-name="Source_20_Text"><text:span text:style-name="T29">Dump</text:span></text:span></text:h>
      <text:p text:style-name="P2"><text:span text:style-name="T18">We’ve added a few aliases for commands we haven’t yet discussed. We will talk about the </text:span><text:span text:style-name="Source_20_Text"><text:span text:style-name="T31">git branch</text:span></text:span><text:span text:style-name="T18"> command very soon, and the</text:span><text:span text:style-name="Source_20_Text"><text:span text:style-name="T31">git cat-file</text:span></text:span><text:span text:style-name="T18"> command is useful for exploring git.</text:span></text:p>
      <text:h text:style-name="P6" text:outline-level="2"><text:span text:style-name="Emphasis"><text:span text:style-name="T7">04</text:span></text:span><text:span text:style-name="T17">Command aliases (optional)</text:span></text:h>
      <text:p text:style-name="P89">If your shell supports aliases, or shortcuts, you can add aliases on this level, too. I use:</text:p>
      <text:h text:style-name="P3" text:outline-level="4"><text:span text:style-name="T36">ФАЙЛ: </text:span><text:span text:style-name="Emphasis"><text:span text:style-name="T36">.PROFILE</text:span></text:span></text:h>
      <text:p text:style-name="P26">alias gs='git status '</text:p>
      <text:p text:style-name="P22">alias ga='git add '</text:p>
      <text:p text:style-name="P22">alias gb='git branch '</text:p>
      <text:p text:style-name="P22">alias gc='git commit'</text:p>
      <text:p text:style-name="P22">alias gd='git diff'</text:p>
      <text:p text:style-name="P22"><text:soft-page-break/>alias go='git checkout '</text:p>
      <text:p text:style-name="P22">alias gk='gitk --all&amp;'</text:p>
      <text:p text:style-name="P22">alias gx='gitx --all'</text:p>
      <text:p text:style-name="P22">alias got='git '</text:p>
      <text:p text:style-name="P22">alias get='git '</text:p>
      <text:p text:style-name="P2"><text:span text:style-name="T18">The </text:span><text:span text:style-name="Source_20_Text"><text:span text:style-name="T31">go</text:span></text:span><text:span text:style-name="T18"> abbreviation for </text:span><text:span text:style-name="Source_20_Text"><text:span text:style-name="T31">git checkout</text:span></text:span><text:span text:style-name="T18"> is very useful, allowing me to type:</text:span></text:p>
      <text:p text:style-name="P26">go &lt;branch&gt;</text:p>
      <text:p text:style-name="P89">to checkout a particular branch.</text:p>
      <text:p text:style-name="P2"><text:span text:style-name="T18">Also, I often mistype </text:span><text:span text:style-name="Source_20_Text"><text:span text:style-name="T31">git</text:span></text:span><text:span text:style-name="T18"> as </text:span><text:span text:style-name="Source_20_Text"><text:span text:style-name="T31">get</text:span></text:span><text:span text:style-name="T18"> or </text:span><text:span text:style-name="Source_20_Text"><text:span text:style-name="T31">got</text:span></text:span><text:span text:style-name="T18"> so I created aliases for them too.</text:span></text:p>
      <text:p text:style-name="P78"/>
      <text:h text:style-name="P16" text:outline-level="1">12. Getting older versions</text:h>
      <text:list xml:id="list1220016640136821931" text:style-name="L12">
        <text:list-item>
          <text:p text:style-name="P37">To learn how to checkout any previous snapshot into the working directory.</text:p>
        </text:list-item>
      </text:list>
      <text:p text:style-name="P89">Going back in history is very simple. The checkout command can copy any snapshot from the repo to the working directory.</text:p>
      <text:h text:style-name="P6" text:outline-level="2"><text:span text:style-name="Emphasis"><text:span text:style-name="T7">01</text:span></text:span><text:span text:style-name="T17">Getting hashes for the previous versions</text:span></text:h>
      <text:h text:style-name="P10" text:outline-level="4">RUN:</text:h>
      <text:p text:style-name="P26">git hist</text:p>
      <text:p text:style-name="P2"><text:span text:style-name="Strong_20_Emphasis"><text:span text:style-name="T17">Note:</text:span></text:span><text:span text:style-name="T18"> Do not forget to define </text:span><text:span text:style-name="Source_20_Text"><text:span text:style-name="T31">hist</text:span></text:span><text:span text:style-name="T18"> in your </text:span><text:span text:style-name="Source_20_Text"><text:span text:style-name="T31">.gitconfig</text:span></text:span><text:span text:style-name="T18"> file? If you do not remember how, review the lesson on aliases.</text:span></text:p>
      <text:h text:style-name="P10" text:outline-level="4">RESULT:</text:h>
      <text:p text:style-name="P26">$ git hist</text:p>
      <text:p text:style-name="P22">* fa3c141 2011-03-09 | Added HTML header (HEAD, master) [Alexander Shvets]</text:p>
      <text:p text:style-name="P22">* 8c32287 2011-03-09 | Added standard HTML page tags [Alexander Shvets]</text:p>
      <text:p text:style-name="P22">* 43628f7 2011-03-09 | Added h1 tag [Alexander Shvets]</text:p>
      <text:p text:style-name="P22">* 911e8c9 2011-03-09 | First Commit [Alexander Shvets]</text:p>
      <text:p text:style-name="P2"><text:span text:style-name="T18">Check the log data and find the hash for the first commit. You will find it in the last line of the </text:span><text:span text:style-name="Source_20_Text"><text:span text:style-name="T31">git hist</text:span></text:span><text:span text:style-name="T18"> data. Use the code (its first 7 chars are enough) in the command below. After that check the contents of the hello.html file.</text:span></text:p>
      <text:h text:style-name="P10" text:outline-level="4">RUN:</text:h>
      <text:p text:style-name="P26">git checkout &lt;hash&gt;</text:p>
      <text:p text:style-name="P22"><text:soft-page-break/>cat hello.html</text:p>
      <text:p text:style-name="P2"><text:span text:style-name="Strong_20_Emphasis"><text:span text:style-name="T17">Note:</text:span></text:span><text:span text:style-name="T18"> Many commands depend on the hash values in the repository. Since my hash values will be different from yours, substitute in the appropriate hash value for your repository everytime you see </text:span><text:span text:style-name="Source_20_Text"><text:span text:style-name="T31">&lt;hash&gt;</text:span></text:span><text:span text:style-name="T18"> or </text:span><text:span text:style-name="Source_20_Text"><text:span text:style-name="T31">&lt;treehash&gt;</text:span></text:span><text:span text:style-name="T18"> in the command.</text:span></text:p>
      <text:p text:style-name="P89">You will see …</text:p>
      <text:h text:style-name="P10" text:outline-level="4">RESULT:</text:h>
      <text:p text:style-name="P26">$ git checkout 911e8c9</text:p>
      <text:p text:style-name="P22">Note: checking out '911e8c9'.</text:p>
      <text:p text:style-name="P25"/>
      <text:p text:style-name="P22">You are in 'detached HEAD' state. You can look around, make experimental</text:p>
      <text:p text:style-name="P22">changes and commit them, and you can discard any commits you make in this</text:p>
      <text:p text:style-name="P22">state without impacting any branches by performing another checkout.</text:p>
      <text:p text:style-name="P25"/>
      <text:p text:style-name="P22">If you want to create a new branch to retain commits you create, you may</text:p>
      <text:p text:style-name="P22">do so (now or later) by using -b with the checkout command again. Example:</text:p>
      <text:p text:style-name="P25"/>
      <text:p text:style-name="P24"><text:s text:c="2"/><text:span text:style-name="T47">git checkout -b new_branch_name</text:span></text:p>
      <text:p text:style-name="P25"/>
      <text:p text:style-name="P22">HEAD is now at 911e8c9... First Commit</text:p>
      <text:p text:style-name="P22">$ cat hello.html</text:p>
      <text:p text:style-name="P22">Hello, World</text:p>
      <text:p text:style-name="P2"><text:span text:style-name="T18">The </text:span><text:span text:style-name="Source_20_Text"><text:span text:style-name="T31">checkout</text:span></text:span><text:span text:style-name="T18"> command output totally clarifies the situation. Older git versions will complain about not being on a local branch. But you don’t need to worry about that right now.</text:span></text:p>
      <text:p text:style-name="P89">Note that the content of the hello.html file is the default content.</text:p>
      <text:h text:style-name="P6" text:outline-level="2"><text:span text:style-name="Emphasis"><text:span text:style-name="T7">02</text:span></text:span><text:span text:style-name="T17">Returning to the latest version in the master branch</text:span></text:h>
      <text:h text:style-name="P10" text:outline-level="4">RUN:</text:h>
      <text:p text:style-name="P26">git checkout master</text:p>
      <text:p text:style-name="P22">cat hello.html</text:p>
      <text:p text:style-name="P89"><text:soft-page-break/>You will see …</text:p>
      <text:h text:style-name="P10" text:outline-level="4">RESULT:</text:h>
      <text:p text:style-name="P26">$ git checkout master</text:p>
      <text:p text:style-name="P22">Previous HEAD position was 911e8c9... First Commit</text:p>
      <text:p text:style-name="P22">Switched to branch 'master'</text:p>
      <text:p text:style-name="P22">$ cat hello.html</text:p>
      <text:p text:style-name="P22">&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91">‘<text:span text:style-name="T2">master’ is the name of the default branch. By checking out a branch by name, you go to its lastest version.</text:span></text:p>
      <text:h text:style-name="P16" text:outline-level="1">13. Tagging versions</text:h>
      <text:list xml:id="list3473230657690862217" text:style-name="L13">
        <text:list-item>
          <text:p text:style-name="P38">To learn how to tag commits for future references</text:p>
        </text:list-item>
      </text:list>
      <text:p text:style-name="P89">Let’s call the current version of the hello program version 1 (v1).</text:p>
      <text:h text:style-name="P6" text:outline-level="2"><text:span text:style-name="Emphasis"><text:span text:style-name="T7">01</text:span></text:span><text:span text:style-name="T17">Creating a tag of the first</text:span></text:h>
      <text:h text:style-name="P10" text:outline-level="4">RUN:</text:h>
      <text:p text:style-name="P26">git tag v1</text:p>
      <text:p text:style-name="P1"><text:span text:style-name="T18">Now, the current version of the page is referred to as </text:span><text:span text:style-name="Emphasis"><text:span text:style-name="T18">v1</text:span></text:span><text:span text:style-name="T18">.</text:span></text:p>
      <text:h text:style-name="P6" text:outline-level="2"><text:span text:style-name="Emphasis"><text:span text:style-name="T7">02</text:span></text:span><text:span text:style-name="T17">Tags for previous versions</text:span></text:h>
      <text:p text:style-name="P2"><text:span text:style-name="T18">Let’s tag the version prior to the current version with the name v1-beta. First of all we will checkout the previous version. Instead of looking up the hash, we are going to use the </text:span><text:span text:style-name="Source_20_Text"><text:span text:style-name="T31">^</text:span></text:span><text:span text:style-name="T18"> notation indicating “the parent of v1”.</text:span></text:p>
      <text:p text:style-name="P2"><text:span text:style-name="T18">If the </text:span><text:span text:style-name="Source_20_Text"><text:span text:style-name="T31">v1</text:span></text:span><text:span text:style-name="T18">^ notation causes troubles, try using </text:span><text:span text:style-name="Source_20_Text"><text:span text:style-name="T31">v1~1</text:span></text:span><text:span text:style-name="T18">, referencing the same version. This notation means “the first version prior to v1”.</text:span></text:p>
      <text:h text:style-name="P10" text:outline-level="4"><text:soft-page-break/>RUN:</text:h>
      <text:p text:style-name="P26">git checkout v1^</text:p>
      <text:p text:style-name="P22">cat hello.html</text:p>
      <text:h text:style-name="P10" text:outline-level="4">RUN:</text:h>
      <text:p text:style-name="P26">$ git checkout v1^</text:p>
      <text:p text:style-name="P22">Note: checking out 'v1^'.</text:p>
      <text:p text:style-name="P25"/>
      <text:p text:style-name="P22">You are in 'detached HEAD' state. You can look around, make experimental</text:p>
      <text:p text:style-name="P22">changes and commit them, and you can discard any commits you make in this</text:p>
      <text:p text:style-name="P22">state without impacting any branches by performing another checkout.</text:p>
      <text:p text:style-name="P25"/>
      <text:p text:style-name="P22">If you want to create a new branch to retain commits you create, you may</text:p>
      <text:p text:style-name="P22">do so (now or later) by using -b with the checkout command again. Example:</text:p>
      <text:p text:style-name="P25"/>
      <text:p text:style-name="P24"><text:s text:c="2"/><text:span text:style-name="T47">git checkout -b new_branch_name</text:span></text:p>
      <text:p text:style-name="P25"/>
      <text:p text:style-name="P22">HEAD is now at 8c32287... Added standard HTML page tags</text:p>
      <text:p text:style-name="P22">$ cat hello.html</text:p>
      <text:p text:style-name="P22">&lt;html&gt;</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2"><text:span text:style-name="T18">This is the version with </text:span><text:span text:style-name="Source_20_Text"><text:span text:style-name="T31">&lt;html&gt;</text:span></text:span><text:span text:style-name="T18"> and </text:span><text:span text:style-name="Source_20_Text"><text:span text:style-name="T31">&lt;body&gt;</text:span></text:span><text:span text:style-name="T18"> tags, but without </text:span><text:span text:style-name="Source_20_Text"><text:span text:style-name="T31">&lt;head&gt;</text:span></text:span><text:span text:style-name="T18">. Let’s make it’s the v1-beta version.</text:span></text:p>
      <text:h text:style-name="P10" text:outline-level="4">RUN:</text:h>
      <text:p text:style-name="P26">git tag v1-beta</text:p>
      <text:h text:style-name="P6" text:outline-level="2"><text:soft-page-break/><text:span text:style-name="Emphasis"><text:span text:style-name="T7">03</text:span></text:span><text:span text:style-name="T17">Check out by the tag name</text:span></text:h>
      <text:p text:style-name="P89">Now try to checkout between the two tagged versions.</text:p>
      <text:h text:style-name="P10" text:outline-level="4">RUN:</text:h>
      <text:p text:style-name="P26">git checkout v1</text:p>
      <text:p text:style-name="P22">git checkout v1-beta</text:p>
      <text:h text:style-name="P10" text:outline-level="4">RESULT:</text:h>
      <text:p text:style-name="P26">$ git checkout v1</text:p>
      <text:p text:style-name="P22">Previous HEAD position was 8c32287... Added standard HTML page tags</text:p>
      <text:p text:style-name="P22">HEAD is now at fa3c141... Added HTML header</text:p>
      <text:p text:style-name="P22">$ git checkout v1-beta</text:p>
      <text:p text:style-name="P22">Previous HEAD position was fa3c141... Added HTML header</text:p>
      <text:p text:style-name="P22">HEAD is now at 8c32287... Added standard HTML page tags</text:p>
      <text:h text:style-name="P4" text:outline-level="2"><text:span text:style-name="Emphasis"><text:span text:style-name="T7">04</text:span></text:span><text:span text:style-name="T17">Viewing tags with the </text:span><text:span text:style-name="Source_20_Text"><text:span text:style-name="T29">tag</text:span></text:span><text:span text:style-name="T17"> command</text:span></text:h>
      <text:p text:style-name="P2"><text:span text:style-name="T18">You can see the available tags using the </text:span><text:span text:style-name="Source_20_Text"><text:span text:style-name="T31">git tag</text:span></text:span><text:span text:style-name="T18"> command.</text:span></text:p>
      <text:h text:style-name="P10" text:outline-level="4">RUN:</text:h>
      <text:p text:style-name="P26">git tag</text:p>
      <text:h text:style-name="P10" text:outline-level="4">RESULT:</text:h>
      <text:p text:style-name="P26">$ git tag</text:p>
      <text:p text:style-name="P22">v1</text:p>
      <text:p text:style-name="P22">v1-beta</text:p>
      <text:h text:style-name="P6" text:outline-level="2"><text:span text:style-name="Emphasis"><text:span text:style-name="T7">05</text:span></text:span><text:span text:style-name="T17">Viewing tags in logs</text:span></text:h>
      <text:p text:style-name="P89">You can also check for tags in the log.<text:span text:style-name="T49">RUN:</text:span></text:p>
      <text:p text:style-name="P26">git hist master --all</text:p>
      <text:h text:style-name="P10" text:outline-level="4">RESULT:</text:h>
      <text:p text:style-name="P26">$ git hist master --all</text:p>
      <text:p text:style-name="P22">* fa3c141 2011-03-09 | Added HTML header (v1, master) [Alexander Shvets]</text:p>
      <text:p text:style-name="P22">* 8c32287 2011-03-09 | Added standard HTML page tags (HEAD, v1-beta) [Alexander Shvets]</text:p>
      <text:p text:style-name="P22"><text:soft-page-break/>* 43628f7 2011-03-09 | Added h1 tag [Alexander Shvets]</text:p>
      <text:p text:style-name="P22">* 911e8c9 2011-03-09 | First Commit [Alexander Shvets]</text:p>
      <text:p text:style-name="P2"><text:span text:style-name="T18">You can see tags (</text:span><text:span text:style-name="Source_20_Text"><text:span text:style-name="T31">v1</text:span></text:span><text:span text:style-name="T18"> and </text:span><text:span text:style-name="Source_20_Text"><text:span text:style-name="T31">v1-beta</text:span></text:span><text:span text:style-name="T18">) listed in the log together with the name of the branch (</text:span><text:span text:style-name="Source_20_Text"><text:span text:style-name="T31">master</text:span></text:span><text:span text:style-name="T18">). The </text:span><text:span text:style-name="Source_20_Text"><text:span text:style-name="T31">HEAD</text:span></text:span><text:span text:style-name="T18"> shows the commit you checked out (currently </text:span><text:span text:style-name="Source_20_Text"><text:span text:style-name="T31">v1-beta</text:span></text:span><text:span text:style-name="T18">).</text:span></text:p>
      <text:h text:style-name="P16" text:outline-level="1"/>
      <text:h text:style-name="P16" text:outline-level="1">14. Discarding local changes (before staging)</text:h>
      <text:list xml:id="list8574706095367015676" text:style-name="L14">
        <text:list-item>
          <text:p text:style-name="P39">To learn how to discard the working directory changes</text:p>
        </text:list-item>
      </text:list>
      <text:h text:style-name="P6" text:outline-level="2"><text:span text:style-name="Emphasis"><text:span text:style-name="T7">01</text:span></text:span><text:span text:style-name="T17">Checking out the Master branch</text:span></text:h>
      <text:p text:style-name="P89">Make sure you are on the lastest commit in the master brach before you continue.<text:span text:style-name="T49">RUN:</text:span></text:p>
      <text:p text:style-name="P26">git checkout master</text:p>
      <text:h text:style-name="P6" text:outline-level="2"><text:span text:style-name="Emphasis"><text:span text:style-name="T7">02</text:span></text:span><text:span text:style-name="T17">Change hello.html</text:span></text:h>
      <text:p text:style-name="P89">It happens that you modify a file in your local working directory and sometimes wish just to discard the committed changes. Here is when the checkout command will help you.</text:p>
      <text:p text:style-name="P89">Make changes to the hello.html file in the form of an unwanted comment.</text:p>
      <text:h text:style-name="P3" text:outline-level="4"><text:span text:style-name="T36">FILE: </text:span><text:span text:style-name="Emphasis"><text:span text:style-name="T36">HELLO.HTML</text:span></text:span></text:h>
      <text:p text:style-name="P26">&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5"><text:span text:style-name="T33"><text:s text:c="4"/></text:span><text:span text:style-name="Strong_20_Emphasis"><text:span text:style-name="T29">&lt;!-- This is a bad comment. <text:s/>We want to revert it. --&gt;</text:span></text:span></text:p>
      <text:p text:style-name="P24"><text:s text:c="2"/><text:span text:style-name="T47">&lt;/body&gt;</text:span></text:p>
      <text:p text:style-name="P22">&lt;/html&gt;</text:p>
      <text:h text:style-name="P6" text:outline-level="2"><text:span text:style-name="Emphasis"><text:span text:style-name="T7">03</text:span></text:span><text:span text:style-name="T17">Check the status</text:span></text:h>
      <text:p text:style-name="P89">First of all, check the working directory’s status.<text:span text:style-name="T49">RUN:</text:span></text:p>
      <text:p text:style-name="P26">git status<text:span text:style-name="T48">RESULT:</text:span></text:p>
      <text:p text:style-name="P26">$ git status</text:p>
      <text:p text:style-name="P22"># On branch master</text:p>
      <text:p text:style-name="P22"># Changes not staged for commit:</text:p>
      <text:p text:style-name="P22"><text:soft-page-break/># <text:s text:c="2"/>(use "git add &lt;file&gt;..." to update what will be committed)</text:p>
      <text:p text:style-name="P22"># <text:s text:c="2"/>(use "git checkout -- &lt;file&gt;..." to discard changes in working directory)</text:p>
      <text:p text:style-name="P22">#</text:p>
      <text:p text:style-name="P22"># <text:s text:c="2"/>modified: <text:s text:c="2"/>hello.html</text:p>
      <text:p text:style-name="P22">#</text:p>
      <text:p text:style-name="P22">no changes added to commit (use "git add" and/or "git commit -a")</text:p>
      <text:p text:style-name="P2"><text:span text:style-name="T18">We see that the </text:span><text:span text:style-name="Source_20_Text"><text:span text:style-name="T31">hello.html</text:span></text:span><text:span text:style-name="T18"> file has been modified, but not staged yet.</text:span></text:p>
      <text:h text:style-name="P6" text:outline-level="2"><text:span text:style-name="Emphasis"><text:span text:style-name="T7">04</text:span></text:span><text:span text:style-name="T17">Undoing the changes in the working directory</text:span></text:h>
      <text:p text:style-name="P2"><text:span text:style-name="T18">Use the </text:span><text:span text:style-name="Source_20_Text"><text:span text:style-name="T31">checkout</text:span></text:span><text:span text:style-name="T18"> command in order to checkout the repository’s version of the </text:span><text:span text:style-name="Source_20_Text"><text:span text:style-name="T31">hello.html</text:span></text:span><text:span text:style-name="T18"> file.</text:span></text:p>
      <text:h text:style-name="P10" text:outline-level="4">RUN:</text:h>
      <text:p text:style-name="P26">git checkout hello.html</text:p>
      <text:p text:style-name="P22">git status</text:p>
      <text:p text:style-name="P22">cat hello.html</text:p>
      <text:h text:style-name="P10" text:outline-level="4">RESULT:</text:h>
      <text:p text:style-name="P26">$ git checkout hello.html</text:p>
      <text:p text:style-name="P22">$ git status</text:p>
      <text:p text:style-name="P22"># On branch master</text:p>
      <text:p text:style-name="P22">nothing to commit (working directory clean)</text:p>
      <text:p text:style-name="P22">$ cat hello.html</text:p>
      <text:p text:style-name="P22">&lt;html&gt;</text:p>
      <text:p text:style-name="P5"><text:span text:style-name="Strong_20_Emphasis"><text:span text:style-name="T33"><text:s text:c="2"/></text:span></text:span><text:span text:style-name="Strong_20_Emphasis"><text:span text:style-name="T29">&lt;head&gt;</text:span></text:span></text:p>
      <text:p text:style-name="P8"><text:span text:style-name="Strong_20_Emphasis"><text:span text:style-name="T33"><text:s text:c="2"/></text:span></text:span><text:span text:style-name="Strong_20_Emphasis"><text:span text:style-name="T29">&lt;/head&gt;</text:span></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89">The status command shows there were no unstaged changes in the working directory. And the “bad comment” is no longer contained in the file.</text:p>
      <text:h text:style-name="P14" text:outline-level="1"><text:soft-page-break/>15. Cancel Staged changes (before committing)</text:h>
      <text:list xml:id="list7147883591351644361" text:style-name="L15">
        <text:list-item>
          <text:p text:style-name="P40">To learn how to undo changes that have been staged</text:p>
        </text:list-item>
      </text:list>
      <text:h text:style-name="P6" text:outline-level="2"><text:span text:style-name="Emphasis"><text:span text:style-name="T7">01</text:span></text:span><text:span text:style-name="T17">Edit file and stage changes</text:span></text:h>
      <text:p text:style-name="P2"><text:span text:style-name="T18">Make changes to the </text:span><text:span text:style-name="Source_20_Text"><text:span text:style-name="T31">hello.html</text:span></text:span><text:span text:style-name="T18"> file in the form of an unwanted comment</text:span></text:p>
      <text:h text:style-name="P3" text:outline-level="4"><text:span text:style-name="T36">FILE: </text:span><text:span text:style-name="Emphasis"><text:span text:style-name="T36">HELLO.HTML</text:span></text:span></text:h>
      <text:p text:style-name="P26">&lt;html&gt;</text:p>
      <text:p text:style-name="P24"><text:s text:c="2"/><text:span text:style-name="T47">&lt;head&gt;</text:span></text:p>
      <text:p text:style-name="P5"><text:span text:style-name="T33"><text:s text:c="4"/></text:span><text:span text:style-name="Strong_20_Emphasis"><text:span text:style-name="T29">&lt;!-- This is an unwanted but staged comment --&gt;</text:span></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89">Stage the modified file.</text:p>
      <text:h text:style-name="P10" text:outline-level="4">RUN:</text:h>
      <text:p text:style-name="P26">git add hello.html</text:p>
      <text:h text:style-name="P6" text:outline-level="2"><text:span text:style-name="Emphasis"><text:span text:style-name="T7">02</text:span></text:span><text:span text:style-name="T17">Check the status</text:span></text:h>
      <text:p text:style-name="P89">Check the status of unwanted changes .<text:span text:style-name="T49">RUN:</text:span></text:p>
      <text:p text:style-name="P26">git status<text:span text:style-name="T48">RESULT:</text:span></text:p>
      <text:p text:style-name="P26">$ git status</text:p>
      <text:p text:style-name="P22"># On branch master</text:p>
      <text:p text:style-name="P22"># Changes to be committed:</text:p>
      <text:p text:style-name="P22"># <text:s text:c="2"/>(use "git reset HEAD &lt;file&gt;..." to unstage)</text:p>
      <text:p text:style-name="P22"># <text:s text:c="2"/>modified: <text:s text:c="2"/>hello.html</text:p>
      <text:p text:style-name="P89">Status shows that the change has been staged and is ready to commit.</text:p>
      <text:h text:style-name="P6" text:outline-level="2"><text:span text:style-name="Emphasis"><text:span text:style-name="T7">03</text:span></text:span><text:span text:style-name="T17">Reset the buffer zone</text:span></text:h>
      <text:p text:style-name="P89">Fortunately, the displayed status shows us exactly what we should do to cancel staged changes.</text:p>
      <text:h text:style-name="P10" text:outline-level="4"><text:soft-page-break/>RUN:</text:h>
      <text:p text:style-name="P26">git reset HEAD hello.html</text:p>
      <text:h text:style-name="P10" text:outline-level="4">RESULT:</text:h>
      <text:p text:style-name="P26">$ git reset HEAD hello.html</text:p>
      <text:p text:style-name="P22">Unstaged changes after reset:</text:p>
      <text:p text:style-name="P22">M <text:s text:c="2"/>hello.html</text:p>
      <text:p text:style-name="P2"><text:span text:style-name="T18">The </text:span><text:span text:style-name="Source_20_Text"><text:span text:style-name="T31">reset</text:span></text:span><text:span text:style-name="T18"> command resets the buffer zone to HEAD. This clears the buffer zone from the changes that we have just staged.</text:span></text:p>
      <text:p text:style-name="P2"><text:span text:style-name="T18">The </text:span><text:span text:style-name="Source_20_Text"><text:span text:style-name="T31">reset</text:span></text:span><text:span text:style-name="T18"> command (default) does not change the working directory. Therefore, the working directory still contains unwanted comments. We can use the checkout command from the previous tutorial to remove unwanted changes from working directory.</text:span></text:p>
      <text:h text:style-name="P6" text:outline-level="2"><text:span text:style-name="Emphasis"><text:span text:style-name="T7">04</text:span></text:span><text:span text:style-name="T17">Switch to commit version</text:span></text:h>
      <text:h text:style-name="P10" text:outline-level="4">RUN:</text:h>
      <text:p text:style-name="P26">git checkout hello.html</text:p>
      <text:p text:style-name="P22">git status<text:span text:style-name="T48">RESULT:</text:span></text:p>
      <text:p text:style-name="P26">$ git status</text:p>
      <text:p text:style-name="P22"># On branch master</text:p>
      <text:p text:style-name="P22">nothing to commit (working directory clean)</text:p>
      <text:p text:style-name="P89">Our working directory is clean again.</text:p>
      <text:p text:style-name="P89"/>
      <text:h text:style-name="P17" text:outline-level="1">16. Cancelling commits</text:h>
      <text:list xml:id="list175477515253020676" text:style-name="L16">
        <text:list-item>
          <text:p text:style-name="P41">To learn how to undo commits to the local repository.</text:p>
        </text:list-item>
      </text:list>
      <text:h text:style-name="P6" text:outline-level="2"><text:span text:style-name="Emphasis"><text:span text:style-name="T7">01</text:span></text:span><text:span text:style-name="T17">Cancelling commits</text:span></text:h>
      <text:p text:style-name="P89">Sometimes you realize that the new commits are wrong, and you want to cancel them. There are several ways to handle the issue, we use the safest here.</text:p>
      <text:p text:style-name="P89">To cancel the commit we will create a new commit, cancelling the unwanted changes.</text:p>
      <text:h text:style-name="P6" text:outline-level="2"><text:span text:style-name="Emphasis"><text:span text:style-name="T7">02</text:span></text:span><text:span text:style-name="T17">Edit the file and make a commit</text:span></text:h>
      <text:p text:style-name="P2"><text:span text:style-name="T18">Replace </text:span><text:span text:style-name="Source_20_Text"><text:span text:style-name="T31">hello.html</text:span></text:span><text:span text:style-name="T18"> with the following file.</text:span></text:p>
      <text:h text:style-name="P3" text:outline-level="4"><text:span text:style-name="T36">FILE: </text:span><text:span text:style-name="Emphasis"><text:span text:style-name="T36">HELLO.HTML</text:span></text:span></text:h>
      <text:p text:style-name="P26">&lt;html&gt;</text:p>
      <text:p text:style-name="P24"><text:soft-page-break/><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5"><text:span text:style-name="T33"><text:s text:c="4"/></text:span><text:span text:style-name="Strong_20_Emphasis"><text:span text:style-name="T29">&lt;!-- This is an unwanted but committed change --&gt;</text:span></text:span></text:p>
      <text:p text:style-name="P24"><text:s text:c="2"/><text:span text:style-name="T47">&lt;/body&gt;</text:span></text:p>
      <text:p text:style-name="P22">&lt;/html&gt;<text:span text:style-name="T48">RUN:</text:span></text:p>
      <text:p text:style-name="P26">git add hello.html</text:p>
      <text:p text:style-name="P22">git commit -m "Oops, we didn't want this commit"</text:p>
      <text:h text:style-name="P6" text:outline-level="2"><text:span text:style-name="Emphasis"><text:span text:style-name="T7">03</text:span></text:span><text:span text:style-name="T17">Make a commit with new changes that discard previous changes</text:span></text:h>
      <text:p text:style-name="P89">To cancel the commit, we need to create a commit that deletes the changes saved by unwanted commit.</text:p>
      <text:h text:style-name="P10" text:outline-level="4">RUN:</text:h>
      <text:p text:style-name="P26">git revert HEAD</text:p>
      <text:p text:style-name="P89">Go to the editor, where you can edit the default commit message or leave it as is. Save and close the file.</text:p>
      <text:p text:style-name="P89">You will see …</text:p>
      <text:h text:style-name="P10" text:outline-level="4">RESULT:</text:h>
      <text:p text:style-name="P26">$ git revert HEAD --no-edit</text:p>
      <text:p text:style-name="P22">[master 45fa96b] Revert "Oops, we didn't want this commit"</text:p>
      <text:p text:style-name="P24"><text:s/><text:span text:style-name="T47">1 files changed, 1 insertions(+), 1 deletions(-)</text:span></text:p>
      <text:p text:style-name="P2"><text:span text:style-name="T18">Since we have cancelled the last commit, we can use </text:span><text:span text:style-name="Source_20_Text"><text:span text:style-name="T31">HEAD</text:span></text:span><text:span text:style-name="T18"> as the argument for cancelling. We may cancel any random commit in history, pointing out its hash value.</text:span></text:p>
      <text:p text:style-name="P2"><text:span text:style-name="Strong_20_Emphasis"><text:span text:style-name="T17">Note:</text:span></text:span><text:span text:style-name="T18"> The </text:span><text:span text:style-name="Source_20_Text"><text:span text:style-name="T31">--no-edit</text:span></text:span><text:span text:style-name="T18"> command can be ignored. It was necessary to generate the output data without opening the editor.</text:span></text:p>
      <text:h text:style-name="P6" text:outline-level="2"><text:span text:style-name="Emphasis"><text:span text:style-name="T7">04</text:span></text:span><text:span text:style-name="T17">Check the log</text:span></text:h>
      <text:p text:style-name="P89">Checking the log shows the unwanted cancellations and commits in our repository.<text:span text:style-name="T49">RUN:</text:span></text:p>
      <text:p text:style-name="P26">git hist<text:span text:style-name="T48">RESULT:</text:span></text:p>
      <text:p text:style-name="P26">$ git hist</text:p>
      <text:p text:style-name="P22"><text:soft-page-break/>* 45fa96b 2011-03-09 | Revert "Oops, we didn't want this commit" (HEAD, master) [Alexander Shvets]</text:p>
      <text:p text:style-name="P22">* 846b90c 2011-03-09 | Oops, we didn't want this commi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This technique can be applied to any commit (however there may be conflicts). It is safe to use even in public branches of remote </text:p>
      <text:h text:style-name="P16" text:outline-level="1">17. Removing a commit from a branch</text:h>
      <text:list xml:id="list8912550220328814820" text:style-name="L17">
        <text:list-item>
          <text:p text:style-name="P42">To learn to delete the branch's latest commits</text:p>
        </text:list-item>
      </text:list>
      <text:p text:style-name="P2"><text:span text:style-name="Source_20_Text"><text:span text:style-name="T31">Revert</text:span></text:span><text:span text:style-name="T18"> is a powerful command of the previous section that allows you to cancel any commits to the repository. However, both original and cancelled commits are seen in the history of the branch (when using </text:span><text:span text:style-name="Source_20_Text"><text:span text:style-name="T31">git log</text:span></text:span><text:span text:style-name="T18"> command).</text:span></text:p>
      <text:p text:style-name="P2"><text:span text:style-name="T18">Often after commit is already made, we realize that it was a mistake. It would be nice to have undo option command allowing deleting incorrect commit immediately. This command would prevent the appearance of unwanted commit in the </text:span><text:span text:style-name="Source_20_Text"><text:span text:style-name="T31">git log</text:span></text:span><text:span text:style-name="T18"> history.</text:span></text:p>
      <text:h text:style-name="P4" text:outline-level="2"><text:span text:style-name="Emphasis"><text:span text:style-name="T7">01</text:span></text:span><text:span text:style-name="T17">The </text:span><text:span text:style-name="Source_20_Text"><text:span text:style-name="T29">reset</text:span></text:span><text:span text:style-name="T17"> command</text:span></text:h>
      <text:p text:style-name="P89">We have already used reset command to match the buffer zone and the selected commit (HEAD commit was used in the previous lesson).</text:p>
      <text:p text:style-name="P2"><text:span text:style-name="T18">When a commit reference is given (ie, a branch, hash, or tag name), the </text:span><text:span text:style-name="Source_20_Text"><text:span text:style-name="T31">reset</text:span></text:span><text:span text:style-name="T18"> command will...</text:span></text:p>
      <text:list xml:id="list5904543670738393307" text:style-name="L18">
        <text:list-item>
          <text:p text:style-name="P43">Overwrite the current branch so it will point to the correct commit</text:p>
        </text:list-item>
        <text:list-item>
          <text:p text:style-name="P43">Optionally reset the buffer zone so it will comply with the specified commit</text:p>
        </text:list-item>
        <text:list-item>
          <text:p text:style-name="P43">Optionally reset the working directory so it will match the specified commit</text:p>
        </text:list-item>
      </text:list>
      <text:h text:style-name="P6" text:outline-level="2"><text:span text:style-name="Emphasis"><text:span text:style-name="T7">02</text:span></text:span><text:span text:style-name="T17">Check our history</text:span></text:h>
      <text:p text:style-name="P89">Let us do a quick scan of our commit history.<text:span text:style-name="T49">RUN:</text:span></text:p>
      <text:p text:style-name="P26">git hist<text:span text:style-name="T48">RESULT:</text:span></text:p>
      <text:p text:style-name="P26">$ git hist</text:p>
      <text:p text:style-name="P22">* 45fa96b 2011-03-09 | Revert "Oops, we didn't want this commit" (HEAD, master) <text:soft-page-break/>[Alexander Shvets]</text:p>
      <text:p text:style-name="P22">* 846b90c 2011-03-09 | Oops, we didn't want this commi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We see that the last two commits in this branch are "Oops" and "Revert Oops". Let us remove them with reset command.</text:p>
      <text:h text:style-name="P6" text:outline-level="2"><text:span text:style-name="Emphasis"><text:span text:style-name="T7">03</text:span></text:span><text:span text:style-name="T17">Mark this branch first</text:span></text:h>
      <text:p text:style-name="P89">Let us mark the last commit with tag, so you can find it after removing commits.</text:p>
      <text:h text:style-name="P10" text:outline-level="4">RUN:</text:h>
      <text:p text:style-name="P26">git tag oops</text:p>
      <text:h text:style-name="P6" text:outline-level="2"><text:span text:style-name="Emphasis"><text:span text:style-name="T7">04</text:span></text:span><text:span text:style-name="T17">Reset commit to previous Oops</text:span></text:h>
      <text:p text:style-name="P89">At the history log (see above), the commit tagged «v1» is committing previous wrong commit. Let us reset the branch to that point. As the branch has a tag, we can use the tag name in the reset command (if it does not have a tag, we can use the hash value).</text:p>
      <text:h text:style-name="P10" text:outline-level="4">RUN:</text:h>
      <text:p text:style-name="P26">git reset --hard v1</text:p>
      <text:p text:style-name="P22">git hist</text:p>
      <text:h text:style-name="P10" text:outline-level="4">RESULT:</text:h>
      <text:p text:style-name="P26">$ git reset --hard v1</text:p>
      <text:p text:style-name="P22">HEAD is now at fa3c141 Added HTML header</text:p>
      <text:p text:style-name="P22">$ git hist</text:p>
      <text:p text:style-name="P22">* fa3c141 2011-03-09 | Added HTML header (HEAD, v1, master) [Alexander Shvets]</text:p>
      <text:p text:style-name="P22">* 8c32287 2011-03-09 | Added standard HTML page tags (v1-beta) [Alexander Shvets]</text:p>
      <text:p text:style-name="P22">* 43628f7 2011-03-09 | Added h1 tag [Alexander Shvets]</text:p>
      <text:p text:style-name="P22"><text:soft-page-break/>* 911e8c9 2011-03-09 | First Commit [Alexander Shvets]</text:p>
      <text:p text:style-name="P2"><text:span text:style-name="T18">Our master branch is poiting at commit v1 and "Revert Oops" and "Oops" commits no longer exist in the branch. The </text:span><text:span text:style-name="Source_20_Text"><text:span text:style-name="T31">--hard</text:span></text:span><text:span text:style-name="T18"> parameter points out that the working directory must be updated to reflect the new branch head.</text:span></text:p>
      <text:h text:style-name="P6" text:outline-level="2"><text:span text:style-name="Emphasis"><text:span text:style-name="T7">05</text:span></text:span><text:span text:style-name="T17">Nothing is ever lost</text:span></text:h>
      <text:p text:style-name="P1"><text:span text:style-name="T18">What happens to the wrong commits? They are still in the repository. Actually, we still can refer to them. At the beginning of the lesson, we created «oops» tag for the canceled commit. Let us take a look at </text:span><text:span text:style-name="Emphasis"><text:span text:style-name="T18">all</text:span></text:span><text:span text:style-name="T18"> commits.</text:span></text:p>
      <text:h text:style-name="P10" text:outline-level="4">RUN:</text:h>
      <text:p text:style-name="P26">git hist --all</text:p>
      <text:h text:style-name="P10" text:outline-level="4">RESULT:</text:h>
      <text:p text:style-name="P26">$ git hist --all</text:p>
      <text:p text:style-name="P22">* 45fa96b 2011-03-09 | Revert "Oops, we didn't want this commit" (oops) [Alexander Shvets]</text:p>
      <text:p text:style-name="P22">* 846b90c 2011-03-09 | Oops, we didn't want this commit [Alexander Shvets]</text:p>
      <text:p text:style-name="P22">* fa3c141 2011-03-09 | Added HTML header (HEAD, v1, master)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We can see that the wrong commits haven’t gone. They are not listed in the master branch anymore but still remain in the repository. They would be still in the repository if we did not tag them, but then we could reference them only by their hash names. Unreferenced commits remain in the repository until the garbage collection software is run by system.</text:p>
      <text:h text:style-name="P6" text:outline-level="2"><text:span text:style-name="Emphasis"><text:span text:style-name="T7">06</text:span></text:span><text:span text:style-name="T17">Reset dangers</text:span></text:h>
      <text:p text:style-name="P89">Resets on local branches are usually harmless. The consequences of any "accident" can be reverted by using the proper commit.</text:p>
      <text:p text:style-name="P89">Though, other users sharing the branch can be confused if the branch is shared on remote repositories.</text:p>
      <text:h text:style-name="P16" text:outline-level="1">18. Removing the oops tag</text:h>
      <text:list xml:id="list996118238028812531" text:style-name="L19">
        <text:list-item>
          <text:p text:style-name="P44">Removing the oops tag (cleaning up)</text:p>
        </text:list-item>
      </text:list>
      <text:h text:style-name="P6" text:outline-level="2"><text:soft-page-break/><text:span text:style-name="Emphasis"><text:span text:style-name="T7">01</text:span></text:span><text:span text:style-name="T17">Removal of the oops tag</text:span></text:h>
      <text:p text:style-name="P89">Oops tag has performed it’s function. Let us remove that tag and permit the garbage collector to delete referenced commit.</text:p>
      <text:h text:style-name="P10" text:outline-level="4">RUN:</text:h>
      <text:p text:style-name="P26">git tag -d oops</text:p>
      <text:p text:style-name="P22">git hist --all</text:p>
      <text:h text:style-name="P10" text:outline-level="4">RESULT:</text:h>
      <text:p text:style-name="P26">$ git tag -d oops</text:p>
      <text:p text:style-name="P22">Deleted tag 'oops' (was 45fa96b)</text:p>
      <text:p text:style-name="P22">$ git hist --all</text:p>
      <text:p text:style-name="P22">* fa3c141 2011-03-09 | Added HTML header (HEAD, v1, master)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Oops tag will no longer appear in the repository.</text:p>
      <text:h text:style-name="P16" text:outline-level="1">19. Changing commits</text:h>
      <text:list xml:id="list7859627312194113147" text:style-name="L20">
        <text:list-item>
          <text:p text:style-name="P45">To learn how to modify an already existing commit</text:p>
        </text:list-item>
      </text:list>
      <text:h text:style-name="P6" text:outline-level="2"><text:span text:style-name="Emphasis"><text:span text:style-name="T7">01</text:span></text:span><text:span text:style-name="T17">Change the page and commit</text:span></text:h>
      <text:p text:style-name="P89">Post an author comment on the page.</text:p>
      <text:h text:style-name="P3" text:outline-level="4"><text:span text:style-name="T36">FILE: </text:span><text:span text:style-name="Emphasis"><text:span text:style-name="T36">HELLO.HTML</text:span></text:span></text:h>
      <text:p text:style-name="P5"><text:span text:style-name="Strong_20_Emphasis"><text:span text:style-name="T29">&lt;!-- Author: Alexander Shvets --&gt;</text:span></text:span></text:p>
      <text:p text:style-name="P22">&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text:soft-page-break/>&lt;/html&gt;</text:p>
      <text:h text:style-name="P10" text:outline-level="4">RUN:</text:h>
      <text:p text:style-name="P26">git add hello.html</text:p>
      <text:p text:style-name="P22">git commit -m "Add an author comment"</text:p>
      <text:h text:style-name="P6" text:outline-level="2"><text:span text:style-name="Emphasis"><text:span text:style-name="T7">02</text:span></text:span><text:span text:style-name="T17">Oops... email required</text:span></text:h>
      <text:p text:style-name="P89">After making the commit you understand that every good comment should include the author's email.Refresh the hello page, to provide an email.</text:p>
      <text:h text:style-name="P3" text:outline-level="4"><text:span text:style-name="T36">FILE: </text:span><text:span text:style-name="Emphasis"><text:span text:style-name="T36">HELLO.HTML</text:span></text:span></text:h>
      <text:p text:style-name="P5"><text:span text:style-name="Strong_20_Emphasis"><text:span text:style-name="T29">&lt;!-- Author: Alexander Shvets (alex@githowto.com) --&gt;</text:span></text:span></text:p>
      <text:p text:style-name="P22">&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h text:style-name="P6" text:outline-level="2"><text:span text:style-name="Emphasis"><text:span text:style-name="T7">03</text:span></text:span><text:span text:style-name="T17">Change the previous commit</text:span></text:h>
      <text:p text:style-name="P89">We do not want to create another commit for e-mail. Let us change the previous commit and add an e-mail address.</text:p>
      <text:h text:style-name="P10" text:outline-level="4">RUN:</text:h>
      <text:p text:style-name="P26">git add hello.html</text:p>
      <text:p text:style-name="P22">git commit --amend -m "Add an author/email comment"</text:p>
      <text:h text:style-name="P10" text:outline-level="4">RESULT:</text:h>
      <text:p text:style-name="P26">$ git add hello.html</text:p>
      <text:p text:style-name="P22">$ git commit --amend -m "Add an author/email comment"</text:p>
      <text:p text:style-name="P22">[master 6a78635] Add an author/email comment</text:p>
      <text:p text:style-name="P24"><text:s/><text:span text:style-name="T47">1 files changed, 2 insertions(+), 1 deletions(-)</text:span></text:p>
      <text:h text:style-name="P6" text:outline-level="2"><text:soft-page-break/><text:span text:style-name="Emphasis"><text:span text:style-name="T7">04</text:span></text:span><text:span text:style-name="T17">View history</text:span></text:h>
      <text:h text:style-name="P10" text:outline-level="4">RUN:</text:h>
      <text:p text:style-name="P26">git hist</text:p>
      <text:h text:style-name="P10" text:outline-level="4">RESULT:</text:h>
      <text:p text:style-name="P26">$ git hist</text:p>
      <text:p text:style-name="P22">* 6a78635 2011-03-09 | Add an author/email comment (HEAD, master)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The new "author/email" commit replaces the original "author" commit. The same effect can be achieved by resetting the last commit in the branch, and recommitting new changes.</text:p>
      <text:h text:style-name="P16" text:outline-level="1">20. Moving files</text:h>
      <text:list xml:id="list2164309245847150468" text:style-name="L21">
        <text:list-item>
          <text:p text:style-name="P46">To learn how to move a file within the repository.</text:p>
        </text:list-item>
      </text:list>
      <text:h text:style-name="P6" text:outline-level="2"><text:span text:style-name="Emphasis"><text:span text:style-name="T7">01</text:span></text:span><text:span text:style-name="T17">Move the hello.html file to the </text:span><text:span text:style-name="T19">lib</text:span><text:span text:style-name="T17"> directory</text:span></text:h>
      <text:p text:style-name="P89">Now we will create the structure of our repository. Let us move the page in the lib directory</text:p>
      <text:h text:style-name="P10" text:outline-level="4">RUN:</text:h>
      <text:p text:style-name="P26">mkdir lib</text:p>
      <text:p text:style-name="P22">git mv hello.html lib</text:p>
      <text:p text:style-name="P22">git status</text:p>
      <text:h text:style-name="P10" text:outline-level="4">RESULT:</text:h>
      <text:p text:style-name="P26">$ mkdir lib</text:p>
      <text:p text:style-name="P22">$ git mv hello.html lib</text:p>
      <text:p text:style-name="P22">$ git status</text:p>
      <text:p text:style-name="P22"># On branch master</text:p>
      <text:p text:style-name="P22"># Changes to be committed:</text:p>
      <text:p text:style-name="P22"><text:soft-page-break/># <text:s text:c="2"/>(use "git reset HEAD &lt;file&gt;..." to unstage)</text:p>
      <text:p text:style-name="P22">#</text:p>
      <text:p text:style-name="P22"># <text:s text:c="2"/>renamed: <text:s text:c="3"/>hello.html -&gt; lib/hello.html</text:p>
      <text:p text:style-name="P22">#</text:p>
      <text:p text:style-name="P89">Moving files with git, we notify git about two things</text:p>
      <text:list xml:id="list6046260150610905077" text:style-name="L22">
        <text:list-item>
          <text:p text:style-name="P81"><text:span text:style-name="T18">The </text:span><text:span text:style-name="Source_20_Text"><text:span text:style-name="T30">hello.html</text:span></text:span><text:span text:style-name="T18"> file was deleted.</text:span></text:p>
        </text:list-item>
        <text:list-item>
          <text:p text:style-name="P81"><text:span text:style-name="T18">The </text:span><text:span text:style-name="Source_20_Text"><text:span text:style-name="T30">lib/hello.html</text:span></text:span><text:span text:style-name="T18"> file was created.</text:span></text:p>
        </text:list-item>
      </text:list>
      <text:p text:style-name="P89">Both facts are staged immediately and ready for a commit. Git status command reports the file has been moved.</text:p>
      <text:h text:style-name="P6" text:outline-level="2"><text:span text:style-name="Emphasis"><text:span text:style-name="T7">02</text:span></text:span><text:span text:style-name="T17">One more way to move files</text:span></text:h>
      <text:p text:style-name="P89">A positive fact about git is that you don’t need to remember about version control to the moment when you need to commit code. What could happen if we were using the operating system command line instead of the git command to move files?</text:p>
      <text:p text:style-name="P89">The following set of commands turned out to be identical to our last actions. It requires more work with same result.</text:p>
      <text:p text:style-name="P89">We can do:</text:p>
      <text:p text:style-name="P26">mkdir lib</text:p>
      <text:p text:style-name="P22">mv hello.html lib</text:p>
      <text:p text:style-name="P22">git add lib/hello.html</text:p>
      <text:p text:style-name="P22">git rm hello.html</text:p>
      <text:h text:style-name="P6" text:outline-level="2"><text:span text:style-name="Emphasis"><text:span text:style-name="T7">03</text:span></text:span><text:span text:style-name="T17">Commit new directory</text:span></text:h>
      <text:p text:style-name="P89">Let us commit this movement.</text:p>
      <text:h text:style-name="P10" text:outline-level="4">RUN:</text:h>
      <text:p text:style-name="P26">git commit -m "Moved hello.html to lib"</text:p>
      <text:h text:style-name="P16" text:outline-level="1">21. More information about the structure</text:h>
      <text:list xml:id="list5499858892439533636" text:style-name="L23">
        <text:list-item>
          <text:p text:style-name="P47">Add one more file in our repository</text:p>
        </text:list-item>
      </text:list>
      <text:h text:style-name="P6" text:outline-level="2"><text:span text:style-name="Emphasis"><text:span text:style-name="T7">01</text:span></text:span><text:span text:style-name="T17">Adding index.html</text:span></text:h>
      <text:p text:style-name="P2"><text:span text:style-name="T18">Let us add an </text:span><text:span text:style-name="Source_20_Text"><text:span text:style-name="T31">index.html</text:span></text:span><text:span text:style-name="T18"> file to the repository. The following file is perfect for this purpose.</text:span></text:p>
      <text:h text:style-name="P3" text:outline-level="4"><text:span text:style-name="T36">FILE: </text:span><text:span text:style-name="Emphasis"><text:span text:style-name="T36">INDEX.HTML</text:span></text:span></text:h>
      <text:p text:style-name="P26">&lt;html&gt;</text:p>
      <text:p text:style-name="P24"><text:soft-page-break/><text:s text:c="2"/><text:span text:style-name="T47">&lt;body&gt;</text:span></text:p>
      <text:p text:style-name="P24"><text:s text:c="4"/><text:span text:style-name="T47">&lt;iframe src="lib/hello.html" width="200" height="200" /&gt;</text:span></text:p>
      <text:p text:style-name="P24"><text:s text:c="2"/><text:span text:style-name="T47">&lt;/body&gt;</text:span></text:p>
      <text:p text:style-name="P22">&lt;/html&gt;</text:p>
      <text:p text:style-name="P89">Add the file and make a commit.</text:p>
      <text:h text:style-name="P10" text:outline-level="4">RUN:</text:h>
      <text:p text:style-name="P26">git add index.html</text:p>
      <text:p text:style-name="P22">git commit -m "Added index.html."</text:p>
      <text:p text:style-name="P2"><text:span text:style-name="T18">Now when you open </text:span><text:span text:style-name="Source_20_Text"><text:span text:style-name="T31">index.html</text:span></text:span><text:span text:style-name="T18">, you should see a part of the hello page in a small window.</text:span></text:p>
      <text:h text:style-name="P16" text:outline-level="1">22. Inside Git: .Git directory</text:h>
      <text:list xml:id="list1991854042062184814" text:style-name="L24">
        <text:list-item>
          <text:p text:style-name="P82"><text:span text:style-name="T18">To learn about Git directory structure</text:span><text:span text:style-name="Source_20_Text"><text:span text:style-name="T30">.git</text:span></text:span></text:p>
        </text:list-item>
      </text:list>
      <text:h text:style-name="P4" text:outline-level="2"><text:span text:style-name="Emphasis"><text:span text:style-name="T7">01</text:span></text:span><text:span text:style-name="T17">The </text:span><text:span text:style-name="Source_20_Text"><text:span text:style-name="T29">.git</text:span></text:span><text:span text:style-name="T17"> directory</text:span></text:h>
      <text:p text:style-name="P89">It is time to do some research. Starting from the project’s root directory...<text:span text:style-name="T49">RUN:</text:span></text:p>
      <text:p text:style-name="P26">ls -C .git<text:span text:style-name="T48">RESULT:</text:span></text:p>
      <text:p text:style-name="P26">$ ls -C .git</text:p>
      <text:p text:style-name="P22">COMMIT_EDITMSG <text:s/>MERGE_RR <text:s text:c="3"/>config <text:s text:c="5"/>hooks <text:s text:c="6"/>info <text:s text:c="7"/>objects <text:s text:c="4"/>rr-cache</text:p>
      <text:p text:style-name="P22">HEAD <text:s text:c="7"/>ORIG_HEAD <text:s text:c="2"/>description index <text:s text:c="6"/>logs <text:s text:c="7"/>refs</text:p>
      <text:p text:style-name="P89">This is a special folder where all the git stuff is. Let us explore the directory.</text:p>
      <text:h text:style-name="P6" text:outline-level="2"><text:span text:style-name="Emphasis"><text:span text:style-name="T7">02</text:span></text:span><text:span text:style-name="T17">Object Database</text:span></text:h>
      <text:h text:style-name="P10" text:outline-level="4">RUN:</text:h>
      <text:p text:style-name="P26">ls -C .git/objects</text:p>
      <text:h text:style-name="P10" text:outline-level="4">RESULT:</text:h>
      <text:p text:style-name="P26">$ ls -C .git/objects</text:p>
      <text:p text:style-name="P22">09 <text:s/>24 <text:s/>28 <text:s/>45 <text:s/>59 <text:s/>6a <text:s/>77 <text:s/>80 <text:s/>8c <text:s/>97 <text:s/>af <text:s/>c4 <text:s/>e7 <text:s/>info</text:p>
      <text:p text:style-name="P22">11 <text:s/>27 <text:s/>43 <text:s/>56 <text:s/>69 <text:s/>6b <text:s/>78 <text:s/>84 <text:s/>91 <text:s/>9c <text:s/>b5 <text:s/>e4 <text:s/>fa <text:s/>pack</text:p>
      <text:p text:style-name="P89">You should see a lot of folders named with two characters. The first two letters sha1 hash of the object stored in git are the directory names.</text:p>
      <text:h text:style-name="P6" text:outline-level="2"><text:soft-page-break/><text:span text:style-name="Emphasis"><text:span text:style-name="T7">03</text:span></text:span><text:span text:style-name="T17">inquire the database objects</text:span></text:h>
      <text:h text:style-name="P10" text:outline-level="4">RUN:</text:h>
      <text:p text:style-name="P26">ls -C .git/objects/&lt;dir&gt;</text:p>
      <text:h text:style-name="P10" text:outline-level="4">RESULT:</text:h>
      <text:p text:style-name="P26">$ ls -C .git/objects/09</text:p>
      <text:p text:style-name="P22">6b74c56bfc6b40e754fc0725b8c70b2038b91e <text:s/>9fb6f9d3a104feb32fcac22354c4d0e8a182c1</text:p>
      <text:p text:style-name="P89">Let us look at one of the folders named with two characters. There should be files with names of 38 characters. These files contain objects stored in git. They are compressed and encrypted, so it’s impossible to view their content directly. Let us have a better look at Git directory</text:p>
      <text:h text:style-name="P6" text:outline-level="2"><text:span text:style-name="Emphasis"><text:span text:style-name="T7">04</text:span></text:span><text:span text:style-name="T17">Config File</text:span></text:h>
      <text:h text:style-name="P10" text:outline-level="4">RUN:</text:h>
      <text:p text:style-name="P26">cat .git/config</text:p>
      <text:h text:style-name="P10" text:outline-level="4">RESULT:</text:h>
      <text:p text:style-name="P26">$ cat .git/config</text:p>
      <text:p text:style-name="P22">[core]</text:p>
      <text:p text:style-name="P24"><text:s text:c="4"/><text:span text:style-name="T47">repositoryformatversion = 0</text:span></text:p>
      <text:p text:style-name="P24"><text:s text:c="4"/><text:span text:style-name="T47">filemode = true</text:span></text:p>
      <text:p text:style-name="P24"><text:s text:c="4"/><text:span text:style-name="T47">bare = false</text:span></text:p>
      <text:p text:style-name="P24"><text:s text:c="4"/><text:span text:style-name="T47">logallrefupdates = true</text:span></text:p>
      <text:p text:style-name="P24"><text:s text:c="4"/><text:span text:style-name="T47">ignorecase = true</text:span></text:p>
      <text:p text:style-name="P22">[user]</text:p>
      <text:p text:style-name="P24"><text:s text:c="4"/><text:span text:style-name="T47">name = Alexander Shvets</text:span></text:p>
      <text:p text:style-name="P24"><text:s text:c="4"/><text:span text:style-name="T47">email = alex@githowto.com</text:span></text:p>
      <text:p text:style-name="P2"><text:span text:style-name="T18">This configuration file is created for each individual project. At least in this project, entries in this file will overwrite the entries in the</text:span><text:span text:style-name="Source_20_Text"><text:span text:style-name="T31">.gitconfig</text:span></text:span><text:span text:style-name="T18"> file of your main directory.</text:span></text:p>
      <text:h text:style-name="P6" text:outline-level="2"><text:span text:style-name="Emphasis"><text:span text:style-name="T7">05</text:span></text:span><text:span text:style-name="T17">Branches and tags</text:span></text:h>
      <text:h text:style-name="P10" text:outline-level="4">RUN:</text:h>
      <text:p text:style-name="P26">ls .git/refs</text:p>
      <text:p text:style-name="P22">ls .git/refs/heads</text:p>
      <text:p text:style-name="P22"><text:soft-page-break/>ls .git/refs/tags</text:p>
      <text:p text:style-name="P22">cat .git/refs/tags/v1</text:p>
      <text:h text:style-name="P10" text:outline-level="4">RESULT:</text:h>
      <text:p text:style-name="P26">$ ls .git/refs</text:p>
      <text:p text:style-name="P22">heads</text:p>
      <text:p text:style-name="P22">tags</text:p>
      <text:p text:style-name="P22">$ ls .git/refs/heads</text:p>
      <text:p text:style-name="P22">master</text:p>
      <text:p text:style-name="P22">$ ls .git/refs/tags</text:p>
      <text:p text:style-name="P22">v1</text:p>
      <text:p text:style-name="P22">v1-beta</text:p>
      <text:p text:style-name="P22">$ cat .git/refs/tags/v1</text:p>
      <text:p text:style-name="P22">fa3c1411aa09441695a9e645d4371e8d749da1dc</text:p>
      <text:p text:style-name="P89">Files in tags subdirectory should be familiar to you. Each file corresponds to the tag previously created using the git tag command. Its content is nothing but a hash commit attached to the tag.</text:p>
      <text:p text:style-name="P1"><text:span text:style-name="T18">The </text:span><text:span text:style-name="Emphasis"><text:span text:style-name="T18">heads</text:span></text:span><text:span text:style-name="T18"> folder is almost identical and is used not for tags, but branches. At the moment we have only one branch, and everything you see in this folder is a </text:span><text:span text:style-name="Emphasis"><text:span text:style-name="T18">master</text:span></text:span><text:span text:style-name="T18"> branch.</text:span></text:p>
      <text:h text:style-name="P6" text:outline-level="2"><text:span text:style-name="Emphasis"><text:span text:style-name="T7">06</text:span></text:span><text:span text:style-name="T17">HEAD File</text:span></text:h>
      <text:h text:style-name="P10" text:outline-level="4">RUN:</text:h>
      <text:p text:style-name="P26">cat .git/HEAD</text:p>
      <text:h text:style-name="P10" text:outline-level="4">RESULT:</text:h>
      <text:p text:style-name="P26">$ cat .git/HEAD</text:p>
      <text:p text:style-name="P22">ref: refs/heads/master</text:p>
      <text:p text:style-name="P89">There is a reference to the current branch in the HEAD file. At the moment it must be the master branch.</text:p>
      <text:h text:style-name="P16" text:outline-level="1">23. Git inside: Direct work with git objects</text:h>
      <text:list xml:id="list3050146075979019917" text:style-name="L25">
        <text:list-item>
          <text:p text:style-name="P48">Explore the structure of the database objects</text:p>
        </text:list-item>
        <text:list-item>
          <text:p text:style-name="P48">Using SHA1 hashes for searching the content in repository</text:p>
        </text:list-item>
      </text:list>
      <text:p text:style-name="P89"><text:soft-page-break/>Let us examine git objects with some tools.</text:p>
      <text:h text:style-name="P6" text:outline-level="2"><text:span text:style-name="Emphasis"><text:span text:style-name="T7">01</text:span></text:span><text:span text:style-name="T17">Searching for the last commit</text:span></text:h>
      <text:h text:style-name="P10" text:outline-level="4">RUN:</text:h>
      <text:p text:style-name="P26">git hist --max-count=1</text:p>
      <text:p text:style-name="P89">This command should find the last commit in the repository. SHA1 hash is probably different on our systems; however you should see something like this.</text:p>
      <text:h text:style-name="P10" text:outline-level="4">RESULT:</text:h>
      <text:p text:style-name="P26">$ git hist --max-count=1</text:p>
      <text:p text:style-name="P22">* 8029c07 2011-03-09 | Added index.html. (HEAD, master) [Alexander Shvets]</text:p>
      <text:h text:style-name="P6" text:outline-level="2"><text:span text:style-name="Emphasis"><text:span text:style-name="T7">02</text:span></text:span><text:span text:style-name="T17">Display of the last commit</text:span></text:h>
      <text:p text:style-name="P89">With SHA1 hash of a commit, as above...<text:span text:style-name="T49">RUN:</text:span></text:p>
      <text:p text:style-name="P26">git cat-file -t &lt;hash&gt;</text:p>
      <text:p text:style-name="P22">git cat-file -p &lt;hash&gt;</text:p>
      <text:p text:style-name="P89">I see this ...</text:p>
      <text:h text:style-name="P10" text:outline-level="4">RESULT:</text:h>
      <text:p text:style-name="P26">$ git cat-file -t 8029c07</text:p>
      <text:p text:style-name="P22">commit</text:p>
      <text:p text:style-name="P22">$ git cat-file -p 8029c07</text:p>
      <text:p text:style-name="P22">tree 096b74c56bfc6b40e754fc0725b8c70b2038b91e</text:p>
      <text:p text:style-name="P22">parent 567948ac55daa723807c0c16e34c76797efbcbed</text:p>
      <text:p text:style-name="P22">author Alexander Shvets &lt;alex@githowto.com&gt; 1299684476 -0500</text:p>
      <text:p text:style-name="P22">committer Alexander Shvets &lt;alex@githowto.com&gt; 1299684476 -0500</text:p>
      <text:p text:style-name="P25"/>
      <text:p text:style-name="P22">Added index.html.</text:p>
      <text:p text:style-name="P2"><text:span text:style-name="Strong_20_Emphasis"><text:span text:style-name="T17">Note:</text:span></text:span><text:span text:style-name="T18"> If you specify the alias as «type» and «dump», as described in the corresponding lesson, you can enter commands </text:span><text:span text:style-name="Source_20_Text"><text:span text:style-name="T31">git type</text:span></text:span><text:span text:style-name="T18"> and</text:span><text:span text:style-name="Source_20_Text"><text:span text:style-name="T31">git dump</text:span></text:span><text:span text:style-name="T18"> instead of a long command (which I never memorize).</text:span></text:p>
      <text:p text:style-name="P89">This displays the commit object, which is in the head of master branch.</text:p>
      <text:h text:style-name="P6" text:outline-level="2"><text:soft-page-break/><text:span text:style-name="Emphasis"><text:span text:style-name="T7">03</text:span></text:span><text:span text:style-name="T17">Tree search</text:span></text:h>
      <text:p text:style-name="P89">We can display the tree referenced in the commit. This should be a file description (top level) in our project (for a specific commit). Use the SHA1 hash of the tree string from the list above.</text:p>
      <text:h text:style-name="P10" text:outline-level="4">RUN:</text:h>
      <text:p text:style-name="P26">git cat-file -p &lt;treehash&gt;</text:p>
      <text:p text:style-name="P89">Here is my tree ...</text:p>
      <text:h text:style-name="P10" text:outline-level="4">RESULT:</text:h>
      <text:p text:style-name="P26">$ git cat-file -p 096b74c</text:p>
      <text:p text:style-name="P22">100644 blob 28e0e9d6ea7e25f35ec64a43f569b550e8386f90 <text:s text:c="3"/>index.html</text:p>
      <text:p text:style-name="P22">040000 tree e46f374f5b36c6f02fb3e9e922b79044f754d795 <text:s text:c="3"/>lib</text:p>
      <text:p text:style-name="P2"><text:span text:style-name="T18">I can see the </text:span><text:span text:style-name="Source_20_Text"><text:span text:style-name="T31">index.html</text:span></text:span><text:span text:style-name="T18"> file and lib folder.</text:span></text:p>
      <text:h text:style-name="P6" text:outline-level="2"><text:span text:style-name="Emphasis"><text:span text:style-name="T7">04</text:span></text:span><text:span text:style-name="T17">Display lib directory</text:span></text:h>
      <text:h text:style-name="P10" text:outline-level="4">RUN:</text:h>
      <text:p text:style-name="P26">git cat-file -p &lt;libhash&gt;</text:p>
      <text:h text:style-name="P10" text:outline-level="4">RESULT:</text:h>
      <text:p text:style-name="P26">$ git cat-file -p e46f374</text:p>
      <text:p text:style-name="P22">100644 blob c45f26b6fdc7db6ba779fc4c385d9d24fc12cf72 <text:s text:c="3"/>hello.html</text:p>
      <text:p text:style-name="P2"><text:span text:style-name="T18">There is a </text:span><text:span text:style-name="Source_20_Text"><text:span text:style-name="T31">hello.html</text:span></text:span><text:span text:style-name="T18"> file.</text:span></text:p>
      <text:h text:style-name="P4" text:outline-level="2"><text:span text:style-name="Emphasis"><text:span text:style-name="T7">05</text:span></text:span><text:span text:style-name="T17">Display </text:span><text:span text:style-name="Source_20_Text"><text:span text:style-name="T29">hello.html</text:span></text:span><text:span text:style-name="T17"> file</text:span></text:h>
      <text:h text:style-name="P10" text:outline-level="4">RUN:</text:h>
      <text:p text:style-name="P26">git cat-file -p &lt;hellohash&gt;</text:p>
      <text:h text:style-name="P10" text:outline-level="4">RESULT:</text:h>
      <text:p text:style-name="P26">$ git cat-file -p c45f26b</text:p>
      <text:p text:style-name="P22">&lt;!-- Author: Alexander Shvets (alex@githowto.com) --&gt;</text:p>
      <text:p text:style-name="P22">&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oft-page-break/><text:s text:c="4"/><text:span text:style-name="T47">&lt;h1&gt;Hello, World!&lt;/h1&gt;</text:span></text:p>
      <text:p text:style-name="P24"><text:s text:c="2"/><text:span text:style-name="T47">&lt;/body&gt;</text:span></text:p>
      <text:p text:style-name="P22">&lt;/html&gt;</text:p>
      <text:p text:style-name="P89">And there it is. Tree objects, commit objects and blob objects are displayed directly from the git repository. That's all there is - trees, blobs and commits.</text:p>
      <text:h text:style-name="P6" text:outline-level="2"><text:span text:style-name="Emphasis"><text:span text:style-name="T7">06</text:span></text:span><text:span text:style-name="T17">Explore by yourself</text:span></text:h>
      <text:p text:style-name="P2"><text:span text:style-name="T18">The git repository can be explored manually. Try to manually find the original </text:span><text:span text:style-name="Source_20_Text"><text:span text:style-name="T31">hello.html</text:span></text:span><text:span text:style-name="T18"> file from the first commit with help of SHA1 hash references in the last commit.</text:span></text:p>
      <text:p text:style-name="P78"/>
      <text:h text:style-name="P16" text:outline-level="1">24. Creating a Branch</text:h>
      <text:list xml:id="list7374846111241554430" text:style-name="L26">
        <text:list-item>
          <text:p text:style-name="P49">To learn how to create a local branch in the repository</text:p>
        </text:list-item>
      </text:list>
      <text:p text:style-name="P89">It is time to make our hello world more expressive. Since it may take some time, it is best to move these changes into a new branch to isolate them from master branch changes.</text:p>
      <text:h text:style-name="P6" text:outline-level="2"><text:span text:style-name="Emphasis"><text:span text:style-name="T7">01</text:span></text:span><text:span text:style-name="T17">Create a branch</text:span></text:h>
      <text:p text:style-name="P89">Let us name our new branch «style».</text:p>
      <text:h text:style-name="P10" text:outline-level="4">RUN:</text:h>
      <text:p text:style-name="P26">git checkout -b style</text:p>
      <text:p text:style-name="P22">git status</text:p>
      <text:p text:style-name="P2"><text:span text:style-name="Strong_20_Emphasis"><text:span text:style-name="T17">Note: </text:span></text:span><text:span text:style-name="Source_20_Text"><text:span text:style-name="T31">git checkout -b &lt;branch name&gt;</text:span></text:span><text:span text:style-name="T18"> is the shortcuts for </text:span><text:span text:style-name="Source_20_Text"><text:span text:style-name="T31">git branch &lt;branch name&gt;</text:span></text:span><text:span text:style-name="T18"> followed by a</text:span><text:span text:style-name="Source_20_Text"><text:span text:style-name="T31">git checkout &lt;branch name&gt;</text:span></text:span><text:span text:style-name="T18">.</text:span></text:p>
      <text:p text:style-name="P2"><text:span text:style-name="T18">Note that the </text:span><text:span text:style-name="Source_20_Text"><text:span text:style-name="T31">git status</text:span></text:span><text:span text:style-name="T18"> command reports that you are in the style branch.</text:span></text:p>
      <text:h text:style-name="P6" text:outline-level="2"><text:span text:style-name="Emphasis"><text:span text:style-name="T7">02</text:span></text:span><text:span text:style-name="T17">Add style.css file</text:span></text:h>
      <text:h text:style-name="P10" text:outline-level="4">RUN:</text:h>
      <text:p text:style-name="P26">touch lib/style.css</text:p>
      <text:h text:style-name="P3" text:outline-level="4"><text:span text:style-name="T36">FILE: </text:span><text:span text:style-name="Emphasis"><text:span text:style-name="T36">LIB/STYLE.CSS</text:span></text:span></text:h>
      <text:p text:style-name="P26">h1 {</text:p>
      <text:p text:style-name="P24"><text:s text:c="2"/><text:span text:style-name="T47">color: red;</text:span></text:p>
      <text:p text:style-name="P22">}</text:p>
      <text:h text:style-name="P10" text:outline-level="4">RUN:</text:h>
      <text:p text:style-name="P26">git add lib/style.css</text:p>
      <text:p text:style-name="P22"><text:soft-page-break/>git commit -m "Added css stylesheet"</text:p>
      <text:h text:style-name="P6" text:outline-level="2"><text:span text:style-name="Emphasis"><text:span text:style-name="T7">03</text:span></text:span><text:span text:style-name="T17">Change the main page</text:span></text:h>
      <text:p text:style-name="P2"><text:span text:style-name="T18">Update the </text:span><text:span text:style-name="Source_20_Text"><text:span text:style-name="T31">hello.html</text:span></text:span><text:span text:style-name="T18"> file, to use style.css.</text:span></text:p>
      <text:h text:style-name="P3" text:outline-level="4"><text:span text:style-name="T36">FILE: </text:span><text:span text:style-name="Emphasis"><text:span text:style-name="T36">LIB/HELLO.HTML</text:span></text:span></text:h>
      <text:p text:style-name="P26">&lt;!-- Author: Alexander Shvets (alex@githowto.com) --&gt;</text:p>
      <text:p text:style-name="P22">&lt;html&gt;</text:p>
      <text:p text:style-name="P24"><text:s text:c="2"/><text:span text:style-name="T47">&lt;head&gt;</text:span></text:p>
      <text:p text:style-name="P5"><text:span text:style-name="Strong_20_Emphasis"><text:span text:style-name="T33"><text:s text:c="4"/></text:span></text:span><text:span text:style-name="Strong_20_Emphasis"><text:span text:style-name="T29">&lt;link type="text/css" rel="stylesheet" media="all" href="style.css" /&gt;</text:span></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span text:style-name="T48">RUN:</text:span></text:p>
      <text:p text:style-name="P26">git add lib/hello.html</text:p>
      <text:p text:style-name="P22">git commit -m "Hello uses style.css"</text:p>
      <text:h text:style-name="P6" text:outline-level="2"><text:span text:style-name="Emphasis"><text:span text:style-name="T7">04</text:span></text:span><text:span text:style-name="T17">Change index.html</text:span></text:h>
      <text:p text:style-name="P2"><text:span text:style-name="T18">Update the </text:span><text:span text:style-name="Source_20_Text"><text:span text:style-name="T31">index.html</text:span></text:span><text:span text:style-name="T18"> file,so it could use </text:span><text:span text:style-name="Source_20_Text"><text:span text:style-name="T31">style.css</text:span></text:span></text:p>
      <text:h text:style-name="P3" text:outline-level="4"><text:span text:style-name="T36">FILE: </text:span><text:span text:style-name="Emphasis"><text:span text:style-name="T36">INDEX.HTML</text:span></text:span></text:h>
      <text:p text:style-name="P26">&lt;html&gt;</text:p>
      <text:p text:style-name="P5"><text:span text:style-name="Strong_20_Emphasis"><text:span text:style-name="T33"><text:s text:c="2"/></text:span></text:span><text:span text:style-name="Strong_20_Emphasis"><text:span text:style-name="T29">&lt;head&gt;</text:span></text:span></text:p>
      <text:p text:style-name="P8"><text:span text:style-name="Strong_20_Emphasis"><text:span text:style-name="T33"><text:s text:c="4"/></text:span></text:span><text:span text:style-name="Strong_20_Emphasis"><text:span text:style-name="T29">&lt;link type="text/css" rel="stylesheet" media="all" href="lib/style.css" /&gt;</text:span></text:span></text:p>
      <text:p text:style-name="P8"><text:span text:style-name="Strong_20_Emphasis"><text:span text:style-name="T33"><text:s text:c="2"/></text:span></text:span><text:span text:style-name="Strong_20_Emphasis"><text:span text:style-name="T29">&lt;/head&gt;</text:span></text:span></text:p>
      <text:p text:style-name="P24"><text:s text:c="2"/><text:span text:style-name="T47">&lt;body&gt;</text:span></text:p>
      <text:p text:style-name="P24"><text:s text:c="4"/><text:span text:style-name="T47">&lt;iframe src="lib/hello.html" width="200" height="200" /&gt;</text:span></text:p>
      <text:p text:style-name="P24"><text:s text:c="2"/><text:span text:style-name="T47">&lt;/body&gt;</text:span></text:p>
      <text:p text:style-name="P22">&lt;/html&gt;</text:p>
      <text:h text:style-name="P10" text:outline-level="4">RUN:</text:h>
      <text:p text:style-name="P26">git add index.html</text:p>
      <text:p text:style-name="P22">git commit -m "Updated index.html"</text:p>
      <text:h text:style-name="P6" text:outline-level="2"><text:soft-page-break/><text:span text:style-name="Emphasis"><text:span text:style-name="T7">05</text:span></text:span><text:span text:style-name="T17">Next</text:span></text:h>
      <text:p text:style-name="P89">We now have a new branch named style with three new commits. Next lesson will show how to navigate and switch between branches.</text:p>
      <text:h text:style-name="P16" text:outline-level="1">25. Navigating Branches</text:h>
      <text:list xml:id="list1978703839887402425" text:style-name="L27">
        <text:list-item>
          <text:p text:style-name="P50">To learn how to navigate between the repository branches</text:p>
        </text:list-item>
      </text:list>
      <text:p text:style-name="P89">Now your project has two branches:<text:span text:style-name="T49">RUN:</text:span></text:p>
      <text:p text:style-name="P26">git hist --all<text:span text:style-name="T48">RESULT:</text:span></text:p>
      <text:p text:style-name="P26">$ git hist --all</text:p>
      <text:p text:style-name="P22">* 07a2a46 2011-03-09 | Updated index.html (HEAD, style) [Alexander Shvets]</text:p>
      <text:p text:style-name="P22">* 649d26c 2011-03-09 | Hello uses style.css [Alexander Shvets]</text:p>
      <text:p text:style-name="P22">* 1f3cbd2 2011-03-09 | Added css stylesheet [Alexander Shvets]</text:p>
      <text:p text:style-name="P22">* 8029c07 2011-03-09 | Added index.html. (master)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h text:style-name="P6" text:outline-level="2"><text:span text:style-name="Emphasis"><text:span text:style-name="T7">01</text:span></text:span><text:span text:style-name="T17">Switching to the Master branch</text:span></text:h>
      <text:p text:style-name="P2"><text:span text:style-name="T18">To switch between branches simply use the </text:span><text:span text:style-name="Source_20_Text"><text:span text:style-name="T31">git checkout</text:span></text:span><text:span text:style-name="T18"> command.</text:span></text:p>
      <text:h text:style-name="P10" text:outline-level="4">RUN:</text:h>
      <text:p text:style-name="P26">git checkout master</text:p>
      <text:p text:style-name="P22">cat lib/hello.html</text:p>
      <text:h text:style-name="P10" text:outline-level="4">RESULT:</text:h>
      <text:p text:style-name="P26">$ git checkout master</text:p>
      <text:p text:style-name="P22">Switched to branch 'master'</text:p>
      <text:p text:style-name="P22">$ cat lib/hello.html</text:p>
      <text:p text:style-name="P22"><text:soft-page-break/>&lt;!-- Author: Alexander Shvets (alex@githowto.com) --&gt;</text:p>
      <text:p text:style-name="P22">&lt;html&gt;</text:p>
      <text:p text:style-name="P24"><text:s text:c="2"/><text:span text:style-name="T47">&lt;head&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2"><text:span text:style-name="T18">Now we are on the Master branch. It can be proven by the </text:span><text:span text:style-name="Source_20_Text"><text:span text:style-name="T31">hello.html</text:span></text:span><text:span text:style-name="T18"> file that does not use styles from </text:span><text:span text:style-name="Source_20_Text"><text:span text:style-name="T31">style.css</text:span></text:span><text:span text:style-name="T18">.</text:span></text:p>
      <text:h text:style-name="P6" text:outline-level="2"><text:span text:style-name="Emphasis"><text:span text:style-name="T7">02</text:span></text:span><text:span text:style-name="T17">Let us return to the style branch.</text:span></text:h>
      <text:h text:style-name="P10" text:outline-level="4">RUN:</text:h>
      <text:p text:style-name="P26">git checkout style</text:p>
      <text:p text:style-name="P22">cat lib/hello.html<text:span text:style-name="T48">RESULT:</text:span></text:p>
      <text:p text:style-name="P26">$ git checkout style</text:p>
      <text:p text:style-name="P22">Switched to branch 'style'</text:p>
      <text:p text:style-name="P22">$ cat lib/hello.html</text:p>
      <text:p text:style-name="P22">&lt;!-- Author: Alexander Shvets (alex@githowto.com) --&gt;</text:p>
      <text:p text:style-name="P22">&lt;html&gt;</text:p>
      <text:p text:style-name="P24"><text:s text:c="2"/><text:span text:style-name="T47">&lt;head&gt;</text:span></text:p>
      <text:p text:style-name="P24"><text:s text:c="4"/><text:span text:style-name="T47">&lt;link type="text/css" rel="stylesheet" media="all" href="style.css" /&gt;</text:span></text:p>
      <text:p text:style-name="P24"><text:s text:c="2"/><text:span text:style-name="T47">&lt;/head&gt;</text:span></text:p>
      <text:p text:style-name="P24"><text:s text:c="2"/><text:span text:style-name="T47">&lt;body&gt;</text:span></text:p>
      <text:p text:style-name="P24"><text:s text:c="4"/><text:span text:style-name="T47">&lt;h1&gt;Hello, World!&lt;/h1&gt;</text:span></text:p>
      <text:p text:style-name="P24"><text:s text:c="2"/><text:span text:style-name="T47">&lt;/body&gt;</text:span></text:p>
      <text:p text:style-name="P22">&lt;/html&gt;</text:p>
      <text:p text:style-name="P2"><text:span text:style-name="T18">We are back to a </text:span><text:span text:style-name="Strong_20_Emphasis"><text:span text:style-name="T17">style</text:span></text:span><text:span text:style-name="T18"> branch that can be proven by the contents of </text:span><text:span text:style-name="Source_20_Text"><text:span text:style-name="T31">lib/hello.html</text:span></text:span><text:span text:style-name="T18">.</text:span></text:p>
      <text:p text:style-name="P78"><text:soft-page-break/></text:p>
      <text:h text:style-name="P16" text:outline-level="1">26. Changes to master branch</text:h>
      <text:list xml:id="list8928368537440430134" text:style-name="L28">
        <text:list-item>
          <text:p text:style-name="P51">To learn how to work with several branches with different (sometimes conflicting) changes.</text:p>
        </text:list-item>
      </text:list>
      <text:p text:style-name="P89">At the time you are changing the style branch, someone decided to change the master branch. He added a README file.</text:p>
      <text:h text:style-name="P6" text:outline-level="2"><text:span text:style-name="Emphasis"><text:span text:style-name="T7">01</text:span></text:span><text:span text:style-name="T17">Update the README file with the changes.</text:span></text:h>
      <text:h text:style-name="P3" text:outline-level="4"><text:span text:style-name="T36">FILE: </text:span><text:span text:style-name="Emphasis"><text:span text:style-name="T36">README</text:span></text:span></text:h>
      <text:p text:style-name="P26">This is the Hello World example from the git tutorial.</text:p>
      <text:h text:style-name="P6" text:outline-level="2"><text:span text:style-name="Emphasis"><text:span text:style-name="T7">02</text:span></text:span><text:span text:style-name="T17">Commit changes of README file in the master branch.</text:span></text:h>
      <text:h text:style-name="P10" text:outline-level="4">RUN:</text:h>
      <text:p text:style-name="P26">git checkout master</text:p>
      <text:p text:style-name="P22">git add README</text:p>
      <text:p text:style-name="P22">git commit -m "Added README"</text:p>
      <text:h text:style-name="P16" text:outline-level="1">27. View the different branches</text:h>
      <text:list xml:id="list2994109737023135523" text:style-name="L29">
        <text:list-item>
          <text:p text:style-name="P52">To learn how to view the different branches in the repository.</text:p>
        </text:list-item>
      </text:list>
      <text:h text:style-name="P6" text:outline-level="2"><text:span text:style-name="Emphasis"><text:span text:style-name="T7">01</text:span></text:span><text:span text:style-name="T17">View current branches</text:span></text:h>
      <text:p text:style-name="P89">Now we have a repository with two different branches. To view branches and their differences use log command as following.</text:p>
      <text:h text:style-name="P10" text:outline-level="4">RUN:</text:h>
      <text:p text:style-name="P26">git hist --all</text:p>
      <text:h text:style-name="P10" text:outline-level="4">RESULT:</text:h>
      <text:p text:style-name="P26">$ git hist --all</text:p>
      <text:p text:style-name="P22">* 6c0f848 2011-03-09 | Added README (HEAD, master) [Alexander Shvets]</text:p>
      <text:p text:style-name="P22">| * 07a2a46 2011-03-09 | Updated index.html (style) [Alexander Shvets]</text:p>
      <text:p text:style-name="P22">| * 649d26c 2011-03-09 | Hello uses style.css [Alexander Shvets]</text:p>
      <text:p text:style-name="P22">| * 1f3cbd2 2011-03-09 | Added css stylesheet [Alexander Shvets]</text:p>
      <text:p text:style-name="P22">|/</text:p>
      <text:p text:style-name="P22">* 8029c07 2011-03-09 | Added index.html. [Alexander Shvets]</text:p>
      <text:p text:style-name="P22">* 567948a 2011-03-09 | Moved hello.html to lib [Alexander Shvets]</text:p>
      <text:p text:style-name="P22"><text:soft-page-break/>*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2"><text:span text:style-name="T18">We have opportunity to see </text:span><text:span text:style-name="Source_20_Text"><text:span text:style-name="T31">--graph</text:span></text:span><text:span text:style-name="T18"> of </text:span><text:span text:style-name="Source_20_Text"><text:span text:style-name="T31">git hist</text:span></text:span><text:span text:style-name="T18"> in action. Adding the </text:span><text:span text:style-name="Source_20_Text"><text:span text:style-name="T31">--graph</text:span></text:span><text:span text:style-name="T18"> option to </text:span><text:span text:style-name="Source_20_Text"><text:span text:style-name="T31">git log</text:span></text:span><text:span text:style-name="T18"> causes building a commit tree with the help of simple ASCII characters. We see both branches (style and master) and that the current branch is master HEAD. The Added index.html branch goes prior to both branches.</text:span></text:p>
      <text:p text:style-name="P2"><text:span text:style-name="T18">The </text:span><text:span text:style-name="Source_20_Text"><text:span text:style-name="T31">--all</text:span></text:span><text:span text:style-name="T18"> flag guarantees that we see all the branches. By default, only the current branch is displayed.</text:span></text:p>
      <text:p text:style-name="P78"/>
      <text:h text:style-name="P16" text:outline-level="1">28. Merging</text:h>
      <text:list xml:id="list6717859782058027264" text:style-name="L30">
        <text:list-item>
          <text:p text:style-name="P53">To learn how to merge two distinct branches to restore changes to a single branch.</text:p>
        </text:list-item>
      </text:list>
      <text:h text:style-name="P6" text:outline-level="2"><text:span text:style-name="Emphasis"><text:span text:style-name="T7">01</text:span></text:span><text:span text:style-name="T17">Merging to a single branch</text:span></text:h>
      <text:p text:style-name="P89">Merging brings changes from two branches into one. Let us go back to the style branch and merge it with master.</text:p>
      <text:h text:style-name="P10" text:outline-level="4">RUN:</text:h>
      <text:p text:style-name="P26">git checkout style</text:p>
      <text:p text:style-name="P22">git merge master</text:p>
      <text:p text:style-name="P22">git hist --all</text:p>
      <text:h text:style-name="P10" text:outline-level="4">RESULT:</text:h>
      <text:p text:style-name="P26">$ git checkout style</text:p>
      <text:p text:style-name="P22">Switched to branch 'style'</text:p>
      <text:p text:style-name="P22">$ git merge master</text:p>
      <text:p text:style-name="P22">Merge made by recursive.</text:p>
      <text:p text:style-name="P24"><text:s/><text:span text:style-name="T47">README | <text:s text:c="3"/>1 +</text:span></text:p>
      <text:p text:style-name="P24"><text:s/><text:span text:style-name="T47">1 files changed, 1 insertions(+), 0 deletions(-)</text:span></text:p>
      <text:p text:style-name="P24"><text:s/><text:span text:style-name="T47">create mode 100644 README</text:span></text:p>
      <text:p text:style-name="P22"><text:soft-page-break/>$ git hist --all</text:p>
      <text:p text:style-name="P22">* <text:s text:c="2"/>5813a3f 2011-03-09 | Merge branch 'master' into style (HEAD, style) [Alexander Shvets]</text:p>
      <text:p text:style-name="P22">|\ <text:s/></text:p>
      <text:p text:style-name="P22">| * 6c0f848 2011-03-09 | Added README (master) [Alexander Shvets]</text:p>
      <text:p text:style-name="P22">* | 07a2a46 2011-03-09 | Updated index.html [Alexander Shvets]</text:p>
      <text:p text:style-name="P22">* | 649d26c 2011-03-09 | Hello uses style.css [Alexander Shvets]</text:p>
      <text:p text:style-name="P22">* | 1f3cbd2 2011-03-09 | Added css stylesheet [Alexander Shvets]</text:p>
      <text:p text:style-name="P22">|/ <tex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Through periodic master branch merging with the style branch you can pick up to the master any changes or modifications to maintain compatibility with the style changes in the mainline.</text:p>
      <text:p text:style-name="P89">However, this makes the commit graphics look ugly. Later we will consider relocation as an alternative to fusion.</text:p>
      <text:h text:style-name="P6" text:outline-level="2"><text:span text:style-name="Emphasis"><text:span text:style-name="T7">02</text:span></text:span><text:span text:style-name="T17">Next</text:span></text:h>
      <text:p text:style-name="P89">But what if changes to the master branch conflict with changes in style?</text:p>
      <text:h text:style-name="P16" text:outline-level="1">29. Creating a conflict</text:h>
      <text:list xml:id="list2816814373106082852" text:style-name="L31">
        <text:list-item>
          <text:p text:style-name="P54">Creating a conflicting of changes in the master branch.</text:p>
        </text:list-item>
      </text:list>
      <text:h text:style-name="P6" text:outline-level="2"><text:span text:style-name="Emphasis"><text:span text:style-name="T7">01</text:span></text:span><text:span text:style-name="T17">Return to the master and create conflict</text:span></text:h>
      <text:p text:style-name="P89">Return to the master branch and make the following changes:</text:p>
      <text:p text:style-name="P26">git checkout master</text:p>
      <text:h text:style-name="P3" text:outline-level="4"><text:soft-page-break/><text:span text:style-name="T36">FILE: </text:span><text:span text:style-name="Emphasis"><text:span text:style-name="T36">LIB/HELLO.HTML</text:span></text:span></text:h>
      <text:p text:style-name="P26">&lt;!-- Author: Alexander Shvets (alex@githowto.com) --&gt;</text:p>
      <text:p text:style-name="P22">&lt;html&gt;</text:p>
      <text:p text:style-name="P24"><text:s text:c="2"/><text:span text:style-name="T47">&lt;head&gt;</text:span></text:p>
      <text:p text:style-name="P5"><text:span text:style-name="T33"><text:s text:c="4"/></text:span><text:span text:style-name="Strong_20_Emphasis"><text:span text:style-name="T29">&lt;!-- no style --&gt;</text:span></text:span></text:p>
      <text:p text:style-name="P24"><text:s text:c="2"/><text:span text:style-name="T47">&lt;/head&gt;</text:span></text:p>
      <text:p text:style-name="P24"><text:s text:c="2"/><text:span text:style-name="T47">&lt;body&gt;</text:span></text:p>
      <text:p text:style-name="P5"><text:span text:style-name="T33"><text:s text:c="4"/></text:span><text:span text:style-name="T30">&lt;h1&gt;Hello, World! </text:span><text:span text:style-name="Strong_20_Emphasis"><text:span text:style-name="T29">Life is great!</text:span></text:span><text:span text:style-name="T30">&lt;/h1&gt;</text:span></text:p>
      <text:p text:style-name="P24"><text:s text:c="2"/><text:span text:style-name="T47">&lt;/body&gt;</text:span></text:p>
      <text:p text:style-name="P22">&lt;/html&gt;</text:p>
      <text:h text:style-name="P10" text:outline-level="4">RUN:</text:h>
      <text:p text:style-name="P26">git add lib/hello.html</text:p>
      <text:p text:style-name="P22">git commit -m 'Life is great!'</text:p>
      <text:p text:style-name="P2"><text:span text:style-name="T18">(</text:span><text:span text:style-name="T17">Warning:</text:span><text:span text:style-name="T18"> make sure you've used single-quotes to avoid problems with bash and </text:span><text:span text:style-name="Source_20_Text"><text:span text:style-name="T31">!</text:span></text:span><text:span text:style-name="T18"> character)</text:span></text:p>
      <text:h text:style-name="P6" text:outline-level="2"><text:span text:style-name="Emphasis"><text:span text:style-name="T7">02</text:span></text:span><text:span text:style-name="T17">View branches</text:span></text:h>
      <text:h text:style-name="P10" text:outline-level="4">RUN:</text:h>
      <text:p text:style-name="P26">git hist --all<text:span text:style-name="T48">RESULT:</text:span></text:p>
      <text:p text:style-name="P26">$ git hist --all</text:p>
      <text:p text:style-name="P22">* 454ec68 2011-03-09 | Life is great! (HEAD, master) [Alexander Shvets]</text:p>
      <text:p text:style-name="P22">| * 5813a3f 2011-03-09 | Merge branch 'master' into style (style) [Alexander Shvets]</text:p>
      <text:p text:style-name="P22">| |\ <text:s/></text:p>
      <text:p text:style-name="P22">| |/ <text:s/></text:p>
      <text:p text:style-name="P22">|/| </text:p>
      <text:p text:style-name="P22">* | 6c0f848 2011-03-09 | Added README [Alexander Shvets]</text:p>
      <text:p text:style-name="P22">| * 07a2a46 2011-03-09 | Updated index.html [Alexander Shvets]</text:p>
      <text:p text:style-name="P22">| * 649d26c 2011-03-09 | Hello uses style.css [Alexander Shvets]</text:p>
      <text:p text:style-name="P22">| * 1f3cbd2 2011-03-09 | Added css stylesheet [Alexander Shvets]</text:p>
      <text:p text:style-name="P22"><text:soft-page-break/>|/ <tex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After an Added README commit master branch has been merged with the style branch, but at there is an additional master commit, which was not merged back to the style.</text:p>
      <text:h text:style-name="P18" text:outline-level="1"><text:span text:style-name="T13">30. Resolving Conflicts</text:span></text:h>
      <text:list xml:id="list8567004339561786720" text:style-name="L32">
        <text:list-item>
          <text:p text:style-name="P55">To learn to resolve merging conflicts</text:p>
        </text:list-item>
      </text:list>
      <text:h text:style-name="P6" text:outline-level="2"><text:span text:style-name="Emphasis"><text:span text:style-name="T7">01</text:span></text:span><text:span text:style-name="T17">Merge the master branch with style</text:span></text:h>
      <text:p text:style-name="P89">Let us go back to the style branch and merge it with a new master branch.<text:span text:style-name="T49">RUN:</text:span></text:p>
      <text:p text:style-name="P26">git checkout style</text:p>
      <text:p text:style-name="P22">git merge master</text:p>
      <text:h text:style-name="P10" text:outline-level="4">RESULT:</text:h>
      <text:p text:style-name="P26">$ git checkout style</text:p>
      <text:p text:style-name="P22">Switched to branch 'style'</text:p>
      <text:p text:style-name="P22">$ git merge master</text:p>
      <text:p text:style-name="P22">Auto-merging lib/hello.html</text:p>
      <text:p text:style-name="P22">CONFLICT (content): Merge conflict in lib/hello.html</text:p>
      <text:p text:style-name="P22">Automatic merge failed; fix conflicts and then commit the result.</text:p>
      <text:p text:style-name="P2"><text:span text:style-name="T18">If you open the </text:span><text:span text:style-name="Source_20_Text"><text:span text:style-name="T31">lib/hello.html</text:span></text:span><text:span text:style-name="T18"> you will see:</text:span></text:p>
      <text:h text:style-name="P3" text:outline-level="4"><text:span text:style-name="T36">FILE: </text:span><text:span text:style-name="Emphasis"><text:span text:style-name="T36">LIB/HELLO.HTML</text:span></text:span></text:h>
      <text:p text:style-name="P26">&lt;!-- Author: Alexander Shvets (alex@githowto.com) --&gt;</text:p>
      <text:p text:style-name="P22">&lt;html&gt;</text:p>
      <text:p text:style-name="P24"><text:soft-page-break/><text:s text:c="2"/><text:span text:style-name="T47">&lt;head&gt;</text:span></text:p>
      <text:p text:style-name="P22">&lt;&lt;&lt;&lt;&lt;&lt;&lt; HEAD</text:p>
      <text:p text:style-name="P24"><text:s text:c="4"/><text:span text:style-name="T47">&lt;link type="text/css" rel="stylesheet" media="all" href="style.css" /&gt;</text:span></text:p>
      <text:p text:style-name="P22">=======</text:p>
      <text:p text:style-name="P24"><text:s text:c="4"/><text:span text:style-name="T47">&lt;!-- no style --&gt;</text:span></text:p>
      <text:p text:style-name="P22">&gt;&gt;&gt;&gt;&gt;&gt;&gt; master</text:p>
      <text:p text:style-name="P24"><text:s text:c="2"/><text:span text:style-name="T47">&lt;/head&gt;</text:span></text:p>
      <text:p text:style-name="P24"><text:s text:c="2"/><text:span text:style-name="T47">&lt;body&gt;</text:span></text:p>
      <text:p text:style-name="P24"><text:s text:c="4"/><text:span text:style-name="T47">&lt;h1&gt;Hello,World! Life is great!&lt;/h1&gt;</text:span></text:p>
      <text:p text:style-name="P24"><text:s text:c="2"/><text:span text:style-name="T47">&lt;/body&gt;</text:span></text:p>
      <text:p text:style-name="P22">&lt;/html&gt;</text:p>
      <text:p text:style-name="P89">The first section is the version of the current branch (style) head. The second section is the version of master branch.</text:p>
      <text:h text:style-name="P6" text:outline-level="2"><text:span text:style-name="Emphasis"><text:span text:style-name="T7">02</text:span></text:span><text:span text:style-name="T17">Resolution of the conflict</text:span></text:h>
      <text:p text:style-name="P2"><text:span text:style-name="T18">You need to resolve the conflict manually. Make changes to </text:span><text:span text:style-name="Source_20_Text"><text:span text:style-name="T31">lib/hello.html</text:span></text:span><text:span text:style-name="T18"> to achieve the following result.</text:span></text:p>
      <text:h text:style-name="P3" text:outline-level="4"><text:span text:style-name="T36">FILE: </text:span><text:span text:style-name="Emphasis"><text:span text:style-name="T36">LIB/HELLO.HTML</text:span></text:span></text:h>
      <text:p text:style-name="P26">&lt;!-- Author: Alexander Shvets (alex@githowto.com) --&gt;</text:p>
      <text:p text:style-name="P22">&lt;html&gt;</text:p>
      <text:p text:style-name="P24"><text:s text:c="2"/><text:span text:style-name="T47">&lt;head&gt;</text:span></text:p>
      <text:p text:style-name="P24"><text:s text:c="4"/><text:span text:style-name="T47">&lt;link type="text/css" rel="stylesheet" media="all" href="style.css" /&gt;</text:span></text:p>
      <text:p text:style-name="P24"><text:s text:c="2"/><text:span text:style-name="T47">&lt;/head&gt;</text:span></text:p>
      <text:p text:style-name="P24"><text:s text:c="2"/><text:span text:style-name="T47">&lt;body&gt;</text:span></text:p>
      <text:p text:style-name="P24"><text:s text:c="4"/><text:span text:style-name="T47">&lt;h1&gt;Hello, World! Life is great!&lt;/h1&gt;</text:span></text:p>
      <text:p text:style-name="P24"><text:s text:c="2"/><text:span text:style-name="T47">&lt;/body&gt;</text:span></text:p>
      <text:p text:style-name="P22">&lt;/html&gt;</text:p>
      <text:h text:style-name="P6" text:outline-level="2"><text:soft-page-break/><text:span text:style-name="Emphasis"><text:span text:style-name="T7">03</text:span></text:span><text:span text:style-name="T17">Make a commit of conflict resolution</text:span></text:h>
      <text:h text:style-name="P10" text:outline-level="4">RUN:</text:h>
      <text:p text:style-name="P26">git add lib/hello.html</text:p>
      <text:p text:style-name="P22">git commit -m "Merged master fixed conflict."</text:p>
      <text:h text:style-name="P10" text:outline-level="4">RESULT:</text:h>
      <text:p text:style-name="P26">$ git add lib/hello.html</text:p>
      <text:p text:style-name="P22">$ git commit -m "Merged master fixed conflict."</text:p>
      <text:p text:style-name="P22">Recorded resolution for 'lib/hello.html'.</text:p>
      <text:p text:style-name="P22">[style 645c4e6] Merged master fixed conflict.</text:p>
      <text:h text:style-name="P6" text:outline-level="2"><text:span text:style-name="Emphasis"><text:span text:style-name="T7">04</text:span></text:span><text:span text:style-name="T17">Advanced Merging</text:span></text:h>
      <text:p text:style-name="P1"><text:span text:style-name="T18">Git has no graphical merging tools, but will accept any third-party merge tool (</text:span><text:a xlink:type="simple" xlink:href="http://stackoverflow.com/questions/137102/whats-the-best-visual-merge-tool-for-git" text:style-name="Internet_20_link" text:visited-style-name="Visited_20_Internet_20_Link"><text:span text:style-name="T39">read more about such tools on StackOverflow</text:span></text:a><text:span text:style-name="T18">.)</text:span></text:p>
      <text:h text:style-name="P17" text:outline-level="1">31. Relocating as an alternative to merging</text:h>
      <text:list xml:id="list3058687047311187589" text:style-name="L33">
        <text:list-item>
          <text:p text:style-name="P56">To learn the difference between relocating and merging.<text:span text:style-name="T53">Discussion</text:span></text:p>
        </text:list-item>
      </text:list>
      <text:p text:style-name="P89">Let us look at the differences between relocating and merging. To do this, we need to get back into the repository at the time prior to the first merge, and then repeat the same steps but using relocating instead of merging.</text:p>
      <text:p text:style-name="P89">We will use the reset command to return the branch to a previous state.</text:p>
      <text:h text:style-name="P17" text:outline-level="1">32. Resetting the style branch</text:h>
      <text:list xml:id="list6765865065510125798" text:style-name="L34">
        <text:list-item>
          <text:p text:style-name="P57">Resetting the branch style to the point prior to the first merge.</text:p>
        </text:list-item>
      </text:list>
      <text:h text:style-name="P6" text:outline-level="2"><text:span text:style-name="Emphasis"><text:span text:style-name="T7">01</text:span></text:span><text:span text:style-name="T17">Resetting the style branch</text:span></text:h>
      <text:p text:style-name="P1"><text:span text:style-name="T18">Let us go on style branch to the point </text:span><text:span text:style-name="Emphasis"><text:span text:style-name="T18">before</text:span></text:span><text:span text:style-name="T18"> we merged it with master branch. We can </text:span><text:span text:style-name="Strong_20_Emphasis"><text:span text:style-name="T17">reset</text:span></text:span><text:span text:style-name="T18"> branch to any commit. In fact, this changes branch pointer to point at any commit in the tree.</text:span></text:p>
      <text:p text:style-name="P89">Here, we want to come back in style branch to a point before merging with the master. We have to find the last commit prior the merge.</text:p>
      <text:h text:style-name="P10" text:outline-level="4">RUN:</text:h>
      <text:p text:style-name="P26">git checkout style</text:p>
      <text:p text:style-name="P22">git hist<text:span text:style-name="T48">RESULT:</text:span></text:p>
      <text:p text:style-name="P26">$ git checkout style</text:p>
      <text:p text:style-name="P22"><text:soft-page-break/>Already on 'style'</text:p>
      <text:p text:style-name="P22">$ git hist</text:p>
      <text:p text:style-name="P22">* <text:s text:c="2"/>645c4e6 2011-03-09 | Merged master fixed conflict. (HEAD, style) [Alexander Shvets]</text:p>
      <text:p text:style-name="P22">|\ <text:s/></text:p>
      <text:p text:style-name="P22">| * 454ec68 2011-03-09 | Life is great! (master) [Alexander Shvets]</text:p>
      <text:p text:style-name="P22">* | <text:s text:c="2"/>5813a3f 2011-03-09 | Merge branch 'master' into style [Alexander Shvets]</text:p>
      <text:p text:style-name="P22">|\ \ <text:s/></text:p>
      <text:p text:style-name="P22">| |/ <text:s/></text:p>
      <text:p text:style-name="P22">| * 6c0f848 2011-03-09 | Added README [Alexander Shvets]</text:p>
      <text:p text:style-name="P22">* | 07a2a46 2011-03-09 | Updated index.html [Alexander Shvets]</text:p>
      <text:p text:style-name="P22">* | 649d26c 2011-03-09 | Hello uses style.css [Alexander Shvets]</text:p>
      <text:p text:style-name="P22">* | 1f3cbd2 2011-03-09 | Added css stylesheet [Alexander Shvets]</text:p>
      <text:p text:style-name="P22">|/ <tex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It's a little hard to read, but we can see from the data that Updated index.html commit was the latest on the style branch prior merging. Let us reset the style branch to this commit.<text:span text:style-name="T49">RUN:</text:span></text:p>
      <text:p text:style-name="P26">git reset --hard &lt;hash&gt;<text:span text:style-name="T48">RESULT:</text:span></text:p>
      <text:p text:style-name="P26">$ git reset --hard 07a2a46</text:p>
      <text:p text:style-name="P22">HEAD is now at 07a2a46 Updated index.html</text:p>
      <text:h text:style-name="P6" text:outline-level="2"><text:soft-page-break/><text:span text:style-name="Emphasis"><text:span text:style-name="T7">02</text:span></text:span><text:span text:style-name="T17">Check the branch.</text:span></text:h>
      <text:p text:style-name="P89">Look for the style branch log. There are no merge commits In our history.<text:span text:style-name="T49">RUN:</text:span></text:p>
      <text:p text:style-name="P26">git hist --all<text:span text:style-name="T48">RESULT:</text:span></text:p>
      <text:p text:style-name="P26">$ git hist --all</text:p>
      <text:p text:style-name="P22">* 454ec68 2011-03-09 | Life is great! (master) [Alexander Shvets]</text:p>
      <text:p text:style-name="P22">* 6c0f848 2011-03-09 | Added README [Alexander Shvets]</text:p>
      <text:p text:style-name="P22">| * 07a2a46 2011-03-09 | Updated index.html (HEAD, style) [Alexander Shvets]</text:p>
      <text:p text:style-name="P22">| * 649d26c 2011-03-09 | Hello uses style.css [Alexander Shvets]</text:p>
      <text:p text:style-name="P22">| * 1f3cbd2 2011-03-09 | Added css stylesheet [Alexander Shvets]</text:p>
      <text:p text:style-name="P22">|/ <tex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h text:style-name="P16" text:outline-level="1">33. Reset of the Master branch</text:h>
      <text:list xml:id="list2947425756578314385" text:style-name="L35">
        <text:list-item>
          <text:p text:style-name="P58">Reset the master branch to the point prior to the conflicting commit.</text:p>
        </text:list-item>
      </text:list>
      <text:h text:style-name="P6" text:outline-level="2"><text:span text:style-name="Emphasis"><text:span text:style-name="T7">01</text:span></text:span><text:span text:style-name="T17">Resetting the master branch</text:span></text:h>
      <text:p text:style-name="P89">The interactive mode we added to the master branch has become a change conflicting with the changes in the style branch. Let’s revert the changes in the master branch up to the point before the conflict change was made. This allows us to demonstrate the rebase command without having to worry about conflicts.</text:p>
      <text:h text:style-name="P10" text:outline-level="4">RUN:</text:h>
      <text:p text:style-name="P26">git checkout master</text:p>
      <text:p text:style-name="P22">git hist</text:p>
      <text:h text:style-name="P10" text:outline-level="4"><text:soft-page-break/>RESULT:</text:h>
      <text:p text:style-name="P26">$ git hist</text:p>
      <text:p text:style-name="P22">* 454ec68 2011-03-09 | Life is great! (HEAD, master) [Alexander Shvets]</text:p>
      <text:p text:style-name="P22">* 6c0f848 2011-03-09 | Added README [Alexander Shve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6">The "Added README" commit goes directly before the conflicting interactive mode we added. Right now we need to reset the master branch to the "Added README" branch.</text:p>
      <text:h text:style-name="P10" text:outline-level="4">RUN:</text:h>
      <text:p text:style-name="P26">git reset --hard &lt;hash&gt;</text:p>
      <text:p text:style-name="P22">git hist --all</text:p>
      <text:p text:style-name="P89">Examine the log. It should look as if we rewound the repository to a point in time, prior to any mergers.</text:p>
      <text:h text:style-name="P10" text:outline-level="4">RESULT:</text:h>
      <text:p text:style-name="P26">$ git reset --hard 6c0f848</text:p>
      <text:p text:style-name="P22">$ git hist --all</text:p>
      <text:p text:style-name="P22">* 6c0f848 2011-03-09 | Added README (HEAD, master) [Alexander Shvets]</text:p>
      <text:p text:style-name="P22">| * 07a2a46 2011-03-09 | Updated index.html (style) [Alexander Shvets]</text:p>
      <text:p text:style-name="P22">| * 649d26c 2011-03-09 | Hello uses style.css [Alexander Shvets]</text:p>
      <text:p text:style-name="P22">| * 1f3cbd2 2011-03-09 | Added css stylesheet [Alexander Shvets]</text:p>
      <text:p text:style-name="P22">|/ <text:s/></text:p>
      <text:p text:style-name="P22">* 8029c07 2011-03-09 | Added index.html. [Alexander Shvets]</text:p>
      <text:p text:style-name="P22"><text:soft-page-break/>*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h text:style-name="P16" text:outline-level="1">34. Rebase</text:h>
      <text:list xml:id="list4675097611155078458" text:style-name="L36">
        <text:list-item>
          <text:p text:style-name="P59">To use rebase instead of the merge command.</text:p>
        </text:list-item>
      </text:list>
      <text:p text:style-name="P89">So we went back in history before the first merge and wanna relocate the changes in master to our style branch.</text:p>
      <text:p text:style-name="P89">This time we are going to use the rebase command rather than merge.</text:p>
      <text:h text:style-name="P10" text:outline-level="4">RUN:</text:h>
      <text:p text:style-name="P26">git checkout style</text:p>
      <text:p text:style-name="P22">git rebase master</text:p>
      <text:p text:style-name="P22">git hist</text:p>
      <text:h text:style-name="P10" text:outline-level="4">RESULT:</text:h>
      <text:p text:style-name="P26">$ git checkout style</text:p>
      <text:p text:style-name="P22">Switched to branch 'style'</text:p>
      <text:p text:style-name="P22">$</text:p>
      <text:p text:style-name="P22">$ git rebase master</text:p>
      <text:p text:style-name="P22">First, rewinding head to replay your work on top of it...</text:p>
      <text:p text:style-name="P22">Applying: Added css stylesheet</text:p>
      <text:p text:style-name="P22">Applying: Hello uses style.css</text:p>
      <text:p text:style-name="P22">Applying: Updated index.html</text:p>
      <text:p text:style-name="P22">$</text:p>
      <text:p text:style-name="P22">$ git hist</text:p>
      <text:p text:style-name="P22"><text:soft-page-break/>* 6e6c76a 2011-03-09 | Updated index.html (HEAD, style) [Alexander Shvets]</text:p>
      <text:p text:style-name="P22">* 1436f13 2011-03-09 | Hello uses style.css [Alexander Shvets]</text:p>
      <text:p text:style-name="P22">* 59da9a7 2011-03-09 | Added css stylesheet [Alexander Shvets]</text:p>
      <text:p text:style-name="P22">* 6c0f848 2011-03-09 | Added README (master) [Alexander Shve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h text:style-name="P6" text:outline-level="2"><text:span text:style-name="Emphasis"><text:span text:style-name="T7">01</text:span></text:span><text:span text:style-name="T17">Merging VS rebasing</text:span></text:h>
      <text:p text:style-name="P89">Result of the rebase command looks much like that of the merge. The style branch currently contains all its changes, plus all the changes of the master branch. The commit tree, however, is a bit different. The style branch commit tree has been rewritten to make the master branch a part of the commit history. This makes the chain of commits linear and more readable.</text:p>
      <text:h text:style-name="P6" text:outline-level="2"><text:span text:style-name="Emphasis"><text:span text:style-name="T7">02</text:span></text:span><text:span text:style-name="T17">When to use the rebase, when the merge?</text:span></text:h>
      <text:p text:style-name="P89">Don’t use the rebase command …</text:p>
      <text:list xml:id="list8104655761035918890" text:style-name="L37">
        <text:list-item>
          <text:p text:style-name="P60">If the branch is public and shared. Rewriting such branches will hinder the work of other team members.</text:p>
        </text:list-item>
        <text:list-item>
          <text:p text:style-name="P83"><text:span text:style-name="T18">When the </text:span><text:span text:style-name="Emphasis"><text:span text:style-name="T18">exact</text:span></text:span><text:span text:style-name="T18"> commit branch history is important (because the rebase command rewrites the history of commits).</text:span></text:p>
        </text:list-item>
      </text:list>
      <text:p text:style-name="P89">Given the above recommendations, I prefer to use rebase for short-term, local branches and the merge command for branches in the public repository.</text:p>
      <text:h text:style-name="P16" text:outline-level="1">35. Merging to the Master branch</text:h>
      <text:list xml:id="list6196239192899349299" text:style-name="L38">
        <text:list-item>
          <text:p text:style-name="P61">We have kept our style greet branch up to date with the master branch (using rebase), but now let’s merge the style branch changes back into the master.</text:p>
        </text:list-item>
      </text:list>
      <text:h text:style-name="P6" text:outline-level="2"><text:soft-page-break/><text:span text:style-name="Emphasis"><text:span text:style-name="T7">01</text:span></text:span><text:span text:style-name="T17">Merging style into master</text:span></text:h>
      <text:h text:style-name="P10" text:outline-level="4">RUN:</text:h>
      <text:p text:style-name="P26">git checkout master</text:p>
      <text:p text:style-name="P22">git merge style</text:p>
      <text:h text:style-name="P10" text:outline-level="4">RESULT:</text:h>
      <text:p text:style-name="P26">$ git checkout master</text:p>
      <text:p text:style-name="P22">Switched to branch 'master'</text:p>
      <text:p text:style-name="P22">$</text:p>
      <text:p text:style-name="P22">$ git merge style</text:p>
      <text:p text:style-name="P22">Updating 6c0f848..6e6c76a</text:p>
      <text:p text:style-name="P22">Fast-forward</text:p>
      <text:p text:style-name="P24"><text:s/><text:span text:style-name="T47">index.html <text:s text:c="6"/>| <text:s text:c="3"/>2 +-</text:span></text:p>
      <text:p text:style-name="P24"><text:s/><text:span text:style-name="T47">lib/style.css | <text:s text:c="3"/>8 ++++++++</text:span></text:p>
      <text:p text:style-name="P24"><text:s/><text:span text:style-name="T47">lib/hello.html <text:s text:c="2"/>| <text:s text:c="3"/>6 ++++--</text:span></text:p>
      <text:p text:style-name="P24"><text:s/><text:span text:style-name="T47">3 files changed, 13 insertions(+), 3 deletions(-)</text:span></text:p>
      <text:p text:style-name="P24"><text:s/><text:span text:style-name="T47">create mode 100644 lib/style.css</text:span></text:p>
      <text:p text:style-name="P89">Since the last master commit directly precedes the last commit of the style branch, git can merge fast-forward by simply moving the branch pointer forward, pointing to the same commit as the style branch.</text:p>
      <text:p text:style-name="P89">Conflicts do not arise in the fast-forward merge.</text:p>
      <text:h text:style-name="P6" text:outline-level="2"><text:span text:style-name="Emphasis"><text:span text:style-name="T7">02</text:span></text:span><text:span text:style-name="T17">Check the logs</text:span></text:h>
      <text:h text:style-name="P10" text:outline-level="4">RUN:</text:h>
      <text:p text:style-name="P26">git hist</text:p>
      <text:h text:style-name="P10" text:outline-level="4">RESULT:</text:h>
      <text:p text:style-name="P26">$ git hist</text:p>
      <text:p text:style-name="P22">* 6e6c76a 2011-03-09 | Updated index.html (HEAD, master, style) [Alexander Shvets]</text:p>
      <text:p text:style-name="P22">* 1436f13 2011-03-09 | Hello uses style.css [Alexander Shvets]</text:p>
      <text:p text:style-name="P22"><text:soft-page-break/>* 59da9a7 2011-03-09 | Added css stylesheet [Alexander Shvets]</text:p>
      <text:p text:style-name="P22">* 6c0f848 2011-03-09 | Added README [Alexander Shve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Now style and master are identical.</text:p>
      <text:h text:style-name="P16" text:outline-level="1">36. Multiple repositories</text:h>
      <text:p text:style-name="P89">So far we have been working with only one git repository. However, git is great for working with several repositories. These additional repositories can be stored locally, or accessed via network connection.</text:p>
      <text:p text:style-name="P89">In the next section we will create a new repo called “cloned_hello”. We will discuss moving changes from one repo to another, and dealing with conflicts when working with two repositories.</text:p>
      <text:p text:style-name="P89">Meanwhile, we will work with local repositories (the ones stored on your local HDD). Most of the information in this section can be also applied to working with multiple repositories no matter if they are stored locally or shared over a network.</text:p>
      <text:p text:style-name="P1"><text:span text:style-name="Strong_20_Emphasis"><text:span text:style-name="T44">NOTE:</text:span></text:span><text:span text:style-name="T45"> We will make changes to both copies of our repositories. Notice the repository you are on every stage of the next lessons.</text:span></text:p>
      <text:p text:style-name="P87"/>
      <text:h text:style-name="P19" text:outline-level="1">37. Cloning repositories</text:h>
      <text:list xml:id="list3193017706205847879" text:style-name="L39">
        <text:list-item>
          <text:p text:style-name="P62">To learn to make copies of the repositories.</text:p>
        </text:list-item>
      </text:list>
      <text:p text:style-name="P89">If you are working in a team, the following 12 chapters are quite important to understand because you almost always have to work with cloned repositories.</text:p>
      <text:h text:style-name="P6" text:outline-level="2"><text:span text:style-name="Emphasis"><text:span text:style-name="T7">01</text:span></text:span><text:span text:style-name="T17">Go to your working directory</text:span></text:h>
      <text:p text:style-name="P89">Go to the working directory and clone your hello repository.<text:span text:style-name="T49">RUN:</text:span></text:p>
      <text:p text:style-name="P26">cd ..</text:p>
      <text:p text:style-name="P22"><text:soft-page-break/>pwd</text:p>
      <text:p text:style-name="P22">ls</text:p>
      <text:p text:style-name="P1"><text:span text:style-name="Strong_20_Emphasis"><text:span text:style-name="T44">NOTE: Now we are in the work directory.</text:span></text:span></text:p>
      <text:h text:style-name="P10" text:outline-level="4">RESULT:</text:h>
      <text:p text:style-name="P26">$ cd ..</text:p>
      <text:p text:style-name="P22">$ pwd</text:p>
      <text:p text:style-name="P22">/Users/alex/Documents/Presentations/githowto/auto</text:p>
      <text:p text:style-name="P22">$ ls</text:p>
      <text:p text:style-name="P22">hello</text:p>
      <text:p text:style-name="P89">At this point you should be in your “working” directory. It should contain a single repository named “hello”.</text:p>
      <text:h text:style-name="P6" text:outline-level="2"><text:span text:style-name="Emphasis"><text:span text:style-name="T7">02</text:span></text:span><text:span text:style-name="T17">Create a clone of the hello repository</text:span></text:h>
      <text:p text:style-name="P89">Let’s create a clone of the repository.<text:span text:style-name="T49">R:</text:span></text:p>
      <text:p text:style-name="P26">git clone hello cloned_hello</text:p>
      <text:p text:style-name="P22">ls<text:span text:style-name="T48">RESULT:</text:span></text:p>
      <text:p text:style-name="P26">$ git clone hello cloned_hello</text:p>
      <text:p text:style-name="P22">Cloning into cloned_hello...</text:p>
      <text:p text:style-name="P22">done.</text:p>
      <text:p text:style-name="P22">$ ls</text:p>
      <text:p text:style-name="P22">cloned_hello</text:p>
      <text:p text:style-name="P22">hello</text:p>
      <text:p text:style-name="P92"><text:span text:style-name="T13">Right now there should now be two repos in your working directory: the original “hello” repo and the cloned repository named </text:span><text:span text:style-name="T32">“</text:span><text:span text:style-name="T13">cloned_hello”.</text:span> </text:p>
      <text:h text:style-name="P14" text:outline-level="1">38. Examine the cloned repository</text:h>
      <text:list xml:id="list5307959980403877371" text:style-name="L40">
        <text:list-item>
          <text:p text:style-name="P63">To find out about branches in the remote repositories.</text:p>
        </text:list-item>
      </text:list>
      <text:h text:style-name="P6" text:outline-level="2"><text:span text:style-name="Emphasis"><text:span text:style-name="T7">01</text:span></text:span><text:span text:style-name="T17">Viewing the cloned repository</text:span></text:h>
      <text:p text:style-name="P89">Let’s have a look at our cloned repository.</text:p>
      <text:h text:style-name="P10" text:outline-level="4"><text:soft-page-break/>RUN:</text:h>
      <text:p text:style-name="P26">cd cloned_hello</text:p>
      <text:p text:style-name="P22">ls<text:span text:style-name="T48">RESULT:</text:span></text:p>
      <text:p text:style-name="P26">$ cd cloned_hello</text:p>
      <text:p text:style-name="P22">$ ls</text:p>
      <text:p text:style-name="P22">README</text:p>
      <text:p text:style-name="P22">index.html</text:p>
      <text:p text:style-name="P22">lib</text:p>
      <text:p text:style-name="P2"><text:span text:style-name="T18">You will see a list of all files in the top level of the original repository (</text:span><text:span text:style-name="Source_20_Text"><text:span text:style-name="T31">README</text:span></text:span><text:span text:style-name="T18">, </text:span><text:span text:style-name="Source_20_Text"><text:span text:style-name="T31">index.html</text:span></text:span><text:span text:style-name="T18"> and </text:span><text:span text:style-name="Source_20_Text"><text:span text:style-name="T31">lib</text:span></text:span><text:span text:style-name="T18">).</text:span></text:p>
      <text:h text:style-name="P6" text:outline-level="2"><text:span text:style-name="Emphasis"><text:span text:style-name="T7">02</text:span></text:span><text:span text:style-name="T17">View the history of the repository</text:span><text:span text:style-name="T36">RUN:</text:span></text:h>
      <text:p text:style-name="P26">git hist --all<text:span text:style-name="T48">RESULT:</text:span></text:p>
      <text:p text:style-name="P26">$ git hist --all</text:p>
      <text:p text:style-name="P22">* 6e6c76a 2011-03-09 | Updated index.html (HEAD, origin/master, origin/style, origin/HEAD, master) [Alexander Shvets]</text:p>
      <text:p text:style-name="P22">* 1436f13 2011-03-09 | Hello uses style.css [Alexander Shvets]</text:p>
      <text:p text:style-name="P22">* 59da9a7 2011-03-09 | Added css stylesheet [Alexander Shvets]</text:p>
      <text:p text:style-name="P22">* 6c0f848 2011-03-09 | Added README [Alexander Shve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You will see a list of all the commits in the new repository, and it should match the commit history of the original repository. The only difference should be in the names of the branches.</text:p>
      <text:h text:style-name="P6" text:outline-level="2"><text:soft-page-break/><text:span text:style-name="Emphasis"><text:span text:style-name="T7">03</text:span></text:span><text:span text:style-name="T17">Remote branches</text:span></text:h>
      <text:p text:style-name="P1"><text:span text:style-name="T18">You will see a </text:span><text:span text:style-name="Strong_20_Emphasis"><text:span text:style-name="T17">master</text:span></text:span><text:span text:style-name="T18"> branch (</text:span><text:span text:style-name="Strong_20_Emphasis"><text:span text:style-name="T17">HEAD</text:span></text:span><text:span text:style-name="T18">) in the history. You will also find branches with strange names (</text:span><text:span text:style-name="Strong_20_Emphasis"><text:span text:style-name="T17">origin/master</text:span></text:span><text:span text:style-name="T18">, </text:span><text:span text:style-name="Strong_20_Emphasis"><text:span text:style-name="T17">origin/style</text:span></text:span><text:span text:style-name="T18"> and</text:span><text:span text:style-name="Strong_20_Emphasis"><text:span text:style-name="T17">origin/HEAD</text:span></text:span><text:span text:style-name="T18">). We’ll discuss them a bit later.</text:span></text:p>
      <text:p text:style-name="P92"/>
      <text:h text:style-name="P14" text:outline-level="1">39. What is origin?</text:h>
      <text:list xml:id="list5772728984444564525" text:style-name="L41">
        <text:list-item>
          <text:p text:style-name="P64">To learn about the naming of the remote repositories.<text:span text:style-name="T49">RUN:</text:span></text:p>
        </text:list-item>
      </text:list>
      <text:p text:style-name="P26">git remote<text:span text:style-name="T48">RESULT:</text:span></text:p>
      <text:p text:style-name="P26">$ git remote</text:p>
      <text:p text:style-name="P22">origin</text:p>
      <text:p text:style-name="P89">We see that the cloned repository knows the default name of the remote repository. To get more information about origin:<text:span text:style-name="T49">RUN:</text:span></text:p>
      <text:p text:style-name="P26">git remote show origin<text:span text:style-name="T48">RESULT:</text:span></text:p>
      <text:p text:style-name="P26">$ git remote show origin</text:p>
      <text:p text:style-name="P22">* remote origin</text:p>
      <text:p text:style-name="P24"><text:s text:c="2"/><text:span text:style-name="T47">Fetch URL: /Users/alex/Documents/Presentations/githowto/auto/hello</text:span></text:p>
      <text:p text:style-name="P24"><text:s text:c="2"/><text:span text:style-name="T47">Push <text:s/>URL: /Users/alex/Documents/Presentations/githowto/auto/hello</text:span></text:p>
      <text:p text:style-name="P24"><text:s text:c="2"/><text:span text:style-name="T47">HEAD branch (remote HEAD is ambiguous, may be one of the following):</text:span></text:p>
      <text:p text:style-name="P24"><text:s text:c="4"/><text:span text:style-name="T47">style</text:span></text:p>
      <text:p text:style-name="P24"><text:s text:c="4"/><text:span text:style-name="T47">master</text:span></text:p>
      <text:p text:style-name="P24"><text:s text:c="2"/><text:span text:style-name="T47">Remote branches:</text:span></text:p>
      <text:p text:style-name="P24"><text:s text:c="4"/><text:span text:style-name="T47">style <text:s/>tracked</text:span></text:p>
      <text:p text:style-name="P24"><text:s text:c="4"/><text:span text:style-name="T47">master tracked</text:span></text:p>
      <text:p text:style-name="P24"><text:s text:c="2"/><text:span text:style-name="T47">Local branch configured for 'git pull':</text:span></text:p>
      <text:p text:style-name="P24"><text:s text:c="4"/><text:span text:style-name="T47">master merges with remote master</text:span></text:p>
      <text:p text:style-name="P24"><text:s text:c="2"/><text:span text:style-name="T47">Local ref configured for 'git push':</text:span></text:p>
      <text:p text:style-name="P24"><text:s text:c="4"/><text:span text:style-name="T47">master pushes to master (up to date)</text:span></text:p>
      <text:p text:style-name="P1"><text:span text:style-name="T18">We can see that the “origin” of the remote repository is the original </text:span><text:span text:style-name="Strong_20_Emphasis"><text:span text:style-name="T17">hello</text:span></text:span><text:span text:style-name="T18"> repo. Remote repos are </text:span><text:soft-page-break/><text:span text:style-name="T18">typically stored on a separate machine or a centralized server. However, as we see, they can also point to a repository on the same machine. There is nothing so special about the name “origin”, but there is a convention to use it for the primary centralized repository (if any).</text:span></text:p>
      <text:p text:style-name="P92"/>
      <text:h text:style-name="P14" text:outline-level="1">40. Remote branches</text:h>
      <text:list xml:id="list3483132911400018591" text:style-name="L42">
        <text:list-item>
          <text:p text:style-name="P65">To learn about local and remote branches</text:p>
        </text:list-item>
      </text:list>
      <text:p text:style-name="P89">Let’s take a look at the branches in our cloned repository.<text:span text:style-name="T49">RUN:</text:span></text:p>
      <text:p text:style-name="P26">git branch<text:span text:style-name="T48">RESULT:</text:span></text:p>
      <text:p text:style-name="P26">$ git branch</text:p>
      <text:p text:style-name="P22">* master</text:p>
      <text:p text:style-name="P2"><text:span text:style-name="T18">As we can see only the master branch is listed in it. Where is the style branch? </text:span><text:span text:style-name="Source_20_Text"><text:span text:style-name="T31">git branch</text:span></text:span><text:span text:style-name="T18"> only lists the local branches by default.</text:span></text:p>
      <text:h text:style-name="P6" text:outline-level="2"><text:span text:style-name="Emphasis"><text:span text:style-name="T7">01</text:span></text:span><text:span text:style-name="T17">01 List of the remote branches</text:span></text:h>
      <text:p text:style-name="P89">To see all the branches, try the following command:<text:span text:style-name="T49">RUN:</text:span></text:p>
      <text:p text:style-name="P26">git branch -a<text:span text:style-name="T48">RESULT:</text:span></text:p>
      <text:p text:style-name="P26">$ git branch -a</text:p>
      <text:p text:style-name="P22">* master</text:p>
      <text:p text:style-name="P24"><text:s text:c="2"/><text:span text:style-name="T47">remotes/origin/HEAD -&gt; origin/master</text:span></text:p>
      <text:p text:style-name="P24"><text:s text:c="2"/><text:span text:style-name="T47">remotes/origin/style</text:span></text:p>
      <text:p text:style-name="P24"><text:s text:c="2"/><text:span text:style-name="T47">remotes/origin/master</text:span></text:p>
      <text:p text:style-name="P1"><text:span text:style-name="T18">Git lists all the commits from the original repo, but the remote repository branches are not treated as local ones. If we need our own </text:span><text:span text:style-name="Strong_20_Emphasis"><text:span text:style-name="T17">style</text:span></text:span><text:span text:style-name="T18">branch, we need to create on our own. In a minute you will see how it is done.</text:span></text:p>
      <text:h text:style-name="P14" text:outline-level="1">41. Changing the original repository</text:h>
      <text:list xml:id="list2765164939029974692" text:style-name="L43">
        <text:list-item>
          <text:p text:style-name="P66">To make changes to the original repository so we can try to pull the changes</text:p>
        </text:list-item>
      </text:list>
      <text:h text:style-name="P6" text:outline-level="2"><text:span text:style-name="Emphasis"><text:span text:style-name="T7">01</text:span></text:span><text:span text:style-name="T17">Make a change in the original </text:span><text:span text:style-name="Strong_20_Emphasis"><text:span text:style-name="T17">hello</text:span></text:span><text:span text:style-name="T17"> repository</text:span></text:h>
      <text:h text:style-name="P10" text:outline-level="4">RUN:</text:h>
      <text:p text:style-name="P26">cd ../hello</text:p>
      <text:p text:style-name="P22"># (You should be in the original hello repository now)</text:p>
      <text:p text:style-name="P1"><text:soft-page-break/><text:span text:style-name="Strong_20_Emphasis"><text:span text:style-name="T44">NOTE: We are now in the repository </text:span></text:span><text:span text:style-name="Strong_20_Emphasis"><text:span text:style-name="Emphasis"><text:span text:style-name="T44">hello</text:span></text:span></text:span></text:p>
      <text:p text:style-name="P86">Make the following changes to the README file:</text:p>
      <text:h text:style-name="P3" text:outline-level="4"><text:span text:style-name="T36">FILE: </text:span><text:span text:style-name="Emphasis"><text:span text:style-name="T36">README</text:span></text:span></text:h>
      <text:p text:style-name="P26">This is the Hello World example from the git tutorial.</text:p>
      <text:p text:style-name="P22">(changed in original)</text:p>
      <text:p text:style-name="P89">Now add and commit this change<text:span text:style-name="T49">RUN:</text:span></text:p>
      <text:p text:style-name="P26">git add README</text:p>
      <text:p text:style-name="P22">git commit -m "Changed README in original repo"</text:p>
      <text:h text:style-name="P6" text:outline-level="2"><text:span text:style-name="Emphasis"><text:span text:style-name="T7">02</text:span></text:span><text:span text:style-name="T17">Next</text:span></text:h>
      <text:p text:style-name="P89">Now the original repo has more recent changes that are not included in the cloned version. Next we will pull those changes across to the cloned repo.</text:p>
      <text:h text:style-name="P14" text:outline-level="1">42. Fetching changes</text:h>
      <text:list xml:id="list4557368623057867575" text:style-name="L44">
        <text:list-item>
          <text:p text:style-name="P67">To learn how to pull changes from a remote repository.</text:p>
        </text:list-item>
      </text:list>
      <text:h text:style-name="P10" text:outline-level="4">RUN:</text:h>
      <text:p text:style-name="P26">cd ../cloned_hello</text:p>
      <text:p text:style-name="P22">git fetch</text:p>
      <text:p text:style-name="P22">git hist --all</text:p>
      <text:p text:style-name="P1"><text:span text:style-name="Strong_20_Emphasis"><text:span text:style-name="T44">NOTE: We are now in the repository </text:span></text:span><text:span text:style-name="Strong_20_Emphasis"><text:span text:style-name="Emphasis"><text:span text:style-name="T44">cloned_hello</text:span></text:span></text:span></text:p>
      <text:h text:style-name="P10" text:outline-level="4">RESULT:</text:h>
      <text:p text:style-name="P26">$ git fetch</text:p>
      <text:p text:style-name="P22">From /Users/alex/Documents/Presentations/githowto/auto/hello</text:p>
      <text:p text:style-name="P24"><text:s text:c="3"/><text:span text:style-name="T47">6e6c76a..2faa4ea <text:s/>master <text:s text:c="4"/>-&gt; origin/master</text:span></text:p>
      <text:p text:style-name="P22">$ git hist --all</text:p>
      <text:p text:style-name="P22">* 2faa4ea 2011-03-09 | Changed README in original repo (origin/master, origin/HEAD) [Alexander Shvets]</text:p>
      <text:p text:style-name="P22">* 6e6c76a 2011-03-09 | Updated index.html (HEAD, origin/style, master) [Alexander Shvets]</text:p>
      <text:p text:style-name="P22">* 1436f13 2011-03-09 | Hello uses style.css [Alexander Shvets]</text:p>
      <text:p text:style-name="P22">* 59da9a7 2011-03-09 | Added css stylesheet [Alexander Shvets]</text:p>
      <text:p text:style-name="P22"><text:soft-page-break/>* 6c0f848 2011-03-09 | Added README [Alexander Shvets]</text:p>
      <text:p text:style-name="P22">* 8029c07 2011-03-09 | Added index.html. [Alexander Shvets]</text:p>
      <text:p text:style-name="P22">* 567948a 2011-03-09 | Moved hello.html to lib [Alexander Shvets]</text:p>
      <text:p text:style-name="P22">* 6a78635 2011-03-09 | Add an author/email comment [Alexander Shvets]</text:p>
      <text:p text:style-name="P22">* fa3c141 2011-03-09 | Added HTML header (v1) [Alexander Shvets]</text:p>
      <text:p text:style-name="P22">* 8c32287 2011-03-09 | Added standard HTML page tags (v1-beta) [Alexander Shvets]</text:p>
      <text:p text:style-name="P22">* 43628f7 2011-03-09 | Added h1 tag [Alexander Shvets]</text:p>
      <text:p text:style-name="P22">* 911e8c9 2011-03-09 | First Commit [Alexander Shvets]</text:p>
      <text:p text:style-name="P89">At the moment the repository contains all the commits from the original repo, however they aren’t integrated into the local branches of the cloned repository.</text:p>
      <text:p text:style-name="P86">You’ll find the commit named “Changed README in original repo” in the history. Notice that the commit includes “origin/master” and “origin/HEAD”.</text:p>
      <text:p text:style-name="P89">Now let’s take a look at the “Updated index.html” commit. You’ll see that the local master branch points to this very commit, not the new commit we’ve just fetched.</text:p>
      <text:p text:style-name="P89">This brings us to the conclusion that the “git fetch” command will fetch new commits from the remote repo, but won’t merge them into the local branches.</text:p>
      <text:h text:style-name="P6" text:outline-level="2"><text:span text:style-name="Emphasis"><text:span text:style-name="T7">01</text:span></text:span><text:span text:style-name="T17">Check the README</text:span></text:h>
      <text:p text:style-name="P86">We can show that the cloned README file has not been changed.<text:span text:style-name="T49">RUN:</text:span></text:p>
      <text:p text:style-name="P26">cat README<text:span text:style-name="T48">RESULT:</text:span></text:p>
      <text:p text:style-name="P26">$ cat README</text:p>
      <text:p text:style-name="P22">This is the Hello World example from the git tutorial.</text:p>
      <text:p text:style-name="P89">No changes, as you can see.</text:p>
      <text:h text:style-name="P14" text:outline-level="1">43. Merging pulled changes</text:h>
      <text:list xml:id="list4284212228948175362" text:style-name="L45">
        <text:list-item>
          <text:p text:style-name="P68">To learn to get the fetched changes into the current branch and working directory.</text:p>
        </text:list-item>
      </text:list>
      <text:h text:style-name="P6" text:outline-level="2"><text:span text:style-name="Emphasis"><text:span text:style-name="T7">01</text:span></text:span><text:span text:style-name="T17">Merge the pulled changes into the local master branch</text:span></text:h>
      <text:h text:style-name="P10" text:outline-level="4">RUN:</text:h>
      <text:p text:style-name="P26">git merge origin/master</text:p>
      <text:h text:style-name="P10" text:outline-level="4"><text:soft-page-break/>RESULT:</text:h>
      <text:p text:style-name="P26">$ git merge origin/master</text:p>
      <text:p text:style-name="P22">Updating 6e6c76a..2faa4ea</text:p>
      <text:p text:style-name="P22">Fast-forward</text:p>
      <text:p text:style-name="P24"><text:s/><text:span text:style-name="T47">README | <text:s text:c="3"/>1 +</text:span></text:p>
      <text:p text:style-name="P24"><text:s/><text:span text:style-name="T47">1 files changed, 1 insertions(+), 0 deletions(-)</text:span></text:p>
      <text:h text:style-name="P6" text:outline-level="2"><text:span text:style-name="Emphasis"><text:span text:style-name="T7">02</text:span></text:span><text:span text:style-name="T17">Check the README again</text:span></text:h>
      <text:p text:style-name="P89">Now we should see the changes.<text:span text:style-name="T49">RUN:</text:span></text:p>
      <text:p text:style-name="P26">cat README<text:span text:style-name="T48">RESULT:</text:span></text:p>
      <text:p text:style-name="P26">$ cat README</text:p>
      <text:p text:style-name="P22">This is the Hello World example from the git tutorial.</text:p>
      <text:p text:style-name="P22">(changed in original)</text:p>
      <text:p text:style-name="P89">These are the changes. Although “git fetch” does not merge the changes, we can manually merge them from the remote repo.</text:p>
      <text:h text:style-name="P6" text:outline-level="2"><text:span text:style-name="Emphasis"><text:span text:style-name="T7">03</text:span></text:span><text:span text:style-name="T17">Next</text:span></text:h>
      <text:p text:style-name="P89">Now let’s have a look at combining fetch &amp; merge into a single command.</text:p>
      <text:h text:style-name="P14" text:outline-level="1">44. Pulling and merging changes</text:h>
      <text:list xml:id="list4606815107149206077" text:style-name="L46">
        <text:list-item>
          <text:p text:style-name="P84"><text:span text:style-name="T18">To learn that </text:span><text:span text:style-name="Source_20_Text"><text:span text:style-name="T30">git pull</text:span></text:span><text:span text:style-name="T18"> command is identical to </text:span><text:span text:style-name="Source_20_Text"><text:span text:style-name="T30">git fetch</text:span></text:span><text:span text:style-name="T18"> plus </text:span><text:span text:style-name="Source_20_Text"><text:span text:style-name="T30">git merge</text:span></text:span><text:span text:style-name="T18">.</text:span></text:p>
        </text:list-item>
      </text:list>
      <text:h text:style-name="P21" text:outline-level="3">Discussion</text:h>
      <text:p text:style-name="P89">We are not going to run through the entire process of making and pulling a new change, but we want you to know that:</text:p>
      <text:p text:style-name="P26">git pull</text:p>
      <text:p text:style-name="P89">is actually equivalent to the following two steps:</text:p>
      <text:p text:style-name="P26">git fetch</text:p>
      <text:p text:style-name="P22">git merge origin/master</text:p>
      <text:h text:style-name="P14" text:outline-level="1"><text:soft-page-break/>45. Adding a tracking branch</text:h>
      <text:list xml:id="list9067717209605856715" text:style-name="L47">
        <text:list-item>
          <text:p text:style-name="P69">To learn how to add a local branch that tracks a remote branch.</text:p>
        </text:list-item>
      </text:list>
      <text:p text:style-name="P89">Branches that start with remotes/origin belong to the the original repository. Note that you don’t have a style branch anymore, but it knows that it was in the original repository.</text:p>
      <text:h text:style-name="P6" text:outline-level="2"><text:span text:style-name="Emphasis"><text:span text:style-name="T7">01</text:span></text:span><text:span text:style-name="T17">Add a local branch tracking the remote branch.</text:span></text:h>
      <text:h text:style-name="P10" text:outline-level="4">RUN:</text:h>
      <text:p text:style-name="P26">git branch --track style origin/style</text:p>
      <text:p text:style-name="P22">git branch -a</text:p>
      <text:p text:style-name="P22">git hist --max-count=2</text:p>
      <text:h text:style-name="P10" text:outline-level="4">RESULT:</text:h>
      <text:p text:style-name="P26">$ git branch --track style origin/style</text:p>
      <text:p text:style-name="P22">Branch style set up to track remote branch style from origin.</text:p>
      <text:p text:style-name="P22">$ git branch -a</text:p>
      <text:p text:style-name="P24"><text:s text:c="2"/><text:span text:style-name="T47">style</text:span></text:p>
      <text:p text:style-name="P22">* master</text:p>
      <text:p text:style-name="P24"><text:s text:c="2"/><text:span text:style-name="T47">remotes/origin/HEAD -&gt; origin/master</text:span></text:p>
      <text:p text:style-name="P24"><text:s text:c="2"/><text:span text:style-name="T47">remotes/origin/style</text:span></text:p>
      <text:p text:style-name="P24"><text:s text:c="2"/><text:span text:style-name="T47">remotes/origin/master</text:span></text:p>
      <text:p text:style-name="P22">$ git hist --max-count=2</text:p>
      <text:p text:style-name="P22">* 2faa4ea 2011-03-09 | Changed README in original repo (HEAD, origin/master, origin/HEAD, master) [Alexander Shvets]</text:p>
      <text:p text:style-name="P22">* 6e6c76a 2011-03-09 | Updated index.html (origin/style, style) [Alexander Shvets]</text:p>
      <text:p text:style-name="P89">Now we can see the style branch in the branch list and log.</text:p>
      <text:h text:style-name="P14" text:outline-level="1">46. Bare repos</text:h>
      <text:list xml:id="list8500262153279708505" text:style-name="L48">
        <text:list-item>
          <text:p text:style-name="P70">To learn to create bare repos.</text:p>
        </text:list-item>
      </text:list>
      <text:p text:style-name="P89">Bare repos (without working directories) are typically needed for sharing.</text:p>
      <text:h text:style-name="P6" text:outline-level="2"><text:soft-page-break/><text:span text:style-name="Emphasis"><text:span text:style-name="T7">01</text:span></text:span><text:span text:style-name="T17">Creating a bare repository.</text:span></text:h>
      <text:h text:style-name="P10" text:outline-level="4">RUN:</text:h>
      <text:p text:style-name="P26">cd ..</text:p>
      <text:p text:style-name="P22">git clone --bare hello hello.git</text:p>
      <text:p text:style-name="P22">ls hello.git</text:p>
      <text:p text:style-name="P1"><text:span text:style-name="Strong_20_Emphasis"><text:span text:style-name="T44">NOTE: We are now in the working directory</text:span></text:span></text:p>
      <text:h text:style-name="P10" text:outline-level="4">RESULT:</text:h>
      <text:p text:style-name="P26">$ git clone --bare hello hello.git</text:p>
      <text:p text:style-name="P22">Cloning into bare repository hello.git...</text:p>
      <text:p text:style-name="P22">done.</text:p>
      <text:p text:style-name="P22">$ ls hello.git</text:p>
      <text:p text:style-name="P22">HEAD</text:p>
      <text:p text:style-name="P22">config</text:p>
      <text:p text:style-name="P22">description</text:p>
      <text:p text:style-name="P22">hooks</text:p>
      <text:p text:style-name="P22">info</text:p>
      <text:p text:style-name="P22">objects</text:p>
      <text:p text:style-name="P22">packed-refs</text:p>
      <text:p text:style-name="P22">refs</text:p>
      <text:p text:style-name="P89">Typically repositories ending in ‘.git’ are bare. As you can see there is no working directory in the hello.git repository. Actually it is nothing but the .git directory of a non-bare repository.</text:p>
      <text:h text:style-name="P14" text:outline-level="1">47. Adding a remote repository</text:h>
      <text:list xml:id="list3286524150743615319" text:style-name="L49">
        <text:list-item>
          <text:p text:style-name="P71">To add a bare repo as a remote to our original repo.</text:p>
        </text:list-item>
      </text:list>
      <text:p text:style-name="P2"><text:span text:style-name="T18">Let’s add the </text:span><text:span text:style-name="Source_20_Text"><text:span text:style-name="T31">hello.git</text:span></text:span><text:span text:style-name="T18"> repository to our original repository.</text:span></text:p>
      <text:h text:style-name="P10" text:outline-level="4">RUN:</text:h>
      <text:p text:style-name="P26">cd hello</text:p>
      <text:p text:style-name="P22">git remote add shared ../hello.git</text:p>
      <text:h text:style-name="P14" text:outline-level="1"><text:soft-page-break/>48. Submitting changes</text:h>
      <text:list xml:id="list6339511759396203619" text:style-name="L50">
        <text:list-item>
          <text:p text:style-name="P72">To learn how to submit changes to the remote repository.</text:p>
        </text:list-item>
      </text:list>
      <text:p text:style-name="P89">Since clean repository, usually shared on any network server, we need to send our changes to other repositories. Start by creating a change to be sent. Edit the README file and do a commit</text:p>
      <text:h text:style-name="P3" text:outline-level="4"><text:span text:style-name="T36">FILE: </text:span><text:span text:style-name="Emphasis"><text:span text:style-name="T36">README</text:span></text:span></text:h>
      <text:p text:style-name="P26">This is the Hello World example from the git tutorial.</text:p>
      <text:p text:style-name="P22">(Changed in the original and pushed to shared)<text:span text:style-name="T48">RUN:</text:span></text:p>
      <text:p text:style-name="P26">git checkout master</text:p>
      <text:p text:style-name="P22">git add README</text:p>
      <text:p text:style-name="P22">git commit -m "Added shared comment to readme"</text:p>
      <text:p text:style-name="P89">Now send changes to the shared repository.<text:span text:style-name="T49">RUN:</text:span></text:p>
      <text:p text:style-name="P26">git push shared master</text:p>
      <text:p text:style-name="P1"><text:span text:style-name="Emphasis"><text:span text:style-name="T18">The common repository</text:span></text:span><text:span text:style-name="T18"> is receiving sent us the changes. (Remember, we added it as a remote repository in the previous lesson).</text:span></text:p>
      <text:h text:style-name="P10" text:outline-level="4">RESULT:</text:h>
      <text:p text:style-name="P26">$ git push shared master</text:p>
      <text:p text:style-name="P22">To ../hello.git</text:p>
      <text:p text:style-name="P24"><text:s text:c="3"/><text:span text:style-name="T47">2faa4ea..79f507c <text:s/>master -&gt; master</text:span></text:p>
      <text:p text:style-name="P1"><text:span text:style-name="Strong_20_Emphasis"><text:span text:style-name="T17">Note:</text:span></text:span><text:span text:style-name="T18"> We had to explicitly specify the master branch to submit changes. It can be configured automatically, but I always forget the command. For easy management of remote branches switch to «Git Remote Branch».</text:span></text:p>
      <text:h text:style-name="P14" text:outline-level="1">49. Removing common changes</text:h>
      <text:list xml:id="list1865129378444035505" text:style-name="L51">
        <text:list-item>
          <text:p text:style-name="P73">To learn how to extract changes from the common repository.</text:p>
        </text:list-item>
      </text:list>
      <text:p text:style-name="P89">Quickly switch to the cloned repository and extract the changes, just sent in a common repository.<text:span text:style-name="T49">RUN:</text:span></text:p>
      <text:p text:style-name="P26">cd ../cloned_hello</text:p>
      <text:p text:style-name="P1"><text:span text:style-name="Strong_20_Emphasis"><text:span text:style-name="T44">Note: We are now in the </text:span></text:span><text:span text:style-name="Strong_20_Emphasis"><text:span text:style-name="Emphasis"><text:span text:style-name="T44">cloned_hello</text:span></text:span></text:span><text:span text:style-name="Strong_20_Emphasis"><text:span text:style-name="T44"> repository.</text:span></text:span></text:p>
      <text:p text:style-name="P89">Continue with …<text:span text:style-name="T49">UN:</text:span></text:p>
      <text:p text:style-name="P26">git remote add shared ../hello.git</text:p>
      <text:p text:style-name="P22"><text:soft-page-break/>git branch --track shared master</text:p>
      <text:p text:style-name="P22">git pull</text:p>
      <text:p text:style-name="P22">cat README</text:p>
      <text:h text:style-name="P14" text:outline-level="1">50. Placing your git repository</text:h>
      <text:list xml:id="list2751217608473548762" text:style-name="L52">
        <text:list-item>
          <text:p text:style-name="P74">To learn how to configure git server for sharing repos.</text:p>
        </text:list-item>
      </text:list>
      <text:p text:style-name="P89">There are different ways to share git repository on the network. Here's the quickest way.</text:p>
      <text:h text:style-name="P6" text:outline-level="2"><text:span text:style-name="Emphasis"><text:span text:style-name="T7">01</text:span></text:span><text:span text:style-name="T17">Run git server</text:span><text:span text:style-name="T36">RUN:</text:span></text:h>
      <text:p text:style-name="P26"># (From the work directory)</text:p>
      <text:p text:style-name="P22">git daemon --verbose --export-all --base-path=.</text:p>
      <text:p text:style-name="P89">Now, go to your working directory in a separate terminal window.<text:span text:style-name="T49">RUN:</text:span></text:p>
      <text:p text:style-name="P26"># (From the work directory)</text:p>
      <text:p text:style-name="P22">git clone git://localhost/hello.git network_hello</text:p>
      <text:p text:style-name="P22">cd network_hello</text:p>
      <text:p text:style-name="P22">ls</text:p>
      <text:p text:style-name="P89">You will find a copy of the hello project. </text:p>
      <text:p text:style-name="P90">Sending to Git Daemon</text:p>
      <text:p text:style-name="P2"><text:span text:style-name="T18">If you want to move to the repository Git Daemon, add </text:span><text:span text:style-name="Source_20_Text"><text:span text:style-name="T31">--enable=receive-pack</text:span></text:span><text:span text:style-name="T18"> tag to git daemon command. Be attentive, this server does not perform authentication, so anyone can submit changes to your repository.</text:span></text:p>
      <text:h text:style-name="P14" text:outline-level="1"/>
      <text:h text:style-name="P14" text:outline-level="1">51. Sharing repositories</text:h>
      <text:list xml:id="list8030035979015251076" text:style-name="L53">
        <text:list-item>
          <text:p text:style-name="P75">To learn to share repositories via WIFI.</text:p>
        </text:list-item>
      </text:list>
      <text:p text:style-name="P92"><text:span text:style-name="T13">Chek, whether your neighbor runs a git daemon. Exchange your IP-addresses, then check whether you can extract changes from each other’s repo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Mangal1" svg:font-family="Mangal"/>
    <style:font-face style:name="OpenSymbol" svg:font-family="OpenSymbol"/>
    <style:font-face style:name="PT Sans" svg:font-family="'PT San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IN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ba Raju</meta:initial-creator>
    <meta:creation-date>2016-04-27T12:34:37.61</meta:creation-date>
    <dc:date>2016-04-28T11:58:32.16</dc:date>
    <dc:creator>Samba Raju</dc:creator>
    <meta:editing-duration>PT5H51M16S</meta:editing-duration>
    <meta:editing-cycles>109</meta:editing-cycles>
    <meta:generator>OpenOffice/4.1.2$Win32 OpenOffice.org_project/412m3$Build-9782</meta:generator>
    <meta:document-statistic meta:table-count="0" meta:image-count="0" meta:object-count="0" meta:page-count="64" meta:paragraph-count="1572" meta:word-count="11462" meta:character-count="68614"/>
  </office:meta>
</office:document-meta>
</file>